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752" calcext:value-type="float">
            <text:p>0,029752</text:p>
          </table:table-cell>
          <table:table-cell office:value-type="float" office:value="0.036736" calcext:value-type="float">
            <text:p>0,036736</text:p>
          </table:table-cell>
          <table:table-cell office:value-type="float" office:value="0.038512" calcext:value-type="float">
            <text:p>0,038512</text:p>
          </table:table-cell>
          <table:table-cell office:value-type="float" office:value="0.039669" calcext:value-type="float">
            <text:p>0,039669</text:p>
          </table:table-cell>
          <table:table-cell office:value-type="float" office:value="0.055579" calcext:value-type="float">
            <text:p>0,055579</text:p>
          </table:table-cell>
          <table:table-cell office:value-type="float" office:value="0.119174" calcext:value-type="float">
            <text:p>0,119174</text:p>
          </table:table-cell>
          <table:table-cell office:value-type="float" office:value="0.210331" calcext:value-type="float">
            <text:p>0,210331</text:p>
          </table:table-cell>
          <table:table-cell office:value-type="float" office:value="0.23814" calcext:value-type="float">
            <text:p>0,23814</text:p>
          </table:table-cell>
          <table:table-cell office:value-type="float" office:value="0.376488" calcext:value-type="float">
            <text:p>0,376488</text:p>
          </table:table-cell>
          <table:table-cell office:value-type="float" office:value="0.571653" calcext:value-type="float">
            <text:p>0,571653</text:p>
          </table:table-cell>
          <table:table-cell office:value-type="float" office:value="0.685331" calcext:value-type="float">
            <text:p>0,685331</text:p>
          </table:table-cell>
          <table:table-cell office:value-type="float" office:value="0.7" calcext:value-type="float">
            <text:p>0,7</text:p>
          </table:table-cell>
          <table:table-cell office:value-type="float" office:value="0.237161" calcext:value-type="float">
            <text:p>0,23716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07405" calcext:value-type="float">
            <text:p>0,07405</text:p>
          </table:table-cell>
          <table:table-cell office:value-type="float" office:value="0.194835" calcext:value-type="float">
            <text:p>0,194835</text:p>
          </table:table-cell>
          <table:table-cell office:value-type="float" office:value="0.235041" calcext:value-type="float">
            <text:p>0,235041</text:p>
          </table:table-cell>
          <table:table-cell office:value-type="float" office:value="0.312107" calcext:value-type="float">
            <text:p>0,312107</text:p>
          </table:table-cell>
          <table:table-cell office:value-type="float" office:value="0.419628" calcext:value-type="float">
            <text:p>0,419628</text:p>
          </table:table-cell>
          <table:table-cell office:value-type="float" office:value="0.548636" calcext:value-type="float">
            <text:p>0,548636</text:p>
          </table:table-cell>
          <table:table-cell office:value-type="float" office:value="0.610992" calcext:value-type="float">
            <text:p>0,610992</text:p>
          </table:table-cell>
          <table:table-cell office:value-type="float" office:value="0.673843" calcext:value-type="float">
            <text:p>0,673843</text:p>
          </table:table-cell>
          <table:table-cell office:value-type="float" office:value="0.699917" calcext:value-type="float">
            <text:p>0,699917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446905" calcext:value-type="float">
            <text:p>0,4469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9835" calcext:value-type="float">
            <text:p>0,019835</text:p>
          </table:table-cell>
          <table:table-cell office:value-type="float" office:value="0.05719" calcext:value-type="float">
            <text:p>0,05719</text:p>
          </table:table-cell>
          <table:table-cell office:value-type="float" office:value="0.18814" calcext:value-type="float">
            <text:p>0,18814</text:p>
          </table:table-cell>
          <table:table-cell office:value-type="float" office:value="0.274298" calcext:value-type="float">
            <text:p>0,274298</text:p>
          </table:table-cell>
          <table:table-cell office:value-type="float" office:value="0.409463" calcext:value-type="float">
            <text:p>0,409463</text:p>
          </table:table-cell>
          <table:table-cell office:value-type="float" office:value="0.545702" calcext:value-type="float">
            <text:p>0,545702</text:p>
          </table:table-cell>
          <table:table-cell office:value-type="float" office:value="0.602066" calcext:value-type="float">
            <text:p>0,602066</text:p>
          </table:table-cell>
          <table:table-cell office:value-type="float" office:value="0.654008" calcext:value-type="float">
            <text:p>0,654008</text:p>
          </table:table-cell>
          <table:table-cell office:value-type="float" office:value="0.69781" calcext:value-type="float">
            <text:p>0,69781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482868" calcext:value-type="float">
            <text:p>0,4828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3884" calcext:value-type="float">
            <text:p>0,033884</text:p>
          </table:table-cell>
          <table:table-cell office:value-type="float" office:value="0.143388" calcext:value-type="float">
            <text:p>0,143388</text:p>
          </table:table-cell>
          <table:table-cell office:value-type="float" office:value="0.337438" calcext:value-type="float">
            <text:p>0,337438</text:p>
          </table:table-cell>
          <table:table-cell office:value-type="float" office:value="0.487314" calcext:value-type="float">
            <text:p>0,487314</text:p>
          </table:table-cell>
          <table:table-cell office:value-type="float" office:value="0.593182" calcext:value-type="float">
            <text:p>0,593182</text:p>
          </table:table-cell>
          <table:table-cell office:value-type="float" office:value="0.632934" calcext:value-type="float">
            <text:p>0,632934</text:p>
          </table:table-cell>
          <table:table-cell office:value-type="float" office:value="0.676074" calcext:value-type="float">
            <text:p>0,676074</text:p>
          </table:table-cell>
          <table:table-cell office:value-type="float" office:value="0.698388" calcext:value-type="float">
            <text:p>0,69838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0041" calcext:value-type="float">
            <text:p>0,700041</text:p>
          </table:table-cell>
          <table:table-cell office:value-type="float" office:value="0.700826" calcext:value-type="float">
            <text:p>0,700826</text:p>
          </table:table-cell>
          <table:table-cell office:value-type="float" office:value="0.566876" calcext:value-type="float">
            <text:p>0,5668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175041" calcext:value-type="float">
            <text:p>0,175041</text:p>
          </table:table-cell>
          <table:table-cell office:value-type="float" office:value="0.387025" calcext:value-type="float">
            <text:p>0,387025</text:p>
          </table:table-cell>
          <table:table-cell office:value-type="float" office:value="0.549215" calcext:value-type="float">
            <text:p>0,549215</text:p>
          </table:table-cell>
          <table:table-cell office:value-type="float" office:value="0.607893" calcext:value-type="float">
            <text:p>0,607893</text:p>
          </table:table-cell>
          <table:table-cell office:value-type="float" office:value="0.655537" calcext:value-type="float">
            <text:p>0,655537</text:p>
          </table:table-cell>
          <table:table-cell office:value-type="float" office:value="0.688264" calcext:value-type="float">
            <text:p>0,688264</text:p>
          </table:table-cell>
          <table:table-cell office:value-type="float" office:value="0.699959" calcext:value-type="float">
            <text:p>0,699959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700083" calcext:value-type="float">
            <text:p>0,700083</text:p>
          </table:table-cell>
          <table:table-cell office:value-type="float" office:value="0.700826" calcext:value-type="float">
            <text:p>0,700826</text:p>
          </table:table-cell>
          <table:table-cell office:value-type="float" office:value="0.586302" calcext:value-type="float">
            <text:p>0,5863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301364" calcext:value-type="float">
            <text:p>0,301364</text:p>
          </table:table-cell>
          <table:table-cell office:value-type="float" office:value="0.526488" calcext:value-type="float">
            <text:p>0,526488</text:p>
          </table:table-cell>
          <table:table-cell office:value-type="float" office:value="0.605083" calcext:value-type="float">
            <text:p>0,605083</text:p>
          </table:table-cell>
          <table:table-cell office:value-type="float" office:value="0.649008" calcext:value-type="float">
            <text:p>0,649008</text:p>
          </table:table-cell>
          <table:table-cell office:value-type="float" office:value="0.680041" calcext:value-type="float">
            <text:p>0,680041</text:p>
          </table:table-cell>
          <table:table-cell office:value-type="float" office:value="0.697479" calcext:value-type="float">
            <text:p>0,697479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0083" calcext:value-type="float">
            <text:p>0,700083</text:p>
          </table:table-cell>
          <table:table-cell office:value-type="float" office:value="0.700826" calcext:value-type="float">
            <text:p>0,700826</text:p>
          </table:table-cell>
          <table:table-cell office:value-type="float" office:value="0.625955" calcext:value-type="float">
            <text:p>0,62595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214669" calcext:value-type="float">
            <text:p>0,214669</text:p>
          </table:table-cell>
          <table:table-cell office:value-type="float" office:value="0.520496" calcext:value-type="float">
            <text:p>0,520496</text:p>
          </table:table-cell>
          <table:table-cell office:value-type="float" office:value="0.618926" calcext:value-type="float">
            <text:p>0,618926</text:p>
          </table:table-cell>
          <table:table-cell office:value-type="float" office:value="0.659504" calcext:value-type="float">
            <text:p>0,659504</text:p>
          </table:table-cell>
          <table:table-cell office:value-type="float" office:value="0.684132" calcext:value-type="float">
            <text:p>0,684132</text:p>
          </table:table-cell>
          <table:table-cell office:value-type="float" office:value="0.698595" calcext:value-type="float">
            <text:p>0,698595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1033" calcext:value-type="float">
            <text:p>0,701033</text:p>
          </table:table-cell>
          <table:table-cell office:value-type="float" office:value="0.71405" calcext:value-type="float">
            <text:p>0,71405</text:p>
          </table:table-cell>
          <table:table-cell office:value-type="float" office:value="0.619736" calcext:value-type="float">
            <text:p>0,6197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267066" calcext:value-type="float">
            <text:p>0,267066</text:p>
          </table:table-cell>
          <table:table-cell office:value-type="float" office:value="0.540702" calcext:value-type="float">
            <text:p>0,540702</text:p>
          </table:table-cell>
          <table:table-cell office:value-type="float" office:value="0.630579" calcext:value-type="float">
            <text:p>0,630579</text:p>
          </table:table-cell>
          <table:table-cell office:value-type="float" office:value="0.672438" calcext:value-type="float">
            <text:p>0,672438</text:p>
          </table:table-cell>
          <table:table-cell office:value-type="float" office:value="0.692521" calcext:value-type="float">
            <text:p>0,692521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413" calcext:value-type="float">
            <text:p>0,700413</text:p>
          </table:table-cell>
          <table:table-cell office:value-type="float" office:value="0.702479" calcext:value-type="float">
            <text:p>0,702479</text:p>
          </table:table-cell>
          <table:table-cell office:value-type="float" office:value="0.630372" calcext:value-type="float">
            <text:p>0,63037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1405" calcext:value-type="float">
            <text:p>0,031405</text:p>
          </table:table-cell>
          <table:table-cell office:value-type="float" office:value="0.27219" calcext:value-type="float">
            <text:p>0,27219</text:p>
          </table:table-cell>
          <table:table-cell office:value-type="float" office:value="0.574628" calcext:value-type="float">
            <text:p>0,574628</text:p>
          </table:table-cell>
          <table:table-cell office:value-type="float" office:value="0.655909" calcext:value-type="float">
            <text:p>0,655909</text:p>
          </table:table-cell>
          <table:table-cell office:value-type="float" office:value="0.681488" calcext:value-type="float">
            <text:p>0,681488</text:p>
          </table:table-cell>
          <table:table-cell office:value-type="float" office:value="0.697438" calcext:value-type="float">
            <text:p>0,697438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413" calcext:value-type="float">
            <text:p>0,700413</text:p>
          </table:table-cell>
          <table:table-cell office:value-type="float" office:value="0.702479" calcext:value-type="float">
            <text:p>0,702479</text:p>
          </table:table-cell>
          <table:table-cell office:value-type="float" office:value="0.638207" calcext:value-type="float">
            <text:p>0,6382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876" calcext:value-type="float">
            <text:p>0,04876</text:p>
          </table:table-cell>
          <table:table-cell office:value-type="float" office:value="0.381694" calcext:value-type="float">
            <text:p>0,381694</text:p>
          </table:table-cell>
          <table:table-cell office:value-type="float" office:value="0.627314" calcext:value-type="float">
            <text:p>0,627314</text:p>
          </table:table-cell>
          <table:table-cell office:value-type="float" office:value="0.671405" calcext:value-type="float">
            <text:p>0,671405</text:p>
          </table:table-cell>
          <table:table-cell office:value-type="float" office:value="0.689752" calcext:value-type="float">
            <text:p>0,689752</text:p>
          </table:table-cell>
          <table:table-cell office:value-type="float" office:value="0.699752" calcext:value-type="float">
            <text:p>0,699752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62" calcext:value-type="float">
            <text:p>0,70062</text:p>
          </table:table-cell>
          <table:table-cell office:value-type="float" office:value="0.702479" calcext:value-type="float">
            <text:p>0,702479</text:p>
          </table:table-cell>
          <table:table-cell office:value-type="float" office:value="0.657054" calcext:value-type="float">
            <text:p>0,65705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360537" calcext:value-type="float">
            <text:p>0,360537</text:p>
          </table:table-cell>
          <table:table-cell office:value-type="float" office:value="0.599835" calcext:value-type="float">
            <text:p>0,599835</text:p>
          </table:table-cell>
          <table:table-cell office:value-type="float" office:value="0.664711" calcext:value-type="float">
            <text:p>0,664711</text:p>
          </table:table-cell>
          <table:table-cell office:value-type="float" office:value="0.689669" calcext:value-type="float">
            <text:p>0,689669</text:p>
          </table:table-cell>
          <table:table-cell office:value-type="float" office:value="0.699339" calcext:value-type="float">
            <text:p>0,699339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702" calcext:value-type="float">
            <text:p>0,700702</text:p>
          </table:table-cell>
          <table:table-cell office:value-type="float" office:value="0.702479" calcext:value-type="float">
            <text:p>0,702479</text:p>
          </table:table-cell>
          <table:table-cell office:value-type="float" office:value="0.651479" calcext:value-type="float">
            <text:p>0,65147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8017" calcext:value-type="float">
            <text:p>0,038017</text:p>
          </table:table-cell>
          <table:table-cell office:value-type="float" office:value="0.418182" calcext:value-type="float">
            <text:p>0,418182</text:p>
          </table:table-cell>
          <table:table-cell office:value-type="float" office:value="0.638719" calcext:value-type="float">
            <text:p>0,638719</text:p>
          </table:table-cell>
          <table:table-cell office:value-type="float" office:value="0.685992" calcext:value-type="float">
            <text:p>0,685992</text:p>
          </table:table-cell>
          <table:table-cell office:value-type="float" office:value="0.698884" calcext:value-type="float">
            <text:p>0,698884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826" calcext:value-type="float">
            <text:p>0,700826</text:p>
          </table:table-cell>
          <table:table-cell office:value-type="float" office:value="0.702479" calcext:value-type="float">
            <text:p>0,702479</text:p>
          </table:table-cell>
          <table:table-cell office:value-type="float" office:value="0.66426" calcext:value-type="float">
            <text:p>0,664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22314" calcext:value-type="float">
            <text:p>0,222314</text:p>
          </table:table-cell>
          <table:table-cell office:value-type="float" office:value="0.450041" calcext:value-type="float">
            <text:p>0,450041</text:p>
          </table:table-cell>
          <table:table-cell office:value-type="float" office:value="0.656529" calcext:value-type="float">
            <text:p>0,656529</text:p>
          </table:table-cell>
          <table:table-cell office:value-type="float" office:value="0.689917" calcext:value-type="float">
            <text:p>0,689917</text:p>
          </table:table-cell>
          <table:table-cell office:value-type="float" office:value="0.699711" calcext:value-type="float">
            <text:p>0,699711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744" calcext:value-type="float">
            <text:p>0,700744</text:p>
          </table:table-cell>
          <table:table-cell office:value-type="float" office:value="0.702479" calcext:value-type="float">
            <text:p>0,702479</text:p>
          </table:table-cell>
          <table:table-cell office:value-type="float" office:value="0.669694" calcext:value-type="float">
            <text:p>0,6696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5041" calcext:value-type="float">
            <text:p>0,395041</text:p>
          </table:table-cell>
          <table:table-cell office:value-type="float" office:value="0.55781" calcext:value-type="float">
            <text:p>0,55781</text:p>
          </table:table-cell>
          <table:table-cell office:value-type="float" office:value="0.671116" calcext:value-type="float">
            <text:p>0,671116</text:p>
          </table:table-cell>
          <table:table-cell office:value-type="float" office:value="0.693967" calcext:value-type="float">
            <text:p>0,69396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579" calcext:value-type="float">
            <text:p>0,700579</text:p>
          </table:table-cell>
          <table:table-cell office:value-type="float" office:value="0.703306" calcext:value-type="float">
            <text:p>0,703306</text:p>
          </table:table-cell>
          <table:table-cell office:value-type="float" office:value="0.682347" calcext:value-type="float">
            <text:p>0,68234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22314" calcext:value-type="float">
            <text:p>0,222314</text:p>
          </table:table-cell>
          <table:table-cell office:value-type="float" office:value="0.553802" calcext:value-type="float">
            <text:p>0,553802</text:p>
          </table:table-cell>
          <table:table-cell office:value-type="float" office:value="0.679504" calcext:value-type="float">
            <text:p>0,679504</text:p>
          </table:table-cell>
          <table:table-cell office:value-type="float" office:value="0.695909" calcext:value-type="float">
            <text:p>0,695909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413" calcext:value-type="float">
            <text:p>0,700413</text:p>
          </table:table-cell>
          <table:table-cell office:value-type="float" office:value="0.703306" calcext:value-type="float">
            <text:p>0,703306</text:p>
          </table:table-cell>
          <table:table-cell office:value-type="float" office:value="0.682963" calcext:value-type="float">
            <text:p>0,68296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8347" calcext:value-type="float">
            <text:p>0,098347</text:p>
          </table:table-cell>
          <table:table-cell office:value-type="float" office:value="0.562438" calcext:value-type="float">
            <text:p>0,562438</text:p>
          </table:table-cell>
          <table:table-cell office:value-type="float" office:value="0.678264" calcext:value-type="float">
            <text:p>0,678264</text:p>
          </table:table-cell>
          <table:table-cell office:value-type="float" office:value="0.698843" calcext:value-type="float">
            <text:p>0,69884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744" calcext:value-type="float">
            <text:p>0,700744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4029" calcext:value-type="float">
            <text:p>0,6840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2314" calcext:value-type="float">
            <text:p>0,222314</text:p>
          </table:table-cell>
          <table:table-cell office:value-type="float" office:value="0.572273" calcext:value-type="float">
            <text:p>0,572273</text:p>
          </table:table-cell>
          <table:table-cell office:value-type="float" office:value="0.685661" calcext:value-type="float">
            <text:p>0,685661</text:p>
          </table:table-cell>
          <table:table-cell office:value-type="float" office:value="0.699628" calcext:value-type="float">
            <text:p>0,69962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074" calcext:value-type="float">
            <text:p>0,701074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5864" calcext:value-type="float">
            <text:p>0,6858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9669" calcext:value-type="float">
            <text:p>0,039669</text:p>
          </table:table-cell>
          <table:table-cell office:value-type="float" office:value="0.516942" calcext:value-type="float">
            <text:p>0,516942</text:p>
          </table:table-cell>
          <table:table-cell office:value-type="float" office:value="0.687066" calcext:value-type="float">
            <text:p>0,687066</text:p>
          </table:table-cell>
          <table:table-cell office:value-type="float" office:value="0.69814" calcext:value-type="float">
            <text:p>0,6981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785" calcext:value-type="float">
            <text:p>0,700785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0293" calcext:value-type="float">
            <text:p>0,68029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47107" calcext:value-type="float">
            <text:p>0,447107</text:p>
          </table:table-cell>
          <table:table-cell office:value-type="float" office:value="0.607397" calcext:value-type="float">
            <text:p>0,607397</text:p>
          </table:table-cell>
          <table:table-cell office:value-type="float" office:value="0.688719" calcext:value-type="float">
            <text:p>0,688719</text:p>
          </table:table-cell>
          <table:table-cell office:value-type="float" office:value="0.698264" calcext:value-type="float">
            <text:p>0,69826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826" calcext:value-type="float">
            <text:p>0,700826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9521" calcext:value-type="float">
            <text:p>0,68952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9339" calcext:value-type="float">
            <text:p>0,079339</text:p>
          </table:table-cell>
          <table:table-cell office:value-type="float" office:value="0.535413" calcext:value-type="float">
            <text:p>0,535413</text:p>
          </table:table-cell>
          <table:table-cell office:value-type="float" office:value="0.69343" calcext:value-type="float">
            <text:p>0,69343</text:p>
          </table:table-cell>
          <table:table-cell office:value-type="float" office:value="0.699628" calcext:value-type="float">
            <text:p>0,69962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785" calcext:value-type="float">
            <text:p>0,700785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2926" calcext:value-type="float">
            <text:p>0,68292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9669" calcext:value-type="float">
            <text:p>0,039669</text:p>
          </table:table-cell>
          <table:table-cell office:value-type="float" office:value="0.564256" calcext:value-type="float">
            <text:p>0,564256</text:p>
          </table:table-cell>
          <table:table-cell office:value-type="float" office:value="0.692893" calcext:value-type="float">
            <text:p>0,69289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5814" calcext:value-type="float">
            <text:p>0,6858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9669" calcext:value-type="float">
            <text:p>0,039669</text:p>
          </table:table-cell>
          <table:table-cell office:value-type="float" office:value="0.550909" calcext:value-type="float">
            <text:p>0,550909</text:p>
          </table:table-cell>
          <table:table-cell office:value-type="float" office:value="0.681818" calcext:value-type="float">
            <text:p>0,681818</text:p>
          </table:table-cell>
          <table:table-cell office:value-type="float" office:value="0.69938" calcext:value-type="float">
            <text:p>0,6993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446" calcext:value-type="float">
            <text:p>0,701446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3355" calcext:value-type="float">
            <text:p>0,68335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7934" calcext:value-type="float">
            <text:p>0,147934</text:p>
          </table:table-cell>
          <table:table-cell office:value-type="float" office:value="0.620455" calcext:value-type="float">
            <text:p>0,620455</text:p>
          </table:table-cell>
          <table:table-cell office:value-type="float" office:value="0.691612" calcext:value-type="float">
            <text:p>0,691612</text:p>
          </table:table-cell>
          <table:table-cell office:value-type="float" office:value="0.699711" calcext:value-type="float">
            <text:p>0,69971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074" calcext:value-type="float">
            <text:p>0,701074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91285" calcext:value-type="float">
            <text:p>0,69128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28099" calcext:value-type="float">
            <text:p>0,528099</text:p>
          </table:table-cell>
          <table:table-cell office:value-type="float" office:value="0.637066" calcext:value-type="float">
            <text:p>0,637066</text:p>
          </table:table-cell>
          <table:table-cell office:value-type="float" office:value="0.684256" calcext:value-type="float">
            <text:p>0,684256</text:p>
          </table:table-cell>
          <table:table-cell office:value-type="float" office:value="0.699215" calcext:value-type="float">
            <text:p>0,69921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653" calcext:value-type="float">
            <text:p>0,701653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92219" calcext:value-type="float">
            <text:p>0,69221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9669" calcext:value-type="float">
            <text:p>0,039669</text:p>
          </table:table-cell>
          <table:table-cell office:value-type="float" office:value="0.596653" calcext:value-type="float">
            <text:p>0,596653</text:p>
          </table:table-cell>
          <table:table-cell office:value-type="float" office:value="0.688058" calcext:value-type="float">
            <text:p>0,688058</text:p>
          </table:table-cell>
          <table:table-cell office:value-type="float" office:value="0.699711" calcext:value-type="float">
            <text:p>0,69971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231" calcext:value-type="float">
            <text:p>0,702231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8665" calcext:value-type="float">
            <text:p>0,6886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9669" calcext:value-type="float">
            <text:p>0,039669</text:p>
          </table:table-cell>
          <table:table-cell office:value-type="float" office:value="0.565537" calcext:value-type="float">
            <text:p>0,565537</text:p>
          </table:table-cell>
          <table:table-cell office:value-type="float" office:value="0.670537" calcext:value-type="float">
            <text:p>0,670537</text:p>
          </table:table-cell>
          <table:table-cell office:value-type="float" office:value="0.696942" calcext:value-type="float">
            <text:p>0,69694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57" calcext:value-type="float">
            <text:p>0,70157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3459" calcext:value-type="float">
            <text:p>0,68345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97521" calcext:value-type="float">
            <text:p>0,197521</text:p>
          </table:table-cell>
          <table:table-cell office:value-type="float" office:value="0.563306" calcext:value-type="float">
            <text:p>0,563306</text:p>
          </table:table-cell>
          <table:table-cell office:value-type="float" office:value="0.670579" calcext:value-type="float">
            <text:p>0,670579</text:p>
          </table:table-cell>
          <table:table-cell office:value-type="float" office:value="0.693802" calcext:value-type="float">
            <text:p>0,69380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107" calcext:value-type="float">
            <text:p>0,702107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2979" calcext:value-type="float">
            <text:p>0,68297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82645" calcext:value-type="float">
            <text:p>0,382645</text:p>
          </table:table-cell>
          <table:table-cell office:value-type="float" office:value="0.58157" calcext:value-type="float">
            <text:p>0,58157</text:p>
          </table:table-cell>
          <table:table-cell office:value-type="float" office:value="0.671074" calcext:value-type="float">
            <text:p>0,671074</text:p>
          </table:table-cell>
          <table:table-cell office:value-type="float" office:value="0.694008" calcext:value-type="float">
            <text:p>0,694008</text:p>
          </table:table-cell>
          <table:table-cell office:value-type="float" office:value="0.699959" calcext:value-type="float">
            <text:p>0,699959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2149" calcext:value-type="float">
            <text:p>0,702149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4876" calcext:value-type="float">
            <text:p>0,68487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5124" calcext:value-type="float">
            <text:p>0,25124</text:p>
          </table:table-cell>
          <table:table-cell office:value-type="float" office:value="0.594628" calcext:value-type="float">
            <text:p>0,594628</text:p>
          </table:table-cell>
          <table:table-cell office:value-type="float" office:value="0.682397" calcext:value-type="float">
            <text:p>0,682397</text:p>
          </table:table-cell>
          <table:table-cell office:value-type="float" office:value="0.698802" calcext:value-type="float">
            <text:p>0,69880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686" calcext:value-type="float">
            <text:p>0,702686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7851" calcext:value-type="float">
            <text:p>0,68785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23967" calcext:value-type="float">
            <text:p>0,323967</text:p>
          </table:table-cell>
          <table:table-cell office:value-type="float" office:value="0.604917" calcext:value-type="float">
            <text:p>0,604917</text:p>
          </table:table-cell>
          <table:table-cell office:value-type="float" office:value="0.681364" calcext:value-type="float">
            <text:p>0,681364</text:p>
          </table:table-cell>
          <table:table-cell office:value-type="float" office:value="0.69843" calcext:value-type="float">
            <text:p>0,6984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653" calcext:value-type="float">
            <text:p>0,701653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8636" calcext:value-type="float">
            <text:p>0,68863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4545" calcext:value-type="float">
            <text:p>0,054545</text:p>
          </table:table-cell>
          <table:table-cell office:value-type="float" office:value="0.508347" calcext:value-type="float">
            <text:p>0,508347</text:p>
          </table:table-cell>
          <table:table-cell office:value-type="float" office:value="0.669876" calcext:value-type="float">
            <text:p>0,669876</text:p>
          </table:table-cell>
          <table:table-cell office:value-type="float" office:value="0.693554" calcext:value-type="float">
            <text:p>0,693554</text:p>
          </table:table-cell>
          <table:table-cell office:value-type="float" office:value="0.699959" calcext:value-type="float">
            <text:p>0,699959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1405" calcext:value-type="float">
            <text:p>0,701405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77314" calcext:value-type="float">
            <text:p>0,67731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87603" calcext:value-type="float">
            <text:p>0,387603</text:p>
          </table:table-cell>
          <table:table-cell office:value-type="float" office:value="0.59938" calcext:value-type="float">
            <text:p>0,59938</text:p>
          </table:table-cell>
          <table:table-cell office:value-type="float" office:value="0.679587" calcext:value-type="float">
            <text:p>0,679587</text:p>
          </table:table-cell>
          <table:table-cell office:value-type="float" office:value="0.695744" calcext:value-type="float">
            <text:p>0,69574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157" calcext:value-type="float">
            <text:p>0,701157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87587" calcext:value-type="float">
            <text:p>0,68758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9669" calcext:value-type="float">
            <text:p>0,039669</text:p>
          </table:table-cell>
          <table:table-cell office:value-type="float" office:value="0.505248" calcext:value-type="float">
            <text:p>0,505248</text:p>
          </table:table-cell>
          <table:table-cell office:value-type="float" office:value="0.672025" calcext:value-type="float">
            <text:p>0,672025</text:p>
          </table:table-cell>
          <table:table-cell office:value-type="float" office:value="0.694339" calcext:value-type="float">
            <text:p>0,694339</text:p>
          </table:table-cell>
          <table:table-cell office:value-type="float" office:value="0.699835" calcext:value-type="float">
            <text:p>0,699835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95" calcext:value-type="float">
            <text:p>0,70095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7724" calcext:value-type="float">
            <text:p>0,677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8843" calcext:value-type="float">
            <text:p>0,08843</text:p>
          </table:table-cell>
          <table:table-cell office:value-type="float" office:value="0.447355" calcext:value-type="float">
            <text:p>0,447355</text:p>
          </table:table-cell>
          <table:table-cell office:value-type="float" office:value="0.673347" calcext:value-type="float">
            <text:p>0,673347</text:p>
          </table:table-cell>
          <table:table-cell office:value-type="float" office:value="0.693678" calcext:value-type="float">
            <text:p>0,693678</text:p>
          </table:table-cell>
          <table:table-cell office:value-type="float" office:value="0.699587" calcext:value-type="float">
            <text:p>0,699587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95" calcext:value-type="float">
            <text:p>0,70095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71492" calcext:value-type="float">
            <text:p>0,67149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9669" calcext:value-type="float">
            <text:p>0,039669</text:p>
          </table:table-cell>
          <table:table-cell office:value-type="float" office:value="0.491612" calcext:value-type="float">
            <text:p>0,491612</text:p>
          </table:table-cell>
          <table:table-cell office:value-type="float" office:value="0.673678" calcext:value-type="float">
            <text:p>0,673678</text:p>
          </table:table-cell>
          <table:table-cell office:value-type="float" office:value="0.693512" calcext:value-type="float">
            <text:p>0,693512</text:p>
          </table:table-cell>
          <table:table-cell office:value-type="float" office:value="0.699959" calcext:value-type="float">
            <text:p>0,699959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95" calcext:value-type="float">
            <text:p>0,70095</text:p>
          </table:table-cell>
          <table:table-cell office:value-type="float" office:value="0.706612" calcext:value-type="float">
            <text:p>0,706612</text:p>
          </table:table-cell>
          <table:table-cell office:value-type="float" office:value="0.675971" calcext:value-type="float">
            <text:p>0,67597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3719" calcext:value-type="float">
            <text:p>0,23719</text:p>
          </table:table-cell>
          <table:table-cell office:value-type="float" office:value="0.558471" calcext:value-type="float">
            <text:p>0,558471</text:p>
          </table:table-cell>
          <table:table-cell office:value-type="float" office:value="0.686281" calcext:value-type="float">
            <text:p>0,686281</text:p>
          </table:table-cell>
          <table:table-cell office:value-type="float" office:value="0.699752" calcext:value-type="float">
            <text:p>0,69975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322" calcext:value-type="float">
            <text:p>0,701322</text:p>
          </table:table-cell>
          <table:table-cell office:value-type="float" office:value="0.707438" calcext:value-type="float">
            <text:p>0,707438</text:p>
          </table:table-cell>
          <table:table-cell office:value-type="float" office:value="0.684583" calcext:value-type="float">
            <text:p>0,68458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6033" calcext:value-type="float">
            <text:p>0,076033</text:p>
          </table:table-cell>
          <table:table-cell office:value-type="float" office:value="0.557521" calcext:value-type="float">
            <text:p>0,557521</text:p>
          </table:table-cell>
          <table:table-cell office:value-type="float" office:value="0.691074" calcext:value-type="float">
            <text:p>0,691074</text:p>
          </table:table-cell>
          <table:table-cell office:value-type="float" office:value="0.699835" calcext:value-type="float">
            <text:p>0,69983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818" calcext:value-type="float">
            <text:p>0,701818</text:p>
          </table:table-cell>
          <table:table-cell office:value-type="float" office:value="0.708264" calcext:value-type="float">
            <text:p>0,708264</text:p>
          </table:table-cell>
          <table:table-cell office:value-type="float" office:value="0.685025" calcext:value-type="float">
            <text:p>0,68502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73554" calcext:value-type="float">
            <text:p>0,173554</text:p>
          </table:table-cell>
          <table:table-cell office:value-type="float" office:value="0.612934" calcext:value-type="float">
            <text:p>0,612934</text:p>
          </table:table-cell>
          <table:table-cell office:value-type="float" office:value="0.694132" calcext:value-type="float">
            <text:p>0,694132</text:p>
          </table:table-cell>
          <table:table-cell office:value-type="float" office:value="0.699876" calcext:value-type="float">
            <text:p>0,69987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694" calcext:value-type="float">
            <text:p>0,701694</text:p>
          </table:table-cell>
          <table:table-cell office:value-type="float" office:value="0.708264" calcext:value-type="float">
            <text:p>0,708264</text:p>
          </table:table-cell>
          <table:table-cell office:value-type="float" office:value="0.690864" calcext:value-type="float">
            <text:p>0,69086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61157" calcext:value-type="float">
            <text:p>0,461157</text:p>
          </table:table-cell>
          <table:table-cell office:value-type="float" office:value="0.641157" calcext:value-type="float">
            <text:p>0,641157</text:p>
          </table:table-cell>
          <table:table-cell office:value-type="float" office:value="0.695744" calcext:value-type="float">
            <text:p>0,69574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686" calcext:value-type="float">
            <text:p>0,702686</text:p>
          </table:table-cell>
          <table:table-cell office:value-type="float" office:value="0.709917" calcext:value-type="float">
            <text:p>0,709917</text:p>
          </table:table-cell>
          <table:table-cell office:value-type="float" office:value="0.693959" calcext:value-type="float">
            <text:p>0,69395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58678" calcext:value-type="float">
            <text:p>0,158678</text:p>
          </table:table-cell>
          <table:table-cell office:value-type="float" office:value="0.579669" calcext:value-type="float">
            <text:p>0,579669</text:p>
          </table:table-cell>
          <table:table-cell office:value-type="float" office:value="0.693017" calcext:value-type="float">
            <text:p>0,693017</text:p>
          </table:table-cell>
          <table:table-cell office:value-type="float" office:value="0.699959" calcext:value-type="float">
            <text:p>0,699959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521" calcext:value-type="float">
            <text:p>0,702521</text:p>
          </table:table-cell>
          <table:table-cell office:value-type="float" office:value="0.714876" calcext:value-type="float">
            <text:p>0,714876</text:p>
          </table:table-cell>
          <table:table-cell office:value-type="float" office:value="0.687517" calcext:value-type="float">
            <text:p>0,68751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19835" calcext:value-type="float">
            <text:p>0,319835</text:p>
          </table:table-cell>
          <table:table-cell office:value-type="float" office:value="0.61" calcext:value-type="float">
            <text:p>0,61</text:p>
          </table:table-cell>
          <table:table-cell office:value-type="float" office:value="0.692397" calcext:value-type="float">
            <text:p>0,69239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686" calcext:value-type="float">
            <text:p>0,702686</text:p>
          </table:table-cell>
          <table:table-cell office:value-type="float" office:value="0.714876" calcext:value-type="float">
            <text:p>0,714876</text:p>
          </table:table-cell>
          <table:table-cell office:value-type="float" office:value="0.690508" calcext:value-type="float">
            <text:p>0,69050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68595" calcext:value-type="float">
            <text:p>0,468595</text:p>
          </table:table-cell>
          <table:table-cell office:value-type="float" office:value="0.645331" calcext:value-type="float">
            <text:p>0,645331</text:p>
          </table:table-cell>
          <table:table-cell office:value-type="float" office:value="0.699008" calcext:value-type="float">
            <text:p>0,69900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851" calcext:value-type="float">
            <text:p>0,702851</text:p>
          </table:table-cell>
          <table:table-cell office:value-type="float" office:value="0.714876" calcext:value-type="float">
            <text:p>0,714876</text:p>
          </table:table-cell>
          <table:table-cell office:value-type="float" office:value="0.694719" calcext:value-type="float">
            <text:p>0,69471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99174" calcext:value-type="float">
            <text:p>0,599174</text:p>
          </table:table-cell>
          <table:table-cell office:value-type="float" office:value="0.665455" calcext:value-type="float">
            <text:p>0,665455</text:p>
          </table:table-cell>
          <table:table-cell office:value-type="float" office:value="0.699132" calcext:value-type="float">
            <text:p>0,69913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975" calcext:value-type="float">
            <text:p>0,702975</text:p>
          </table:table-cell>
          <table:table-cell office:value-type="float" office:value="0.714876" calcext:value-type="float">
            <text:p>0,714876</text:p>
          </table:table-cell>
          <table:table-cell office:value-type="float" office:value="0.696756" calcext:value-type="float">
            <text:p>0,69675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7934" calcext:value-type="float">
            <text:p>0,147934</text:p>
          </table:table-cell>
          <table:table-cell office:value-type="float" office:value="0.634174" calcext:value-type="float">
            <text:p>0,634174</text:p>
          </table:table-cell>
          <table:table-cell office:value-type="float" office:value="0.69719" calcext:value-type="float">
            <text:p>0,6971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562" calcext:value-type="float">
            <text:p>0,702562</text:p>
          </table:table-cell>
          <table:table-cell office:value-type="float" office:value="0.715702" calcext:value-type="float">
            <text:p>0,715702</text:p>
          </table:table-cell>
          <table:table-cell office:value-type="float" office:value="0.693393" calcext:value-type="float">
            <text:p>0,69339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19835" calcext:value-type="float">
            <text:p>0,619835</text:p>
          </table:table-cell>
          <table:table-cell office:value-type="float" office:value="0.671983" calcext:value-type="float">
            <text:p>0,671983</text:p>
          </table:table-cell>
          <table:table-cell office:value-type="float" office:value="0.697149" calcext:value-type="float">
            <text:p>0,69714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678" calcext:value-type="float">
            <text:p>0,703678</text:p>
          </table:table-cell>
          <table:table-cell office:value-type="float" office:value="0.715702" calcext:value-type="float">
            <text:p>0,715702</text:p>
          </table:table-cell>
          <table:table-cell office:value-type="float" office:value="0.697281" calcext:value-type="float">
            <text:p>0,69728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04959" calcext:value-type="float">
            <text:p>0,604959</text:p>
          </table:table-cell>
          <table:table-cell office:value-type="float" office:value="0.673595" calcext:value-type="float">
            <text:p>0,673595</text:p>
          </table:table-cell>
          <table:table-cell office:value-type="float" office:value="0.697314" calcext:value-type="float">
            <text:p>0,69731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603" calcext:value-type="float">
            <text:p>0,702603</text:p>
          </table:table-cell>
          <table:table-cell office:value-type="float" office:value="0.715702" calcext:value-type="float">
            <text:p>0,715702</text:p>
          </table:table-cell>
          <table:table-cell office:value-type="float" office:value="0.697351" calcext:value-type="float">
            <text:p>0,69735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15702" calcext:value-type="float">
            <text:p>0,415702</text:p>
          </table:table-cell>
          <table:table-cell office:value-type="float" office:value="0.655165" calcext:value-type="float">
            <text:p>0,655165</text:p>
          </table:table-cell>
          <table:table-cell office:value-type="float" office:value="0.695785" calcext:value-type="float">
            <text:p>0,69578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314" calcext:value-type="float">
            <text:p>0,702314</text:p>
          </table:table-cell>
          <table:table-cell office:value-type="float" office:value="0.715702" calcext:value-type="float">
            <text:p>0,715702</text:p>
          </table:table-cell>
          <table:table-cell office:value-type="float" office:value="0.695326" calcext:value-type="float">
            <text:p>0,69532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15702" calcext:value-type="float">
            <text:p>0,415702</text:p>
          </table:table-cell>
          <table:table-cell office:value-type="float" office:value="0.625372" calcext:value-type="float">
            <text:p>0,625372</text:p>
          </table:table-cell>
          <table:table-cell office:value-type="float" office:value="0.690124" calcext:value-type="float">
            <text:p>0,690124</text:p>
          </table:table-cell>
          <table:table-cell office:value-type="float" office:value="0.699876" calcext:value-type="float">
            <text:p>0,69987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777" calcext:value-type="float">
            <text:p>0,701777</text:p>
          </table:table-cell>
          <table:table-cell office:value-type="float" office:value="0.715702" calcext:value-type="float">
            <text:p>0,715702</text:p>
          </table:table-cell>
          <table:table-cell office:value-type="float" office:value="0.691715" calcext:value-type="float">
            <text:p>0,69171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27273" calcext:value-type="float">
            <text:p>0,427273</text:p>
          </table:table-cell>
          <table:table-cell office:value-type="float" office:value="0.635909" calcext:value-type="float">
            <text:p>0,635909</text:p>
          </table:table-cell>
          <table:table-cell office:value-type="float" office:value="0.693884" calcext:value-type="float">
            <text:p>0,69388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091" calcext:value-type="float">
            <text:p>0,704091</text:p>
          </table:table-cell>
          <table:table-cell office:value-type="float" office:value="0.715702" calcext:value-type="float">
            <text:p>0,715702</text:p>
          </table:table-cell>
          <table:table-cell office:value-type="float" office:value="0.693388" calcext:value-type="float">
            <text:p>0,69338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02479" calcext:value-type="float">
            <text:p>0,202479</text:p>
          </table:table-cell>
          <table:table-cell office:value-type="float" office:value="0.610165" calcext:value-type="float">
            <text:p>0,610165</text:p>
          </table:table-cell>
          <table:table-cell office:value-type="float" office:value="0.696612" calcext:value-type="float">
            <text:p>0,69661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463" calcext:value-type="float">
            <text:p>0,704463</text:p>
          </table:table-cell>
          <table:table-cell office:value-type="float" office:value="0.715702" calcext:value-type="float">
            <text:p>0,715702</text:p>
          </table:table-cell>
          <table:table-cell office:value-type="float" office:value="0.691124" calcext:value-type="float">
            <text:p>0,69112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49587" calcext:value-type="float">
            <text:p>0,449587</text:p>
          </table:table-cell>
          <table:table-cell office:value-type="float" office:value="0.637273" calcext:value-type="float">
            <text:p>0,637273</text:p>
          </table:table-cell>
          <table:table-cell office:value-type="float" office:value="0.697355" calcext:value-type="float">
            <text:p>0,69735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479" calcext:value-type="float">
            <text:p>0,702479</text:p>
          </table:table-cell>
          <table:table-cell office:value-type="float" office:value="0.715702" calcext:value-type="float">
            <text:p>0,715702</text:p>
          </table:table-cell>
          <table:table-cell office:value-type="float" office:value="0.693711" calcext:value-type="float">
            <text:p>0,69371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49587" calcext:value-type="float">
            <text:p>0,449587</text:p>
          </table:table-cell>
          <table:table-cell office:value-type="float" office:value="0.634132" calcext:value-type="float">
            <text:p>0,634132</text:p>
          </table:table-cell>
          <table:table-cell office:value-type="float" office:value="0.696983" calcext:value-type="float">
            <text:p>0,69698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264" calcext:value-type="float">
            <text:p>0,703264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3438" calcext:value-type="float">
            <text:p>0,69343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49587" calcext:value-type="float">
            <text:p>0,449587</text:p>
          </table:table-cell>
          <table:table-cell office:value-type="float" office:value="0.656529" calcext:value-type="float">
            <text:p>0,656529</text:p>
          </table:table-cell>
          <table:table-cell office:value-type="float" office:value="0.699587" calcext:value-type="float">
            <text:p>0,69958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77" calcext:value-type="float">
            <text:p>0,701777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5789" calcext:value-type="float">
            <text:p>0,69578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66942" calcext:value-type="float">
            <text:p>0,166942</text:p>
          </table:table-cell>
          <table:table-cell office:value-type="float" office:value="0.631157" calcext:value-type="float">
            <text:p>0,631157</text:p>
          </table:table-cell>
          <table:table-cell office:value-type="float" office:value="0.699545" calcext:value-type="float">
            <text:p>0,69954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36" calcext:value-type="float">
            <text:p>0,701736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3244" calcext:value-type="float">
            <text:p>0,69324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15702" calcext:value-type="float">
            <text:p>0,515702</text:p>
          </table:table-cell>
          <table:table-cell office:value-type="float" office:value="0.675579" calcext:value-type="float">
            <text:p>0,675579</text:p>
          </table:table-cell>
          <table:table-cell office:value-type="float" office:value="0.699917" calcext:value-type="float">
            <text:p>0,69991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901" calcext:value-type="float">
            <text:p>0,701901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774" calcext:value-type="float">
            <text:p>0,6977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3967" calcext:value-type="float">
            <text:p>0,623967</text:p>
          </table:table-cell>
          <table:table-cell office:value-type="float" office:value="0.677603" calcext:value-type="float">
            <text:p>0,677603</text:p>
          </table:table-cell>
          <table:table-cell office:value-type="float" office:value="0.699421" calcext:value-type="float">
            <text:p>0,69942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025" calcext:value-type="float">
            <text:p>0,702025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7905" calcext:value-type="float">
            <text:p>0,69790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46281" calcext:value-type="float">
            <text:p>0,546281</text:p>
          </table:table-cell>
          <table:table-cell office:value-type="float" office:value="0.670455" calcext:value-type="float">
            <text:p>0,670455</text:p>
          </table:table-cell>
          <table:table-cell office:value-type="float" office:value="0.699876" calcext:value-type="float">
            <text:p>0,69987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694" calcext:value-type="float">
            <text:p>0,701694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7202" calcext:value-type="float">
            <text:p>0,69720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46281" calcext:value-type="float">
            <text:p>0,546281</text:p>
          </table:table-cell>
          <table:table-cell office:value-type="float" office:value="0.66562" calcext:value-type="float">
            <text:p>0,66562</text:p>
          </table:table-cell>
          <table:table-cell office:value-type="float" office:value="0.699174" calcext:value-type="float">
            <text:p>0,69917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86" calcext:value-type="float">
            <text:p>0,70186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6665" calcext:value-type="float">
            <text:p>0,69666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86777" calcext:value-type="float">
            <text:p>0,586777</text:p>
          </table:table-cell>
          <table:table-cell office:value-type="float" office:value="0.666116" calcext:value-type="float">
            <text:p>0,666116</text:p>
          </table:table-cell>
          <table:table-cell office:value-type="float" office:value="0.699132" calcext:value-type="float">
            <text:p>0,69913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818" calcext:value-type="float">
            <text:p>0,701818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6707" calcext:value-type="float">
            <text:p>0,69670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61983" calcext:value-type="float">
            <text:p>0,561983</text:p>
          </table:table-cell>
          <table:table-cell office:value-type="float" office:value="0.666818" calcext:value-type="float">
            <text:p>0,666818</text:p>
          </table:table-cell>
          <table:table-cell office:value-type="float" office:value="0.698182" calcext:value-type="float">
            <text:p>0,69818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736" calcext:value-type="float">
            <text:p>0,701736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6674" calcext:value-type="float">
            <text:p>0,69667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61983" calcext:value-type="float">
            <text:p>0,561983</text:p>
          </table:table-cell>
          <table:table-cell office:value-type="float" office:value="0.653306" calcext:value-type="float">
            <text:p>0,653306</text:p>
          </table:table-cell>
          <table:table-cell office:value-type="float" office:value="0.690083" calcext:value-type="float">
            <text:p>0,690083</text:p>
          </table:table-cell>
          <table:table-cell office:value-type="float" office:value="0.699545" calcext:value-type="float">
            <text:p>0,69954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983" calcext:value-type="float">
            <text:p>0,701983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4492" calcext:value-type="float">
            <text:p>0,69449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15702" calcext:value-type="float">
            <text:p>0,515702</text:p>
          </table:table-cell>
          <table:table-cell office:value-type="float" office:value="0.649711" calcext:value-type="float">
            <text:p>0,649711</text:p>
          </table:table-cell>
          <table:table-cell office:value-type="float" office:value="0.696818" calcext:value-type="float">
            <text:p>0,69681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355" calcext:value-type="float">
            <text:p>0,702355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4888" calcext:value-type="float">
            <text:p>0,69488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76033" calcext:value-type="float">
            <text:p>0,576033</text:p>
          </table:table-cell>
          <table:table-cell office:value-type="float" office:value="0.678388" calcext:value-type="float">
            <text:p>0,678388</text:p>
          </table:table-cell>
          <table:table-cell office:value-type="float" office:value="0.699711" calcext:value-type="float">
            <text:p>0,69971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769" calcext:value-type="float">
            <text:p>0,702769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8087" calcext:value-type="float">
            <text:p>0,69808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76033" calcext:value-type="float">
            <text:p>0,576033</text:p>
          </table:table-cell>
          <table:table-cell office:value-type="float" office:value="0.67719" calcext:value-type="float">
            <text:p>0,67719</text:p>
          </table:table-cell>
          <table:table-cell office:value-type="float" office:value="0.699917" calcext:value-type="float">
            <text:p>0,69991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471" calcext:value-type="float">
            <text:p>0,703471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8058" calcext:value-type="float">
            <text:p>0,69805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96694" calcext:value-type="float">
            <text:p>0,596694</text:p>
          </table:table-cell>
          <table:table-cell office:value-type="float" office:value="0.673058" calcext:value-type="float">
            <text:p>0,673058</text:p>
          </table:table-cell>
          <table:table-cell office:value-type="float" office:value="0.699835" calcext:value-type="float">
            <text:p>0,69983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174" calcext:value-type="float">
            <text:p>0,704174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7707" calcext:value-type="float">
            <text:p>0,69770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73554" calcext:value-type="float">
            <text:p>0,073554</text:p>
          </table:table-cell>
          <table:table-cell office:value-type="float" office:value="0.639545" calcext:value-type="float">
            <text:p>0,639545</text:p>
          </table:table-cell>
          <table:table-cell office:value-type="float" office:value="0.699959" calcext:value-type="float">
            <text:p>0,69995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669" calcext:value-type="float">
            <text:p>0,704669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4417" calcext:value-type="float">
            <text:p>0,69441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02479" calcext:value-type="float">
            <text:p>0,502479</text:p>
          </table:table-cell>
          <table:table-cell office:value-type="float" office:value="0.669298" calcext:value-type="float">
            <text:p>0,669298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6116" calcext:value-type="float">
            <text:p>0,706116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7541" calcext:value-type="float">
            <text:p>0,69754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02479" calcext:value-type="float">
            <text:p>0,502479</text:p>
          </table:table-cell>
          <table:table-cell office:value-type="float" office:value="0.652769" calcext:value-type="float">
            <text:p>0,652769</text:p>
          </table:table-cell>
          <table:table-cell office:value-type="float" office:value="0.69876" calcext:value-type="float">
            <text:p>0,6987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504" calcext:value-type="float">
            <text:p>0,704504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5603" calcext:value-type="float">
            <text:p>0,69560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04959" calcext:value-type="float">
            <text:p>0,604959</text:p>
          </table:table-cell>
          <table:table-cell office:value-type="float" office:value="0.658017" calcext:value-type="float">
            <text:p>0,658017</text:p>
          </table:table-cell>
          <table:table-cell office:value-type="float" office:value="0.699256" calcext:value-type="float">
            <text:p>0,69925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008" calcext:value-type="float">
            <text:p>0,704008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6128" calcext:value-type="float">
            <text:p>0,69612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10744" calcext:value-type="float">
            <text:p>0,310744</text:p>
          </table:table-cell>
          <table:table-cell office:value-type="float" office:value="0.626033" calcext:value-type="float">
            <text:p>0,626033</text:p>
          </table:table-cell>
          <table:table-cell office:value-type="float" office:value="0.696116" calcext:value-type="float">
            <text:p>0,69611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851" calcext:value-type="float">
            <text:p>0,702851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25" calcext:value-type="float">
            <text:p>0,692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84298" calcext:value-type="float">
            <text:p>0,484298</text:p>
          </table:table-cell>
          <table:table-cell office:value-type="float" office:value="0.649711" calcext:value-type="float">
            <text:p>0,649711</text:p>
          </table:table-cell>
          <table:table-cell office:value-type="float" office:value="0.697397" calcext:value-type="float">
            <text:p>0,69739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471" calcext:value-type="float">
            <text:p>0,703471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5058" calcext:value-type="float">
            <text:p>0,69505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01653" calcext:value-type="float">
            <text:p>0,401653</text:p>
          </table:table-cell>
          <table:table-cell office:value-type="float" office:value="0.625992" calcext:value-type="float">
            <text:p>0,625992</text:p>
          </table:table-cell>
          <table:table-cell office:value-type="float" office:value="0.697149" calcext:value-type="float">
            <text:p>0,69714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256" calcext:value-type="float">
            <text:p>0,704256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274" calcext:value-type="float">
            <text:p>0,6927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91736" calcext:value-type="float">
            <text:p>0,091736</text:p>
          </table:table-cell>
          <table:table-cell office:value-type="float" office:value="0.59314" calcext:value-type="float">
            <text:p>0,59314</text:p>
          </table:table-cell>
          <table:table-cell office:value-type="float" office:value="0.696198" calcext:value-type="float">
            <text:p>0,69619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397" calcext:value-type="float">
            <text:p>0,702397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89174" calcext:value-type="float">
            <text:p>0,68917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72727" calcext:value-type="float">
            <text:p>0,472727</text:p>
          </table:table-cell>
          <table:table-cell office:value-type="float" office:value="0.65095" calcext:value-type="float">
            <text:p>0,65095</text:p>
          </table:table-cell>
          <table:table-cell office:value-type="float" office:value="0.69814" calcext:value-type="float">
            <text:p>0,6981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595" calcext:value-type="float">
            <text:p>0,703595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5269" calcext:value-type="float">
            <text:p>0,69526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15702" calcext:value-type="float">
            <text:p>0,315702</text:p>
          </table:table-cell>
          <table:table-cell office:value-type="float" office:value="0.623347" calcext:value-type="float">
            <text:p>0,623347</text:p>
          </table:table-cell>
          <table:table-cell office:value-type="float" office:value="0.693678" calcext:value-type="float">
            <text:p>0,69367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554" calcext:value-type="float">
            <text:p>0,703554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2058" calcext:value-type="float">
            <text:p>0,69205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12397" calcext:value-type="float">
            <text:p>0,312397</text:p>
          </table:table-cell>
          <table:table-cell office:value-type="float" office:value="0.608843" calcext:value-type="float">
            <text:p>0,608843</text:p>
          </table:table-cell>
          <table:table-cell office:value-type="float" office:value="0.691074" calcext:value-type="float">
            <text:p>0,69107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686" calcext:value-type="float">
            <text:p>0,702686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026" calcext:value-type="float">
            <text:p>0,6902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57851" calcext:value-type="float">
            <text:p>0,557851</text:p>
          </table:table-cell>
          <table:table-cell office:value-type="float" office:value="0.647438" calcext:value-type="float">
            <text:p>0,647438</text:p>
          </table:table-cell>
          <table:table-cell office:value-type="float" office:value="0.699132" calcext:value-type="float">
            <text:p>0,69913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017" calcext:value-type="float">
            <text:p>0,703017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4959" calcext:value-type="float">
            <text:p>0,69495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94215" calcext:value-type="float">
            <text:p>0,594215</text:p>
          </table:table-cell>
          <table:table-cell office:value-type="float" office:value="0.666405" calcext:value-type="float">
            <text:p>0,666405</text:p>
          </table:table-cell>
          <table:table-cell office:value-type="float" office:value="0.697851" calcext:value-type="float">
            <text:p>0,69785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934" calcext:value-type="float">
            <text:p>0,702934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6719" calcext:value-type="float">
            <text:p>0,69671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30579" calcext:value-type="float">
            <text:p>0,630579</text:p>
          </table:table-cell>
          <table:table-cell office:value-type="float" office:value="0.680868" calcext:value-type="float">
            <text:p>0,680868</text:p>
          </table:table-cell>
          <table:table-cell office:value-type="float" office:value="0.699587" calcext:value-type="float">
            <text:p>0,69958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264" calcext:value-type="float">
            <text:p>0,703264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8372" calcext:value-type="float">
            <text:p>0,69837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30579" calcext:value-type="float">
            <text:p>0,630579</text:p>
          </table:table-cell>
          <table:table-cell office:value-type="float" office:value="0.678595" calcext:value-type="float">
            <text:p>0,678595</text:p>
          </table:table-cell>
          <table:table-cell office:value-type="float" office:value="0.699545" calcext:value-type="float">
            <text:p>0,69954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76" calcext:value-type="float">
            <text:p>0,70376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819" calcext:value-type="float">
            <text:p>0,6981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0165" calcext:value-type="float">
            <text:p>0,380165</text:p>
          </table:table-cell>
          <table:table-cell office:value-type="float" office:value="0.628264" calcext:value-type="float">
            <text:p>0,628264</text:p>
          </table:table-cell>
          <table:table-cell office:value-type="float" office:value="0.69624" calcext:value-type="float">
            <text:p>0,6962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843" calcext:value-type="float">
            <text:p>0,703843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2835" calcext:value-type="float">
            <text:p>0,69283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52893" calcext:value-type="float">
            <text:p>0,652893</text:p>
          </table:table-cell>
          <table:table-cell office:value-type="float" office:value="0.681198" calcext:value-type="float">
            <text:p>0,681198</text:p>
          </table:table-cell>
          <table:table-cell office:value-type="float" office:value="0.699256" calcext:value-type="float">
            <text:p>0,69925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917" calcext:value-type="float">
            <text:p>0,704917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8537" calcext:value-type="float">
            <text:p>0,69853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42975" calcext:value-type="float">
            <text:p>0,542975</text:p>
          </table:table-cell>
          <table:table-cell office:value-type="float" office:value="0.666364" calcext:value-type="float">
            <text:p>0,666364</text:p>
          </table:table-cell>
          <table:table-cell office:value-type="float" office:value="0.699421" calcext:value-type="float">
            <text:p>0,69942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6074" calcext:value-type="float">
            <text:p>0,706074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697186" calcext:value-type="float">
            <text:p>0,69718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80992" calcext:value-type="float">
            <text:p>0,180992</text:p>
          </table:table-cell>
          <table:table-cell office:value-type="float" office:value="0.634669" calcext:value-type="float">
            <text:p>0,634669</text:p>
          </table:table-cell>
          <table:table-cell office:value-type="float" office:value="0.693884" calcext:value-type="float">
            <text:p>0,69388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876" calcext:value-type="float">
            <text:p>0,70876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3731" calcext:value-type="float">
            <text:p>0,69373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42975" calcext:value-type="float">
            <text:p>0,542975</text:p>
          </table:table-cell>
          <table:table-cell office:value-type="float" office:value="0.657975" calcext:value-type="float">
            <text:p>0,657975</text:p>
          </table:table-cell>
          <table:table-cell office:value-type="float" office:value="0.695537" calcext:value-type="float">
            <text:p>0,69553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7686" calcext:value-type="float">
            <text:p>0,707686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12" calcext:value-type="float">
            <text:p>0,6961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28926" calcext:value-type="float">
            <text:p>0,128926</text:p>
          </table:table-cell>
          <table:table-cell office:value-type="float" office:value="0.614504" calcext:value-type="float">
            <text:p>0,614504</text:p>
          </table:table-cell>
          <table:table-cell office:value-type="float" office:value="0.692231" calcext:value-type="float">
            <text:p>0,69223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6157" calcext:value-type="float">
            <text:p>0,706157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1289" calcext:value-type="float">
            <text:p>0,69128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23967" calcext:value-type="float">
            <text:p>0,223967</text:p>
          </table:table-cell>
          <table:table-cell office:value-type="float" office:value="0.635785" calcext:value-type="float">
            <text:p>0,635785</text:p>
          </table:table-cell>
          <table:table-cell office:value-type="float" office:value="0.697066" calcext:value-type="float">
            <text:p>0,69706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702" calcext:value-type="float">
            <text:p>0,705702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3855" calcext:value-type="float">
            <text:p>0,69385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1405" calcext:value-type="float">
            <text:p>0,51405</text:p>
          </table:table-cell>
          <table:table-cell office:value-type="float" office:value="0.659215" calcext:value-type="float">
            <text:p>0,659215</text:p>
          </table:table-cell>
          <table:table-cell office:value-type="float" office:value="0.698843" calcext:value-type="float">
            <text:p>0,69884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785" calcext:value-type="float">
            <text:p>0,705785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384" calcext:value-type="float">
            <text:p>0,69638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38843" calcext:value-type="float">
            <text:p>0,638843</text:p>
          </table:table-cell>
          <table:table-cell office:value-type="float" office:value="0.684091" calcext:value-type="float">
            <text:p>0,684091</text:p>
          </table:table-cell>
          <table:table-cell office:value-type="float" office:value="0.699545" calcext:value-type="float">
            <text:p>0,69954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496" calcext:value-type="float">
            <text:p>0,705496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8913" calcext:value-type="float">
            <text:p>0,6989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47107" calcext:value-type="float">
            <text:p>0,547107</text:p>
          </table:table-cell>
          <table:table-cell office:value-type="float" office:value="0.662645" calcext:value-type="float">
            <text:p>0,662645</text:p>
          </table:table-cell>
          <table:table-cell office:value-type="float" office:value="0.698017" calcext:value-type="float">
            <text:p>0,69801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628" calcext:value-type="float">
            <text:p>0,704628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529" calcext:value-type="float">
            <text:p>0,69652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63636" calcext:value-type="float">
            <text:p>0,563636</text:p>
          </table:table-cell>
          <table:table-cell office:value-type="float" office:value="0.662149" calcext:value-type="float">
            <text:p>0,662149</text:p>
          </table:table-cell>
          <table:table-cell office:value-type="float" office:value="0.698471" calcext:value-type="float">
            <text:p>0,69847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05" calcext:value-type="float">
            <text:p>0,70405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467" calcext:value-type="float">
            <text:p>0,69646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3719" calcext:value-type="float">
            <text:p>0,53719</text:p>
          </table:table-cell>
          <table:table-cell office:value-type="float" office:value="0.647149" calcext:value-type="float">
            <text:p>0,647149</text:p>
          </table:table-cell>
          <table:table-cell office:value-type="float" office:value="0.694421" calcext:value-type="float">
            <text:p>0,69442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041" calcext:value-type="float">
            <text:p>0,705041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4661" calcext:value-type="float">
            <text:p>0,69466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56198" calcext:value-type="float">
            <text:p>0,156198</text:p>
          </table:table-cell>
          <table:table-cell office:value-type="float" office:value="0.585992" calcext:value-type="float">
            <text:p>0,585992</text:p>
          </table:table-cell>
          <table:table-cell office:value-type="float" office:value="0.675248" calcext:value-type="float">
            <text:p>0,675248</text:p>
          </table:table-cell>
          <table:table-cell office:value-type="float" office:value="0.696405" calcext:value-type="float">
            <text:p>0,69640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595" calcext:value-type="float">
            <text:p>0,70595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8636" calcext:value-type="float">
            <text:p>0,6863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6281" calcext:value-type="float">
            <text:p>0,26281</text:p>
          </table:table-cell>
          <table:table-cell office:value-type="float" office:value="0.603017" calcext:value-type="float">
            <text:p>0,603017</text:p>
          </table:table-cell>
          <table:table-cell office:value-type="float" office:value="0.677025" calcext:value-type="float">
            <text:p>0,677025</text:p>
          </table:table-cell>
          <table:table-cell office:value-type="float" office:value="0.696653" calcext:value-type="float">
            <text:p>0,69665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504" calcext:value-type="float">
            <text:p>0,70450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8812" calcext:value-type="float">
            <text:p>0,6881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71074" calcext:value-type="float">
            <text:p>0,071074</text:p>
          </table:table-cell>
          <table:table-cell office:value-type="float" office:value="0.574587" calcext:value-type="float">
            <text:p>0,574587</text:p>
          </table:table-cell>
          <table:table-cell office:value-type="float" office:value="0.673512" calcext:value-type="float">
            <text:p>0,673512</text:p>
          </table:table-cell>
          <table:table-cell office:value-type="float" office:value="0.693306" calcext:value-type="float">
            <text:p>0,693306</text:p>
          </table:table-cell>
          <table:table-cell office:value-type="float" office:value="0.699876" calcext:value-type="float">
            <text:p>0,699876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5248" calcext:value-type="float">
            <text:p>0,705248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84653" calcext:value-type="float">
            <text:p>0,68465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35537" calcext:value-type="float">
            <text:p>0,435537</text:p>
          </table:table-cell>
          <table:table-cell office:value-type="float" office:value="0.623843" calcext:value-type="float">
            <text:p>0,623843</text:p>
          </table:table-cell>
          <table:table-cell office:value-type="float" office:value="0.680537" calcext:value-type="float">
            <text:p>0,680537</text:p>
          </table:table-cell>
          <table:table-cell office:value-type="float" office:value="0.697231" calcext:value-type="float">
            <text:p>0,69723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3471" calcext:value-type="float">
            <text:p>0,703471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0508" calcext:value-type="float">
            <text:p>0,69050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72727" calcext:value-type="float">
            <text:p>0,072727</text:p>
          </table:table-cell>
          <table:table-cell office:value-type="float" office:value="0.59186" calcext:value-type="float">
            <text:p>0,59186</text:p>
          </table:table-cell>
          <table:table-cell office:value-type="float" office:value="0.679463" calcext:value-type="float">
            <text:p>0,679463</text:p>
          </table:table-cell>
          <table:table-cell office:value-type="float" office:value="0.697355" calcext:value-type="float">
            <text:p>0,69735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3926" calcext:value-type="float">
            <text:p>0,703926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8726" calcext:value-type="float">
            <text:p>0,6872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61157" calcext:value-type="float">
            <text:p>0,261157</text:p>
          </table:table-cell>
          <table:table-cell office:value-type="float" office:value="0.618388" calcext:value-type="float">
            <text:p>0,618388</text:p>
          </table:table-cell>
          <table:table-cell office:value-type="float" office:value="0.690868" calcext:value-type="float">
            <text:p>0,690868</text:p>
          </table:table-cell>
          <table:table-cell office:value-type="float" office:value="0.699876" calcext:value-type="float">
            <text:p>0,69987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3264" calcext:value-type="float">
            <text:p>0,70326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124" calcext:value-type="float">
            <text:p>0,6912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39669" calcext:value-type="float">
            <text:p>0,039669</text:p>
          </table:table-cell>
          <table:table-cell office:value-type="float" office:value="0.585992" calcext:value-type="float">
            <text:p>0,585992</text:p>
          </table:table-cell>
          <table:table-cell office:value-type="float" office:value="0.689256" calcext:value-type="float">
            <text:p>0,68925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669" calcext:value-type="float">
            <text:p>0,704669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87992" calcext:value-type="float">
            <text:p>0,68799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28099" calcext:value-type="float">
            <text:p>0,628099</text:p>
          </table:table-cell>
          <table:table-cell office:value-type="float" office:value="0.671446" calcext:value-type="float">
            <text:p>0,671446</text:p>
          </table:table-cell>
          <table:table-cell office:value-type="float" office:value="0.69438" calcext:value-type="float">
            <text:p>0,6943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793" calcext:value-type="float">
            <text:p>0,704793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062" calcext:value-type="float">
            <text:p>0,69706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13223" calcext:value-type="float">
            <text:p>0,613223</text:p>
          </table:table-cell>
          <table:table-cell office:value-type="float" office:value="0.663967" calcext:value-type="float">
            <text:p>0,663967</text:p>
          </table:table-cell>
          <table:table-cell office:value-type="float" office:value="0.694008" calcext:value-type="float">
            <text:p>0,69400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76" calcext:value-type="float">
            <text:p>0,70376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174" calcext:value-type="float">
            <text:p>0,69617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5124" calcext:value-type="float">
            <text:p>0,55124</text:p>
          </table:table-cell>
          <table:table-cell office:value-type="float" office:value="0.661488" calcext:value-type="float">
            <text:p>0,661488</text:p>
          </table:table-cell>
          <table:table-cell office:value-type="float" office:value="0.696983" calcext:value-type="float">
            <text:p>0,69698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289" calcext:value-type="float">
            <text:p>0,705289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376" calcext:value-type="float">
            <text:p>0,69637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90083" calcext:value-type="float">
            <text:p>0,290083</text:p>
          </table:table-cell>
          <table:table-cell office:value-type="float" office:value="0.650289" calcext:value-type="float">
            <text:p>0,650289</text:p>
          </table:table-cell>
          <table:table-cell office:value-type="float" office:value="0.693264" calcext:value-type="float">
            <text:p>0,693264</text:p>
          </table:table-cell>
          <table:table-cell office:value-type="float" office:value="0.699793" calcext:value-type="float">
            <text:p>0,699793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7851" calcext:value-type="float">
            <text:p>0,707851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512" calcext:value-type="float">
            <text:p>0,695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86777" calcext:value-type="float">
            <text:p>0,286777</text:p>
          </table:table-cell>
          <table:table-cell office:value-type="float" office:value="0.604587" calcext:value-type="float">
            <text:p>0,604587</text:p>
          </table:table-cell>
          <table:table-cell office:value-type="float" office:value="0.693058" calcext:value-type="float">
            <text:p>0,69305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5372" calcext:value-type="float">
            <text:p>0,705372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0302" calcext:value-type="float">
            <text:p>0,69030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35537" calcext:value-type="float">
            <text:p>0,335537</text:p>
          </table:table-cell>
          <table:table-cell office:value-type="float" office:value="0.659793" calcext:value-type="float">
            <text:p>0,659793</text:p>
          </table:table-cell>
          <table:table-cell office:value-type="float" office:value="0.697025" calcext:value-type="float">
            <text:p>0,69702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475" calcext:value-type="float">
            <text:p>0,69647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8264" calcext:value-type="float">
            <text:p>0,608264</text:p>
          </table:table-cell>
          <table:table-cell office:value-type="float" office:value="0.669504" calcext:value-type="float">
            <text:p>0,669504</text:p>
          </table:table-cell>
          <table:table-cell office:value-type="float" office:value="0.696818" calcext:value-type="float">
            <text:p>0,69681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298" calcext:value-type="float">
            <text:p>0,704298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062" calcext:value-type="float">
            <text:p>0,69706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08264" calcext:value-type="float">
            <text:p>0,608264</text:p>
          </table:table-cell>
          <table:table-cell office:value-type="float" office:value="0.676529" calcext:value-type="float">
            <text:p>0,676529</text:p>
          </table:table-cell>
          <table:table-cell office:value-type="float" office:value="0.699545" calcext:value-type="float">
            <text:p>0,69954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802" calcext:value-type="float">
            <text:p>0,703802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988" calcext:value-type="float">
            <text:p>0,69798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33058" calcext:value-type="float">
            <text:p>0,433058</text:p>
          </table:table-cell>
          <table:table-cell office:value-type="float" office:value="0.673347" calcext:value-type="float">
            <text:p>0,673347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5331" calcext:value-type="float">
            <text:p>0,705331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868" calcext:value-type="float">
            <text:p>0,69786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45455" calcext:value-type="float">
            <text:p>0,645455</text:p>
          </table:table-cell>
          <table:table-cell office:value-type="float" office:value="0.691322" calcext:value-type="float">
            <text:p>0,691322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6653" calcext:value-type="float">
            <text:p>0,706653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9798" calcext:value-type="float">
            <text:p>0,69979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2314" calcext:value-type="float">
            <text:p>0,62314</text:p>
          </table:table-cell>
          <table:table-cell office:value-type="float" office:value="0.678802" calcext:value-type="float">
            <text:p>0,678802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7066" calcext:value-type="float">
            <text:p>0,707066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8587" calcext:value-type="float">
            <text:p>0,69858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04959" calcext:value-type="float">
            <text:p>0,604959</text:p>
          </table:table-cell>
          <table:table-cell office:value-type="float" office:value="0.679876" calcext:value-type="float">
            <text:p>0,679876</text:p>
          </table:table-cell>
          <table:table-cell table:number-columns-repeated="8" office:value-type="float" office:value="0.7" calcext:value-type="float">
            <text:p>0,7</text:p>
          </table:table-cell>
          <table:table-cell office:value-type="float" office:value="0.707479" calcext:value-type="float">
            <text:p>0,707479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8736" calcext:value-type="float">
            <text:p>0,69873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13223" calcext:value-type="float">
            <text:p>0,613223</text:p>
          </table:table-cell>
          <table:table-cell office:value-type="float" office:value="0.670413" calcext:value-type="float">
            <text:p>0,670413</text:p>
          </table:table-cell>
          <table:table-cell office:value-type="float" office:value="0.698595" calcext:value-type="float">
            <text:p>0,69859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678" calcext:value-type="float">
            <text:p>0,703678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269" calcext:value-type="float">
            <text:p>0,69726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31405" calcext:value-type="float">
            <text:p>0,431405</text:p>
          </table:table-cell>
          <table:table-cell office:value-type="float" office:value="0.656694" calcext:value-type="float">
            <text:p>0,656694</text:p>
          </table:table-cell>
          <table:table-cell office:value-type="float" office:value="0.698471" calcext:value-type="float">
            <text:p>0,69847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339" calcext:value-type="float">
            <text:p>0,704339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595" calcext:value-type="float">
            <text:p>0,6959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1157" calcext:value-type="float">
            <text:p>0,61157</text:p>
          </table:table-cell>
          <table:table-cell office:value-type="float" office:value="0.680083" calcext:value-type="float">
            <text:p>0,680083</text:p>
          </table:table-cell>
          <table:table-cell office:value-type="float" office:value="0.698347" calcext:value-type="float">
            <text:p>0,698347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545" calcext:value-type="float">
            <text:p>0,704545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8298" calcext:value-type="float">
            <text:p>0,69829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28099" calcext:value-type="float">
            <text:p>0,628099</text:p>
          </table:table-cell>
          <table:table-cell office:value-type="float" office:value="0.672438" calcext:value-type="float">
            <text:p>0,672438</text:p>
          </table:table-cell>
          <table:table-cell office:value-type="float" office:value="0.696694" calcext:value-type="float">
            <text:p>0,69669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6157" calcext:value-type="float">
            <text:p>0,706157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529" calcext:value-type="float">
            <text:p>0,69752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09091" calcext:value-type="float">
            <text:p>0,409091</text:p>
          </table:table-cell>
          <table:table-cell office:value-type="float" office:value="0.651488" calcext:value-type="float">
            <text:p>0,651488</text:p>
          </table:table-cell>
          <table:table-cell office:value-type="float" office:value="0.696446" calcext:value-type="float">
            <text:p>0,69644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7727" calcext:value-type="float">
            <text:p>0,707727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5566" calcext:value-type="float">
            <text:p>0,69556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09091" calcext:value-type="float">
            <text:p>0,409091</text:p>
          </table:table-cell>
          <table:table-cell office:value-type="float" office:value="0.652149" calcext:value-type="float">
            <text:p>0,652149</text:p>
          </table:table-cell>
          <table:table-cell office:value-type="float" office:value="0.694669" calcext:value-type="float">
            <text:p>0,69466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9008" calcext:value-type="float">
            <text:p>0,709008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5583" calcext:value-type="float">
            <text:p>0,69558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04132" calcext:value-type="float">
            <text:p>0,604132</text:p>
          </table:table-cell>
          <table:table-cell office:value-type="float" office:value="0.665496" calcext:value-type="float">
            <text:p>0,665496</text:p>
          </table:table-cell>
          <table:table-cell office:value-type="float" office:value="0.697355" calcext:value-type="float">
            <text:p>0,69735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124" calcext:value-type="float">
            <text:p>0,700124</text:p>
          </table:table-cell>
          <table:table-cell office:value-type="float" office:value="0.713719" calcext:value-type="float">
            <text:p>0,713719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669" calcext:value-type="float">
            <text:p>0,69766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04132" calcext:value-type="float">
            <text:p>0,604132</text:p>
          </table:table-cell>
          <table:table-cell office:value-type="float" office:value="0.664959" calcext:value-type="float">
            <text:p>0,664959</text:p>
          </table:table-cell>
          <table:table-cell office:value-type="float" office:value="0.695331" calcext:value-type="float">
            <text:p>0,69533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579" calcext:value-type="float">
            <text:p>0,700579</text:p>
          </table:table-cell>
          <table:table-cell office:value-type="float" office:value="0.715331" calcext:value-type="float">
            <text:p>0,715331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62" calcext:value-type="float">
            <text:p>0,6976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2314" calcext:value-type="float">
            <text:p>0,32314</text:p>
          </table:table-cell>
          <table:table-cell office:value-type="float" office:value="0.648595" calcext:value-type="float">
            <text:p>0,648595</text:p>
          </table:table-cell>
          <table:table-cell office:value-type="float" office:value="0.698636" calcext:value-type="float">
            <text:p>0,69863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95" calcext:value-type="float">
            <text:p>0,70095</text:p>
          </table:table-cell>
          <table:table-cell office:value-type="float" office:value="0.717562" calcext:value-type="float">
            <text:p>0,717562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574" calcext:value-type="float">
            <text:p>0,69657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04132" calcext:value-type="float">
            <text:p>0,604132</text:p>
          </table:table-cell>
          <table:table-cell office:value-type="float" office:value="0.650579" calcext:value-type="float">
            <text:p>0,650579</text:p>
          </table:table-cell>
          <table:table-cell office:value-type="float" office:value="0.692314" calcext:value-type="float">
            <text:p>0,69231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1364" calcext:value-type="float">
            <text:p>0,71136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5426" calcext:value-type="float">
            <text:p>0,69542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61157" calcext:value-type="float">
            <text:p>0,561157</text:p>
          </table:table-cell>
          <table:table-cell office:value-type="float" office:value="0.671322" calcext:value-type="float">
            <text:p>0,671322</text:p>
          </table:table-cell>
          <table:table-cell office:value-type="float" office:value="0.697686" calcext:value-type="float">
            <text:p>0,69768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124" calcext:value-type="float">
            <text:p>0,700124</text:p>
          </table:table-cell>
          <table:table-cell office:value-type="float" office:value="0.710207" calcext:value-type="float">
            <text:p>0,710207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934" calcext:value-type="float">
            <text:p>0,69793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04132" calcext:value-type="float">
            <text:p>0,604132</text:p>
          </table:table-cell>
          <table:table-cell office:value-type="float" office:value="0.680744" calcext:value-type="float">
            <text:p>0,680744</text:p>
          </table:table-cell>
          <table:table-cell office:value-type="float" office:value="0.69905" calcext:value-type="float">
            <text:p>0,6990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165" calcext:value-type="float">
            <text:p>0,700165</text:p>
          </table:table-cell>
          <table:table-cell office:value-type="float" office:value="0.708967" calcext:value-type="float">
            <text:p>0,708967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8893" calcext:value-type="float">
            <text:p>0,69889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90083" calcext:value-type="float">
            <text:p>0,390083</text:p>
          </table:table-cell>
          <table:table-cell office:value-type="float" office:value="0.653719" calcext:value-type="float">
            <text:p>0,653719</text:p>
          </table:table-cell>
          <table:table-cell office:value-type="float" office:value="0.699256" calcext:value-type="float">
            <text:p>0,69925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7066" calcext:value-type="float">
            <text:p>0,707066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004" calcext:value-type="float">
            <text:p>0,69600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72727" calcext:value-type="float">
            <text:p>0,572727</text:p>
          </table:table-cell>
          <table:table-cell office:value-type="float" office:value="0.656777" calcext:value-type="float">
            <text:p>0,656777</text:p>
          </table:table-cell>
          <table:table-cell office:value-type="float" office:value="0.698264" calcext:value-type="float">
            <text:p>0,69826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8223" calcext:value-type="float">
            <text:p>0,708223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326" calcext:value-type="float">
            <text:p>0,69632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72727" calcext:value-type="float">
            <text:p>0,572727</text:p>
          </table:table-cell>
          <table:table-cell office:value-type="float" office:value="0.670909" calcext:value-type="float">
            <text:p>0,670909</text:p>
          </table:table-cell>
          <table:table-cell office:value-type="float" office:value="0.699504" calcext:value-type="float">
            <text:p>0,69950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905" calcext:value-type="float">
            <text:p>0,70905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946" calcext:value-type="float">
            <text:p>0,69794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70248" calcext:value-type="float">
            <text:p>0,170248</text:p>
          </table:table-cell>
          <table:table-cell office:value-type="float" office:value="0.648802" calcext:value-type="float">
            <text:p>0,648802</text:p>
          </table:table-cell>
          <table:table-cell office:value-type="float" office:value="0.699504" calcext:value-type="float">
            <text:p>0,69950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8264" calcext:value-type="float">
            <text:p>0,70826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5657" calcext:value-type="float">
            <text:p>0,69565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72727" calcext:value-type="float">
            <text:p>0,572727</text:p>
          </table:table-cell>
          <table:table-cell office:value-type="float" office:value="0.672066" calcext:value-type="float">
            <text:p>0,672066</text:p>
          </table:table-cell>
          <table:table-cell office:value-type="float" office:value="0.699339" calcext:value-type="float">
            <text:p>0,699339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165" calcext:value-type="float">
            <text:p>0,700165</text:p>
          </table:table-cell>
          <table:table-cell office:value-type="float" office:value="0.71124" calcext:value-type="float">
            <text:p>0,7112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8281" calcext:value-type="float">
            <text:p>0,69828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86777" calcext:value-type="float">
            <text:p>0,586777</text:p>
          </table:table-cell>
          <table:table-cell office:value-type="float" office:value="0.673306" calcext:value-type="float">
            <text:p>0,673306</text:p>
          </table:table-cell>
          <table:table-cell office:value-type="float" office:value="0.69938" calcext:value-type="float">
            <text:p>0,6993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455" calcext:value-type="float">
            <text:p>0,700455</text:p>
          </table:table-cell>
          <table:table-cell office:value-type="float" office:value="0.712149" calcext:value-type="float">
            <text:p>0,712149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8529" calcext:value-type="float">
            <text:p>0,69852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86777" calcext:value-type="float">
            <text:p>0,586777</text:p>
          </table:table-cell>
          <table:table-cell office:value-type="float" office:value="0.668099" calcext:value-type="float">
            <text:p>0,668099</text:p>
          </table:table-cell>
          <table:table-cell office:value-type="float" office:value="0.698595" calcext:value-type="float">
            <text:p>0,69859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661" calcext:value-type="float">
            <text:p>0,700661</text:p>
          </table:table-cell>
          <table:table-cell office:value-type="float" office:value="0.711364" calcext:value-type="float">
            <text:p>0,71136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872" calcext:value-type="float">
            <text:p>0,69787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86777" calcext:value-type="float">
            <text:p>0,586777</text:p>
          </table:table-cell>
          <table:table-cell office:value-type="float" office:value="0.65062" calcext:value-type="float">
            <text:p>0,65062</text:p>
          </table:table-cell>
          <table:table-cell office:value-type="float" office:value="0.696901" calcext:value-type="float">
            <text:p>0,69690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744" calcext:value-type="float">
            <text:p>0,700744</text:p>
          </table:table-cell>
          <table:table-cell office:value-type="float" office:value="0.710124" calcext:value-type="float">
            <text:p>0,71012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5839" calcext:value-type="float">
            <text:p>0,69583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04959" calcext:value-type="float">
            <text:p>0,404959</text:p>
          </table:table-cell>
          <table:table-cell office:value-type="float" office:value="0.64562" calcext:value-type="float">
            <text:p>0,64562</text:p>
          </table:table-cell>
          <table:table-cell office:value-type="float" office:value="0.698471" calcext:value-type="float">
            <text:p>0,69847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0992" calcext:value-type="float">
            <text:p>0,710992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5508" calcext:value-type="float">
            <text:p>0,69550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31405" calcext:value-type="float">
            <text:p>0,331405</text:p>
          </table:table-cell>
          <table:table-cell office:value-type="float" office:value="0.650496" calcext:value-type="float">
            <text:p>0,650496</text:p>
          </table:table-cell>
          <table:table-cell office:value-type="float" office:value="0.699339" calcext:value-type="float">
            <text:p>0,699339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207" calcext:value-type="float">
            <text:p>0,700207</text:p>
          </table:table-cell>
          <table:table-cell office:value-type="float" office:value="0.713058" calcext:value-type="float">
            <text:p>0,713058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631" calcext:value-type="float">
            <text:p>0,6963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02479" calcext:value-type="float">
            <text:p>0,302479</text:p>
          </table:table-cell>
          <table:table-cell office:value-type="float" office:value="0.628843" calcext:value-type="float">
            <text:p>0,628843</text:p>
          </table:table-cell>
          <table:table-cell office:value-type="float" office:value="0.696198" calcext:value-type="float">
            <text:p>0,69619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405" calcext:value-type="float">
            <text:p>0,71405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3909" calcext:value-type="float">
            <text:p>0,69390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6281" calcext:value-type="float">
            <text:p>0,26281</text:p>
          </table:table-cell>
          <table:table-cell office:value-type="float" office:value="0.644256" calcext:value-type="float">
            <text:p>0,644256</text:p>
          </table:table-cell>
          <table:table-cell office:value-type="float" office:value="0.695744" calcext:value-type="float">
            <text:p>0,695744</text:p>
          </table:table-cell>
          <table:table-cell office:value-type="float" office:value="0.699917" calcext:value-type="float">
            <text:p>0,699917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041" calcext:value-type="float">
            <text:p>0,700041</text:p>
          </table:table-cell>
          <table:table-cell office:value-type="float" office:value="0.710455" calcext:value-type="float">
            <text:p>0,710455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5041" calcext:value-type="float">
            <text:p>0,69504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16529" calcext:value-type="float">
            <text:p>0,416529</text:p>
          </table:table-cell>
          <table:table-cell office:value-type="float" office:value="0.639752" calcext:value-type="float">
            <text:p>0,639752</text:p>
          </table:table-cell>
          <table:table-cell office:value-type="float" office:value="0.695868" calcext:value-type="float">
            <text:p>0,69586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8471" calcext:value-type="float">
            <text:p>0,708471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4409" calcext:value-type="float">
            <text:p>0,694409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96694" calcext:value-type="float">
            <text:p>0,496694</text:p>
          </table:table-cell>
          <table:table-cell office:value-type="float" office:value="0.666157" calcext:value-type="float">
            <text:p>0,666157</text:p>
          </table:table-cell>
          <table:table-cell office:value-type="float" office:value="0.698636" calcext:value-type="float">
            <text:p>0,69863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7397" calcext:value-type="float">
            <text:p>0,707397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7219" calcext:value-type="float">
            <text:p>0,69721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96694" calcext:value-type="float">
            <text:p>0,496694</text:p>
          </table:table-cell>
          <table:table-cell office:value-type="float" office:value="0.642893" calcext:value-type="float">
            <text:p>0,642893</text:p>
          </table:table-cell>
          <table:table-cell office:value-type="float" office:value="0.698471" calcext:value-type="float">
            <text:p>0,69847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493" calcext:value-type="float">
            <text:p>0,6949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33884" calcext:value-type="float">
            <text:p>0,233884</text:p>
          </table:table-cell>
          <table:table-cell office:value-type="float" office:value="0.62843" calcext:value-type="float">
            <text:p>0,62843</text:p>
          </table:table-cell>
          <table:table-cell office:value-type="float" office:value="0.69657" calcext:value-type="float">
            <text:p>0,6965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083" calcext:value-type="float">
            <text:p>0,700083</text:p>
          </table:table-cell>
          <table:table-cell office:value-type="float" office:value="0.709091" calcext:value-type="float">
            <text:p>0,709091</text:p>
          </table:table-cell>
          <table:table-cell office:value-type="float" office:value="0.724793" calcext:value-type="float">
            <text:p>0,724793</text:p>
          </table:table-cell>
          <table:table-cell office:value-type="float" office:value="0.693417" calcext:value-type="float">
            <text:p>0,69341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57851" calcext:value-type="float">
            <text:p>0,257851</text:p>
          </table:table-cell>
          <table:table-cell office:value-type="float" office:value="0.637438" calcext:value-type="float">
            <text:p>0,637438</text:p>
          </table:table-cell>
          <table:table-cell office:value-type="float" office:value="0.697727" calcext:value-type="float">
            <text:p>0,697727</text:p>
          </table:table-cell>
          <table:table-cell office:value-type="float" office:value="0.699876" calcext:value-type="float">
            <text:p>0,69987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0413" calcext:value-type="float">
            <text:p>0,710413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4545" calcext:value-type="float">
            <text:p>0,69454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57851" calcext:value-type="float">
            <text:p>0,257851</text:p>
          </table:table-cell>
          <table:table-cell office:value-type="float" office:value="0.635702" calcext:value-type="float">
            <text:p>0,635702</text:p>
          </table:table-cell>
          <table:table-cell office:value-type="float" office:value="0.695868" calcext:value-type="float">
            <text:p>0,695868</text:p>
          </table:table-cell>
          <table:table-cell office:value-type="float" office:value="0.699959" calcext:value-type="float">
            <text:p>0,699959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10372" calcext:value-type="float">
            <text:p>0,710372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419" calcext:value-type="float">
            <text:p>0,6941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61157" calcext:value-type="float">
            <text:p>0,561157</text:p>
          </table:table-cell>
          <table:table-cell office:value-type="float" office:value="0.645537" calcext:value-type="float">
            <text:p>0,645537</text:p>
          </table:table-cell>
          <table:table-cell office:value-type="float" office:value="0.698926" calcext:value-type="float">
            <text:p>0,69892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331" calcext:value-type="float">
            <text:p>0,700331</text:p>
          </table:table-cell>
          <table:table-cell office:value-type="float" office:value="0.712686" calcext:value-type="float">
            <text:p>0,712686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5748" calcext:value-type="float">
            <text:p>0,69574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513223" calcext:value-type="float">
            <text:p>0,513223</text:p>
          </table:table-cell>
          <table:table-cell office:value-type="float" office:value="0.639587" calcext:value-type="float">
            <text:p>0,639587</text:p>
          </table:table-cell>
          <table:table-cell office:value-type="float" office:value="0.69876" calcext:value-type="float">
            <text:p>0,6987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57" calcext:value-type="float">
            <text:p>0,70157</text:p>
          </table:table-cell>
          <table:table-cell office:value-type="float" office:value="0.71281" calcext:value-type="float">
            <text:p>0,71281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5273" calcext:value-type="float">
            <text:p>0,69527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33884" calcext:value-type="float">
            <text:p>0,633884</text:p>
          </table:table-cell>
          <table:table-cell office:value-type="float" office:value="0.676983" calcext:value-type="float">
            <text:p>0,676983</text:p>
          </table:table-cell>
          <table:table-cell office:value-type="float" office:value="0.698678" calcext:value-type="float">
            <text:p>0,69867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95" calcext:value-type="float">
            <text:p>0,70095</text:p>
          </table:table-cell>
          <table:table-cell office:value-type="float" office:value="0.713099" calcext:value-type="float">
            <text:p>0,713099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8971" calcext:value-type="float">
            <text:p>0,69897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68595" calcext:value-type="float">
            <text:p>0,668595</text:p>
          </table:table-cell>
          <table:table-cell office:value-type="float" office:value="0.685041" calcext:value-type="float">
            <text:p>0,685041</text:p>
          </table:table-cell>
          <table:table-cell office:value-type="float" office:value="0.699215" calcext:value-type="float">
            <text:p>0,69921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702" calcext:value-type="float">
            <text:p>0,700702</text:p>
          </table:table-cell>
          <table:table-cell office:value-type="float" office:value="0.709587" calcext:value-type="float">
            <text:p>0,709587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9455" calcext:value-type="float">
            <text:p>0,69945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21488" calcext:value-type="float">
            <text:p>0,521488</text:p>
          </table:table-cell>
          <table:table-cell office:value-type="float" office:value="0.680413" calcext:value-type="float">
            <text:p>0,68041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818" calcext:value-type="float">
            <text:p>0,701818</text:p>
          </table:table-cell>
          <table:table-cell office:value-type="float" office:value="0.711736" calcext:value-type="float">
            <text:p>0,711736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9397" calcext:value-type="float">
            <text:p>0,69939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21488" calcext:value-type="float">
            <text:p>0,521488</text:p>
          </table:table-cell>
          <table:table-cell office:value-type="float" office:value="0.683017" calcext:value-type="float">
            <text:p>0,68301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083" calcext:value-type="float">
            <text:p>0,700083</text:p>
          </table:table-cell>
          <table:table-cell office:value-type="float" office:value="0.702975" calcext:value-type="float">
            <text:p>0,702975</text:p>
          </table:table-cell>
          <table:table-cell office:value-type="float" office:value="0.716694" calcext:value-type="float">
            <text:p>0,716694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277" calcext:value-type="float">
            <text:p>0,70027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40496" calcext:value-type="float">
            <text:p>0,440496</text:p>
          </table:table-cell>
          <table:table-cell office:value-type="float" office:value="0.662851" calcext:value-type="float">
            <text:p>0,66285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289" calcext:value-type="float">
            <text:p>0,700289</text:p>
          </table:table-cell>
          <table:table-cell office:value-type="float" office:value="0.705124" calcext:value-type="float">
            <text:p>0,705124</text:p>
          </table:table-cell>
          <table:table-cell office:value-type="float" office:value="0.717645" calcext:value-type="float">
            <text:p>0,717645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8591" calcext:value-type="float">
            <text:p>0,69859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21488" calcext:value-type="float">
            <text:p>0,521488</text:p>
          </table:table-cell>
          <table:table-cell office:value-type="float" office:value="0.679711" calcext:value-type="float">
            <text:p>0,67971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165" calcext:value-type="float">
            <text:p>0,700165</text:p>
          </table:table-cell>
          <table:table-cell office:value-type="float" office:value="0.706074" calcext:value-type="float">
            <text:p>0,706074</text:p>
          </table:table-cell>
          <table:table-cell office:value-type="float" office:value="0.718719" calcext:value-type="float">
            <text:p>0,718719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467" calcext:value-type="float">
            <text:p>0,70046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92562" calcext:value-type="float">
            <text:p>0,192562</text:p>
          </table:table-cell>
          <table:table-cell office:value-type="float" office:value="0.661116" calcext:value-type="float">
            <text:p>0,661116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4132" calcext:value-type="float">
            <text:p>0,704132</text:p>
          </table:table-cell>
          <table:table-cell office:value-type="float" office:value="0.718058" calcext:value-type="float">
            <text:p>0,718058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8331" calcext:value-type="float">
            <text:p>0,69833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13223" calcext:value-type="float">
            <text:p>0,513223</text:p>
          </table:table-cell>
          <table:table-cell office:value-type="float" office:value="0.688802" calcext:value-type="float">
            <text:p>0,68880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818" calcext:value-type="float">
            <text:p>0,701818</text:p>
          </table:table-cell>
          <table:table-cell office:value-type="float" office:value="0.716777" calcext:value-type="float">
            <text:p>0,716777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74" calcext:value-type="float">
            <text:p>0,7007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13223" calcext:value-type="float">
            <text:p>0,513223</text:p>
          </table:table-cell>
          <table:table-cell office:value-type="float" office:value="0.685868" calcext:value-type="float">
            <text:p>0,68586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124" calcext:value-type="float">
            <text:p>0,70124</text:p>
          </table:table-cell>
          <table:table-cell office:value-type="float" office:value="0.715868" calcext:value-type="float">
            <text:p>0,715868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298" calcext:value-type="float">
            <text:p>0,70029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16529" calcext:value-type="float">
            <text:p>0,416529</text:p>
          </table:table-cell>
          <table:table-cell office:value-type="float" office:value="0.671198" calcext:value-type="float">
            <text:p>0,67119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0331" calcext:value-type="float">
            <text:p>0,700331</text:p>
          </table:table-cell>
          <table:table-cell office:value-type="float" office:value="0.714339" calcext:value-type="float">
            <text:p>0,714339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8587" calcext:value-type="float">
            <text:p>0,69858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16529" calcext:value-type="float">
            <text:p>0,416529</text:p>
          </table:table-cell>
          <table:table-cell office:value-type="float" office:value="0.64814" calcext:value-type="float">
            <text:p>0,64814</text:p>
          </table:table-cell>
          <table:table-cell office:value-type="float" office:value="0.699091" calcext:value-type="float">
            <text:p>0,69909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041" calcext:value-type="float">
            <text:p>0,700041</text:p>
          </table:table-cell>
          <table:table-cell office:value-type="float" office:value="0.712603" calcext:value-type="float">
            <text:p>0,712603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5988" calcext:value-type="float">
            <text:p>0,69598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30579" calcext:value-type="float">
            <text:p>0,430579</text:p>
          </table:table-cell>
          <table:table-cell office:value-type="float" office:value="0.669545" calcext:value-type="float">
            <text:p>0,669545</text:p>
          </table:table-cell>
          <table:table-cell office:value-type="float" office:value="0.699959" calcext:value-type="float">
            <text:p>0,699959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12314" calcext:value-type="float">
            <text:p>0,712314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8182" calcext:value-type="float">
            <text:p>0,69818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04132" calcext:value-type="float">
            <text:p>0,504132</text:p>
          </table:table-cell>
          <table:table-cell office:value-type="float" office:value="0.678471" calcext:value-type="float">
            <text:p>0,67847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0537" calcext:value-type="float">
            <text:p>0,700537</text:p>
          </table:table-cell>
          <table:table-cell office:value-type="float" office:value="0.714421" calcext:value-type="float">
            <text:p>0,714421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9343" calcext:value-type="float">
            <text:p>0,69934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71074" calcext:value-type="float">
            <text:p>0,671074</text:p>
          </table:table-cell>
          <table:table-cell office:value-type="float" office:value="0.692851" calcext:value-type="float">
            <text:p>0,69285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0496" calcext:value-type="float">
            <text:p>0,700496</text:p>
          </table:table-cell>
          <table:table-cell office:value-type="float" office:value="0.712521" calcext:value-type="float">
            <text:p>0,712521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587" calcext:value-type="float">
            <text:p>0,7005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71074" calcext:value-type="float">
            <text:p>0,671074</text:p>
          </table:table-cell>
          <table:table-cell office:value-type="float" office:value="0.694752" calcext:value-type="float">
            <text:p>0,69475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0331" calcext:value-type="float">
            <text:p>0,700331</text:p>
          </table:table-cell>
          <table:table-cell office:value-type="float" office:value="0.713636" calcext:value-type="float">
            <text:p>0,713636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872" calcext:value-type="float">
            <text:p>0,70087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71074" calcext:value-type="float">
            <text:p>0,671074</text:p>
          </table:table-cell>
          <table:table-cell office:value-type="float" office:value="0.695124" calcext:value-type="float">
            <text:p>0,695124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0826" calcext:value-type="float">
            <text:p>0,700826</text:p>
          </table:table-cell>
          <table:table-cell office:value-type="float" office:value="0.714256" calcext:value-type="float">
            <text:p>0,714256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1021" calcext:value-type="float">
            <text:p>0,70102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71074" calcext:value-type="float">
            <text:p>0,671074</text:p>
          </table:table-cell>
          <table:table-cell office:value-type="float" office:value="0.696033" calcext:value-type="float">
            <text:p>0,696033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281" calcext:value-type="float">
            <text:p>0,70281</text:p>
          </table:table-cell>
          <table:table-cell office:value-type="float" office:value="0.71843" calcext:value-type="float">
            <text:p>0,71843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1727" calcext:value-type="float">
            <text:p>0,70172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71074" calcext:value-type="float">
            <text:p>0,671074</text:p>
          </table:table-cell>
          <table:table-cell office:value-type="float" office:value="0.696281" calcext:value-type="float">
            <text:p>0,696281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0496" calcext:value-type="float">
            <text:p>0,700496</text:p>
          </table:table-cell>
          <table:table-cell office:value-type="float" office:value="0.715537" calcext:value-type="float">
            <text:p>0,715537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1231" calcext:value-type="float">
            <text:p>0,70123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85124" calcext:value-type="float">
            <text:p>0,585124</text:p>
          </table:table-cell>
          <table:table-cell office:value-type="float" office:value="0.691488" calcext:value-type="float">
            <text:p>0,691488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0537" calcext:value-type="float">
            <text:p>0,700537</text:p>
          </table:table-cell>
          <table:table-cell office:value-type="float" office:value="0.714008" calcext:value-type="float">
            <text:p>0,714008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603" calcext:value-type="float">
            <text:p>0,70060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85124" calcext:value-type="float">
            <text:p>0,585124</text:p>
          </table:table-cell>
          <table:table-cell office:value-type="float" office:value="0.685992" calcext:value-type="float">
            <text:p>0,685992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0785" calcext:value-type="float">
            <text:p>0,700785</text:p>
          </table:table-cell>
          <table:table-cell office:value-type="float" office:value="0.714008" calcext:value-type="float">
            <text:p>0,714008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079" calcext:value-type="float">
            <text:p>0,70007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85124" calcext:value-type="float">
            <text:p>0,585124</text:p>
          </table:table-cell>
          <table:table-cell office:value-type="float" office:value="0.683554" calcext:value-type="float">
            <text:p>0,683554</text:p>
          </table:table-cell>
          <table:table-cell office:value-type="float" office:value="0.699917" calcext:value-type="float">
            <text:p>0,699917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1612" calcext:value-type="float">
            <text:p>0,701612</text:p>
          </table:table-cell>
          <table:table-cell office:value-type="float" office:value="0.717355" calcext:value-type="float">
            <text:p>0,717355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244" calcext:value-type="float">
            <text:p>0,70024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85124" calcext:value-type="float">
            <text:p>0,585124</text:p>
          </table:table-cell>
          <table:table-cell office:value-type="float" office:value="0.687934" calcext:value-type="float">
            <text:p>0,687934</text:p>
          </table:table-cell>
          <table:table-cell office:value-type="float" office:value="0.699876" calcext:value-type="float">
            <text:p>0,69987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314" calcext:value-type="float">
            <text:p>0,702314</text:p>
          </table:table-cell>
          <table:table-cell office:value-type="float" office:value="0.717603" calcext:value-type="float">
            <text:p>0,717603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773" calcext:value-type="float">
            <text:p>0,70077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96694" calcext:value-type="float">
            <text:p>0,696694</text:p>
          </table:table-cell>
          <table:table-cell office:value-type="float" office:value="0.697851" calcext:value-type="float">
            <text:p>0,69785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62" calcext:value-type="float">
            <text:p>0,70062</text:p>
          </table:table-cell>
          <table:table-cell office:value-type="float" office:value="0.705496" calcext:value-type="float">
            <text:p>0,705496</text:p>
          </table:table-cell>
          <table:table-cell office:value-type="float" office:value="0.719917" calcext:value-type="float">
            <text:p>0,719917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2388" calcext:value-type="float">
            <text:p>0,702388</text:p>
          </table:table-cell>
          <table:table-cell>
            <draw:frame draw:z-index="0" draw:style-name="gr1" draw:text-style-name="P1" svg:width="22.348cm" svg:height="12.57cm" svg:x="0.054cm" svg:y="0cm">
  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70248" calcext:value-type="float">
            <text:p>0,670248</text:p>
          </table:table-cell>
          <table:table-cell office:value-type="float" office:value="0.695992" calcext:value-type="float">
            <text:p>0,695992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496" calcext:value-type="float">
            <text:p>0,700496</text:p>
          </table:table-cell>
          <table:table-cell office:value-type="float" office:value="0.704091" calcext:value-type="float">
            <text:p>0,704091</text:p>
          </table:table-cell>
          <table:table-cell office:value-type="float" office:value="0.719008" calcext:value-type="float">
            <text:p>0,719008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1959" calcext:value-type="float">
            <text:p>0,70195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42975" calcext:value-type="float">
            <text:p>0,642975</text:p>
          </table:table-cell>
          <table:table-cell office:value-type="float" office:value="0.690537" calcext:value-type="float">
            <text:p>0,690537</text:p>
          </table:table-cell>
          <table:table-cell office:value-type="float" office:value="0.699917" calcext:value-type="float">
            <text:p>0,699917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579" calcext:value-type="float">
            <text:p>0,700579</text:p>
          </table:table-cell>
          <table:table-cell office:value-type="float" office:value="0.70719" calcext:value-type="float">
            <text:p>0,70719</text:p>
          </table:table-cell>
          <table:table-cell office:value-type="float" office:value="0.723471" calcext:value-type="float">
            <text:p>0,723471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2169" calcext:value-type="float">
            <text:p>0,70216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70248" calcext:value-type="float">
            <text:p>0,670248</text:p>
          </table:table-cell>
          <table:table-cell office:value-type="float" office:value="0.694545" calcext:value-type="float">
            <text:p>0,69454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661" calcext:value-type="float">
            <text:p>0,700661</text:p>
          </table:table-cell>
          <table:table-cell office:value-type="float" office:value="0.706446" calcext:value-type="float">
            <text:p>0,706446</text:p>
          </table:table-cell>
          <table:table-cell office:value-type="float" office:value="0.722727" calcext:value-type="float">
            <text:p>0,722727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2438" calcext:value-type="float">
            <text:p>0,70243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70248" calcext:value-type="float">
            <text:p>0,670248</text:p>
          </table:table-cell>
          <table:table-cell office:value-type="float" office:value="0.69624" calcext:value-type="float">
            <text:p>0,6962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785" calcext:value-type="float">
            <text:p>0,700785</text:p>
          </table:table-cell>
          <table:table-cell office:value-type="float" office:value="0.70624" calcext:value-type="float">
            <text:p>0,70624</text:p>
          </table:table-cell>
          <table:table-cell office:value-type="float" office:value="0.721198" calcext:value-type="float">
            <text:p>0,721198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2446" calcext:value-type="float">
            <text:p>0,70244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02479" calcext:value-type="float">
            <text:p>0,502479</text:p>
          </table:table-cell>
          <table:table-cell office:value-type="float" office:value="0.686901" calcext:value-type="float">
            <text:p>0,686901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702" calcext:value-type="float">
            <text:p>0,700702</text:p>
          </table:table-cell>
          <table:table-cell office:value-type="float" office:value="0.708388" calcext:value-type="float">
            <text:p>0,708388</text:p>
          </table:table-cell>
          <table:table-cell office:value-type="float" office:value="0.721446" calcext:value-type="float">
            <text:p>0,721446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1744" calcext:value-type="float">
            <text:p>0,70174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02479" calcext:value-type="float">
            <text:p>0,502479</text:p>
          </table:table-cell>
          <table:table-cell office:value-type="float" office:value="0.68657" calcext:value-type="float">
            <text:p>0,68657</text:p>
          </table:table-cell>
          <table:table-cell office:value-type="float" office:value="0.699959" calcext:value-type="float">
            <text:p>0,699959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3719" calcext:value-type="float">
            <text:p>0,703719</text:p>
          </table:table-cell>
          <table:table-cell office:value-type="float" office:value="0.71938" calcext:value-type="float">
            <text:p>0,71938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963" calcext:value-type="float">
            <text:p>0,70096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02479" calcext:value-type="float">
            <text:p>0,502479</text:p>
          </table:table-cell>
          <table:table-cell office:value-type="float" office:value="0.678388" calcext:value-type="float">
            <text:p>0,67838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248" calcext:value-type="float">
            <text:p>0,700248</text:p>
          </table:table-cell>
          <table:table-cell office:value-type="float" office:value="0.703843" calcext:value-type="float">
            <text:p>0,703843</text:p>
          </table:table-cell>
          <table:table-cell office:value-type="float" office:value="0.719711" calcext:value-type="float">
            <text:p>0,719711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219" calcext:value-type="float">
            <text:p>0,70021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02479" calcext:value-type="float">
            <text:p>0,502479</text:p>
          </table:table-cell>
          <table:table-cell office:value-type="float" office:value="0.684835" calcext:value-type="float">
            <text:p>0,684835</text:p>
          </table:table-cell>
          <table:table-cell table:number-columns-repeated="7" office:value-type="float" office:value="0.7" calcext:value-type="float">
            <text:p>0,7</text:p>
          </table:table-cell>
          <table:table-cell office:value-type="float" office:value="0.703678" calcext:value-type="float">
            <text:p>0,703678</text:p>
          </table:table-cell>
          <table:table-cell office:value-type="float" office:value="0.718719" calcext:value-type="float">
            <text:p>0,718719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723" calcext:value-type="float">
            <text:p>0,70072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18182" calcext:value-type="float">
            <text:p>0,618182</text:p>
          </table:table-cell>
          <table:table-cell office:value-type="float" office:value="0.691116" calcext:value-type="float">
            <text:p>0,691116</text:p>
          </table:table-cell>
          <table:table-cell office:value-type="float" office:value="0.699959" calcext:value-type="float">
            <text:p>0,699959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025" calcext:value-type="float">
            <text:p>0,702025</text:p>
          </table:table-cell>
          <table:table-cell office:value-type="float" office:value="0.715413" calcext:value-type="float">
            <text:p>0,715413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851" calcext:value-type="float">
            <text:p>0,70085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52066" calcext:value-type="float">
            <text:p>0,452066</text:p>
          </table:table-cell>
          <table:table-cell office:value-type="float" office:value="0.669545" calcext:value-type="float">
            <text:p>0,669545</text:p>
          </table:table-cell>
          <table:table-cell office:value-type="float" office:value="0.698678" calcext:value-type="float">
            <text:p>0,698678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0702" calcext:value-type="float">
            <text:p>0,700702</text:p>
          </table:table-cell>
          <table:table-cell office:value-type="float" office:value="0.718099" calcext:value-type="float">
            <text:p>0,718099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8702" calcext:value-type="float">
            <text:p>0,69870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52066" calcext:value-type="float">
            <text:p>0,452066</text:p>
          </table:table-cell>
          <table:table-cell office:value-type="float" office:value="0.672479" calcext:value-type="float">
            <text:p>0,672479</text:p>
          </table:table-cell>
          <table:table-cell office:value-type="float" office:value="0.699545" calcext:value-type="float">
            <text:p>0,699545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2851" calcext:value-type="float">
            <text:p>0,702851</text:p>
          </table:table-cell>
          <table:table-cell office:value-type="float" office:value="0.719132" calcext:value-type="float">
            <text:p>0,719132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9401" calcext:value-type="float">
            <text:p>0,69940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70248" calcext:value-type="float">
            <text:p>0,570248</text:p>
          </table:table-cell>
          <table:table-cell office:value-type="float" office:value="0.677851" calcext:value-type="float">
            <text:p>0,677851</text:p>
          </table:table-cell>
          <table:table-cell office:value-type="float" office:value="0.69814" calcext:value-type="float">
            <text:p>0,69814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4339" calcext:value-type="float">
            <text:p>0,704339</text:p>
          </table:table-cell>
          <table:table-cell office:value-type="float" office:value="0.721612" calcext:value-type="float">
            <text:p>0,721612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194" calcext:value-type="float">
            <text:p>0,70019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18182" calcext:value-type="float">
            <text:p>0,618182</text:p>
          </table:table-cell>
          <table:table-cell office:value-type="float" office:value="0.692025" calcext:value-type="float">
            <text:p>0,692025</text:p>
          </table:table-cell>
          <table:table-cell office:value-type="float" office:value="0.698926" calcext:value-type="float">
            <text:p>0,698926</text:p>
          </table:table-cell>
          <table:table-cell table:number-columns-repeated="6" office:value-type="float" office:value="0.7" calcext:value-type="float">
            <text:p>0,7</text:p>
          </table:table-cell>
          <table:table-cell office:value-type="float" office:value="0.705124" calcext:value-type="float">
            <text:p>0,705124</text:p>
          </table:table-cell>
          <table:table-cell office:value-type="float" office:value="0.720909" calcext:value-type="float">
            <text:p>0,720909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1698" calcext:value-type="float">
            <text:p>0,70169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.696694" calcext:value-type="float">
            <text:p>0,696694</text:p>
          </table:table-cell>
          <table:table-cell office:value-type="float" office:value="0.697521" calcext:value-type="float">
            <text:p>0,697521</text:p>
          </table:table-cell>
          <table:table-cell office:value-type="float" office:value="0.699835" calcext:value-type="float">
            <text:p>0,699835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289" calcext:value-type="float">
            <text:p>0,700289</text:p>
          </table:table-cell>
          <table:table-cell office:value-type="float" office:value="0.706694" calcext:value-type="float">
            <text:p>0,706694</text:p>
          </table:table-cell>
          <table:table-cell office:value-type="float" office:value="0.722107" calcext:value-type="float">
            <text:p>0,722107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2314" calcext:value-type="float">
            <text:p>0,70231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.696694" calcext:value-type="float">
            <text:p>0,696694</text:p>
          </table:table-cell>
          <table:table-cell office:value-type="float" office:value="0.698347" calcext:value-type="float">
            <text:p>0,698347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083" calcext:value-type="float">
            <text:p>0,700083</text:p>
          </table:table-cell>
          <table:table-cell office:value-type="float" office:value="0.70719" calcext:value-type="float">
            <text:p>0,70719</text:p>
          </table:table-cell>
          <table:table-cell office:value-type="float" office:value="0.722893" calcext:value-type="float">
            <text:p>0,722893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2521" calcext:value-type="float">
            <text:p>0,70252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96694" calcext:value-type="float">
            <text:p>0,696694</text:p>
          </table:table-cell>
          <table:table-cell office:value-type="float" office:value="0.696901" calcext:value-type="float">
            <text:p>0,696901</text:p>
          </table:table-cell>
          <table:table-cell office:value-type="float" office:value="0.699876" calcext:value-type="float">
            <text:p>0,699876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62" calcext:value-type="float">
            <text:p>0,70062</text:p>
          </table:table-cell>
          <table:table-cell office:value-type="float" office:value="0.709545" calcext:value-type="float">
            <text:p>0,709545</text:p>
          </table:table-cell>
          <table:table-cell office:value-type="float" office:value="0.726612" calcext:value-type="float">
            <text:p>0,726612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3355" calcext:value-type="float">
            <text:p>0,70335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06612" calcext:value-type="float">
            <text:p>0,606612</text:p>
          </table:table-cell>
          <table:table-cell office:value-type="float" office:value="0.69186" calcext:value-type="float">
            <text:p>0,69186</text:p>
          </table:table-cell>
          <table:table-cell office:value-type="float" office:value="0.699917" calcext:value-type="float">
            <text:p>0,699917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3223" calcext:value-type="float">
            <text:p>0,703223</text:p>
          </table:table-cell>
          <table:table-cell office:value-type="float" office:value="0.711322" calcext:value-type="float">
            <text:p>0,711322</text:p>
          </table:table-cell>
          <table:table-cell office:value-type="float" office:value="0.725455" calcext:value-type="float">
            <text:p>0,725455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3178" calcext:value-type="float">
            <text:p>0,70317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81818" calcext:value-type="float">
            <text:p>0,381818</text:p>
          </table:table-cell>
          <table:table-cell office:value-type="float" office:value="0.670289" calcext:value-type="float">
            <text:p>0,670289</text:p>
          </table:table-cell>
          <table:table-cell office:value-type="float" office:value="0.698884" calcext:value-type="float">
            <text:p>0,698884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3802" calcext:value-type="float">
            <text:p>0,703802</text:p>
          </table:table-cell>
          <table:table-cell office:value-type="float" office:value="0.711405" calcext:value-type="float">
            <text:p>0,711405</text:p>
          </table:table-cell>
          <table:table-cell office:value-type="float" office:value="0.723884" calcext:value-type="float">
            <text:p>0,723884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826" calcext:value-type="float">
            <text:p>0,70082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79339" calcext:value-type="float">
            <text:p>0,379339</text:p>
          </table:table-cell>
          <table:table-cell office:value-type="float" office:value="0.650165" calcext:value-type="float">
            <text:p>0,650165</text:p>
          </table:table-cell>
          <table:table-cell office:value-type="float" office:value="0.697851" calcext:value-type="float">
            <text:p>0,697851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083" calcext:value-type="float">
            <text:p>0,700083</text:p>
          </table:table-cell>
          <table:table-cell office:value-type="float" office:value="0.708388" calcext:value-type="float">
            <text:p>0,708388</text:p>
          </table:table-cell>
          <table:table-cell office:value-type="float" office:value="0.721777" calcext:value-type="float">
            <text:p>0,721777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7826" calcext:value-type="float">
            <text:p>0,69782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06612" calcext:value-type="float">
            <text:p>0,606612</text:p>
          </table:table-cell>
          <table:table-cell office:value-type="float" office:value="0.672521" calcext:value-type="float">
            <text:p>0,672521</text:p>
          </table:table-cell>
          <table:table-cell office:value-type="float" office:value="0.696694" calcext:value-type="float">
            <text:p>0,696694</text:p>
          </table:table-cell>
          <table:table-cell office:value-type="float" office:value="0.699545" calcext:value-type="float">
            <text:p>0,699545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041" calcext:value-type="float">
            <text:p>0,700041</text:p>
          </table:table-cell>
          <table:table-cell office:value-type="float" office:value="0.707479" calcext:value-type="float">
            <text:p>0,707479</text:p>
          </table:table-cell>
          <table:table-cell office:value-type="float" office:value="0.724298" calcext:value-type="float">
            <text:p>0,724298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700058" calcext:value-type="float">
            <text:p>0,70005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06612" calcext:value-type="float">
            <text:p>0,606612</text:p>
          </table:table-cell>
          <table:table-cell office:value-type="float" office:value="0.664463" calcext:value-type="float">
            <text:p>0,664463</text:p>
          </table:table-cell>
          <table:table-cell office:value-type="float" office:value="0.696694" calcext:value-type="float">
            <text:p>0,696694</text:p>
          </table:table-cell>
          <table:table-cell office:value-type="float" office:value="0.698884" calcext:value-type="float">
            <text:p>0,698884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041" calcext:value-type="float">
            <text:p>0,700041</text:p>
          </table:table-cell>
          <table:table-cell office:value-type="float" office:value="0.708678" calcext:value-type="float">
            <text:p>0,708678</text:p>
          </table:table-cell>
          <table:table-cell office:value-type="float" office:value="0.728926" calcext:value-type="float">
            <text:p>0,728926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9769" calcext:value-type="float">
            <text:p>0,69976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06612" calcext:value-type="float">
            <text:p>0,606612</text:p>
          </table:table-cell>
          <table:table-cell office:value-type="float" office:value="0.657893" calcext:value-type="float">
            <text:p>0,657893</text:p>
          </table:table-cell>
          <table:table-cell office:value-type="float" office:value="0.697521" calcext:value-type="float">
            <text:p>0,697521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165" calcext:value-type="float">
            <text:p>0,700165</text:p>
          </table:table-cell>
          <table:table-cell office:value-type="float" office:value="0.708967" calcext:value-type="float">
            <text:p>0,708967</text:p>
          </table:table-cell>
          <table:table-cell office:value-type="float" office:value="0.72686" calcext:value-type="float">
            <text:p>0,72686</text:p>
          </table:table-cell>
          <table:table-cell office:value-type="float" office:value="0.735537" calcext:value-type="float">
            <text:p>0,735537</text:p>
          </table:table-cell>
          <table:table-cell office:value-type="float" office:value="0.69914" calcext:value-type="float">
            <text:p>0,6991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06612" calcext:value-type="float">
            <text:p>0,606612</text:p>
          </table:table-cell>
          <table:table-cell office:value-type="float" office:value="0.657314" calcext:value-type="float">
            <text:p>0,657314</text:p>
          </table:table-cell>
          <table:table-cell office:value-type="float" office:value="0.69719" calcext:value-type="float">
            <text:p>0,69719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0992" calcext:value-type="float">
            <text:p>0,700992</text:p>
          </table:table-cell>
          <table:table-cell office:value-type="float" office:value="0.71124" calcext:value-type="float">
            <text:p>0,71124</text:p>
          </table:table-cell>
          <table:table-cell office:value-type="float" office:value="0.727314" calcext:value-type="float">
            <text:p>0,727314</text:p>
          </table:table-cell>
          <table:table-cell office:value-type="float" office:value="0.73719" calcext:value-type="float">
            <text:p>0,73719</text:p>
          </table:table-cell>
          <table:table-cell office:value-type="float" office:value="0.699405" calcext:value-type="float">
            <text:p>0,69940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05785" calcext:value-type="float">
            <text:p>0,205785</text:p>
          </table:table-cell>
          <table:table-cell office:value-type="float" office:value="0.647934" calcext:value-type="float">
            <text:p>0,647934</text:p>
          </table:table-cell>
          <table:table-cell office:value-type="float" office:value="0.697273" calcext:value-type="float">
            <text:p>0,697273</text:p>
          </table:table-cell>
          <table:table-cell office:value-type="float" office:value="0.699876" calcext:value-type="float">
            <text:p>0,69987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062" calcext:value-type="float">
            <text:p>0,70062</text:p>
          </table:table-cell>
          <table:table-cell office:value-type="float" office:value="0.712397" calcext:value-type="float">
            <text:p>0,712397</text:p>
          </table:table-cell>
          <table:table-cell office:value-type="float" office:value="0.726901" calcext:value-type="float">
            <text:p>0,726901</text:p>
          </table:table-cell>
          <table:table-cell office:value-type="float" office:value="0.740496" calcext:value-type="float">
            <text:p>0,740496</text:p>
          </table:table-cell>
          <table:table-cell office:value-type="float" office:value="0.6985" calcext:value-type="float">
            <text:p>0,698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38843" calcext:value-type="float">
            <text:p>0,538843</text:p>
          </table:table-cell>
          <table:table-cell office:value-type="float" office:value="0.663306" calcext:value-type="float">
            <text:p>0,663306</text:p>
          </table:table-cell>
          <table:table-cell office:value-type="float" office:value="0.697149" calcext:value-type="float">
            <text:p>0,697149</text:p>
          </table:table-cell>
          <table:table-cell office:value-type="float" office:value="0.699545" calcext:value-type="float">
            <text:p>0,699545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4008" calcext:value-type="float">
            <text:p>0,704008</text:p>
          </table:table-cell>
          <table:table-cell office:value-type="float" office:value="0.714256" calcext:value-type="float">
            <text:p>0,714256</text:p>
          </table:table-cell>
          <table:table-cell office:value-type="float" office:value="0.72657" calcext:value-type="float">
            <text:p>0,72657</text:p>
          </table:table-cell>
          <table:table-cell office:value-type="float" office:value="0.740496" calcext:value-type="float">
            <text:p>0,740496</text:p>
          </table:table-cell>
          <table:table-cell office:value-type="float" office:value="0.700483" calcext:value-type="float">
            <text:p>0,70048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06612" calcext:value-type="float">
            <text:p>0,606612</text:p>
          </table:table-cell>
          <table:table-cell office:value-type="float" office:value="0.674256" calcext:value-type="float">
            <text:p>0,674256</text:p>
          </table:table-cell>
          <table:table-cell office:value-type="float" office:value="0.697025" calcext:value-type="float">
            <text:p>0,697025</text:p>
          </table:table-cell>
          <table:table-cell office:value-type="float" office:value="0.699132" calcext:value-type="float">
            <text:p>0,699132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1405" calcext:value-type="float">
            <text:p>0,701405</text:p>
          </table:table-cell>
          <table:table-cell office:value-type="float" office:value="0.712066" calcext:value-type="float">
            <text:p>0,712066</text:p>
          </table:table-cell>
          <table:table-cell office:value-type="float" office:value="0.725455" calcext:value-type="float">
            <text:p>0,725455</text:p>
          </table:table-cell>
          <table:table-cell office:value-type="float" office:value="0.740496" calcext:value-type="float">
            <text:p>0,740496</text:p>
          </table:table-cell>
          <table:table-cell office:value-type="float" office:value="0.700934" calcext:value-type="float">
            <text:p>0,70093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23967" calcext:value-type="float">
            <text:p>0,523967</text:p>
          </table:table-cell>
          <table:table-cell office:value-type="float" office:value="0.653471" calcext:value-type="float">
            <text:p>0,653471</text:p>
          </table:table-cell>
          <table:table-cell office:value-type="float" office:value="0.696322" calcext:value-type="float">
            <text:p>0,696322</text:p>
          </table:table-cell>
          <table:table-cell office:value-type="float" office:value="0.69781" calcext:value-type="float">
            <text:p>0,69781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2934" calcext:value-type="float">
            <text:p>0,702934</text:p>
          </table:table-cell>
          <table:table-cell office:value-type="float" office:value="0.714669" calcext:value-type="float">
            <text:p>0,714669</text:p>
          </table:table-cell>
          <table:table-cell office:value-type="float" office:value="0.729298" calcext:value-type="float">
            <text:p>0,729298</text:p>
          </table:table-cell>
          <table:table-cell office:value-type="float" office:value="0.740496" calcext:value-type="float">
            <text:p>0,740496</text:p>
          </table:table-cell>
          <table:table-cell office:value-type="float" office:value="0.69945" calcext:value-type="float">
            <text:p>0,6994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23967" calcext:value-type="float">
            <text:p>0,523967</text:p>
          </table:table-cell>
          <table:table-cell office:value-type="float" office:value="0.633264" calcext:value-type="float">
            <text:p>0,633264</text:p>
          </table:table-cell>
          <table:table-cell office:value-type="float" office:value="0.694463" calcext:value-type="float">
            <text:p>0,694463</text:p>
          </table:table-cell>
          <table:table-cell office:value-type="float" office:value="0.697686" calcext:value-type="float">
            <text:p>0,697686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4008" calcext:value-type="float">
            <text:p>0,704008</text:p>
          </table:table-cell>
          <table:table-cell office:value-type="float" office:value="0.713636" calcext:value-type="float">
            <text:p>0,713636</text:p>
          </table:table-cell>
          <table:table-cell office:value-type="float" office:value="0.728306" calcext:value-type="float">
            <text:p>0,728306</text:p>
          </table:table-cell>
          <table:table-cell office:value-type="float" office:value="0.740496" calcext:value-type="float">
            <text:p>0,740496</text:p>
          </table:table-cell>
          <table:table-cell office:value-type="float" office:value="0.697136" calcext:value-type="float">
            <text:p>0,69713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06612" calcext:value-type="float">
            <text:p>0,606612</text:p>
          </table:table-cell>
          <table:table-cell office:value-type="float" office:value="0.657479" calcext:value-type="float">
            <text:p>0,657479</text:p>
          </table:table-cell>
          <table:table-cell office:value-type="float" office:value="0.695289" calcext:value-type="float">
            <text:p>0,695289</text:p>
          </table:table-cell>
          <table:table-cell office:value-type="float" office:value="0.698347" calcext:value-type="float">
            <text:p>0,698347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6694" calcext:value-type="float">
            <text:p>0,706694</text:p>
          </table:table-cell>
          <table:table-cell office:value-type="float" office:value="0.725372" calcext:value-type="float">
            <text:p>0,725372</text:p>
          </table:table-cell>
          <table:table-cell office:value-type="float" office:value="0.740496" calcext:value-type="float">
            <text:p>0,740496</text:p>
          </table:table-cell>
          <table:table-cell office:value-type="float" office:value="0.698318" calcext:value-type="float">
            <text:p>0,69831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06612" calcext:value-type="float">
            <text:p>0,606612</text:p>
          </table:table-cell>
          <table:table-cell office:value-type="float" office:value="0.669215" calcext:value-type="float">
            <text:p>0,669215</text:p>
          </table:table-cell>
          <table:table-cell office:value-type="float" office:value="0.693967" calcext:value-type="float">
            <text:p>0,693967</text:p>
          </table:table-cell>
          <table:table-cell office:value-type="float" office:value="0.697934" calcext:value-type="float">
            <text:p>0,697934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10083" calcext:value-type="float">
            <text:p>0,710083</text:p>
          </table:table-cell>
          <table:table-cell office:value-type="float" office:value="0.728306" calcext:value-type="float">
            <text:p>0,728306</text:p>
          </table:table-cell>
          <table:table-cell office:value-type="float" office:value="0.740496" calcext:value-type="float">
            <text:p>0,740496</text:p>
          </table:table-cell>
          <table:table-cell office:value-type="float" office:value="0.69995" calcext:value-type="float">
            <text:p>0,6999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16529" calcext:value-type="float">
            <text:p>0,616529</text:p>
          </table:table-cell>
          <table:table-cell office:value-type="float" office:value="0.670537" calcext:value-type="float">
            <text:p>0,670537</text:p>
          </table:table-cell>
          <table:table-cell office:value-type="float" office:value="0.695826" calcext:value-type="float">
            <text:p>0,695826</text:p>
          </table:table-cell>
          <table:table-cell office:value-type="float" office:value="0.699174" calcext:value-type="float">
            <text:p>0,699174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8512" calcext:value-type="float">
            <text:p>0,708512</text:p>
          </table:table-cell>
          <table:table-cell office:value-type="float" office:value="0.726074" calcext:value-type="float">
            <text:p>0,726074</text:p>
          </table:table-cell>
          <table:table-cell office:value-type="float" office:value="0.740496" calcext:value-type="float">
            <text:p>0,740496</text:p>
          </table:table-cell>
          <table:table-cell office:value-type="float" office:value="0.700012" calcext:value-type="float">
            <text:p>0,70001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29752" calcext:value-type="float">
            <text:p>0,629752</text:p>
          </table:table-cell>
          <table:table-cell office:value-type="float" office:value="0.668926" calcext:value-type="float">
            <text:p>0,668926</text:p>
          </table:table-cell>
          <table:table-cell office:value-type="float" office:value="0.696281" calcext:value-type="float">
            <text:p>0,696281</text:p>
          </table:table-cell>
          <table:table-cell office:value-type="float" office:value="0.699545" calcext:value-type="float">
            <text:p>0,699545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05289" calcext:value-type="float">
            <text:p>0,705289</text:p>
          </table:table-cell>
          <table:table-cell office:value-type="float" office:value="0.72405" calcext:value-type="float">
            <text:p>0,72405</text:p>
          </table:table-cell>
          <table:table-cell office:value-type="float" office:value="0.740496" calcext:value-type="float">
            <text:p>0,740496</text:p>
          </table:table-cell>
          <table:table-cell office:value-type="float" office:value="0.699409" calcext:value-type="float">
            <text:p>0,69940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42975" calcext:value-type="float">
            <text:p>0,542975</text:p>
          </table:table-cell>
          <table:table-cell office:value-type="float" office:value="0.663017" calcext:value-type="float">
            <text:p>0,663017</text:p>
          </table:table-cell>
          <table:table-cell office:value-type="float" office:value="0.695165" calcext:value-type="float">
            <text:p>0,695165</text:p>
          </table:table-cell>
          <table:table-cell office:value-type="float" office:value="0.698512" calcext:value-type="float">
            <text:p>0,698512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1818" calcext:value-type="float">
            <text:p>0,701818</text:p>
          </table:table-cell>
          <table:table-cell office:value-type="float" office:value="0.71314" calcext:value-type="float">
            <text:p>0,71314</text:p>
          </table:table-cell>
          <table:table-cell office:value-type="float" office:value="0.725496" calcext:value-type="float">
            <text:p>0,725496</text:p>
          </table:table-cell>
          <table:table-cell office:value-type="float" office:value="0.740496" calcext:value-type="float">
            <text:p>0,740496</text:p>
          </table:table-cell>
          <table:table-cell office:value-type="float" office:value="0.699715" calcext:value-type="float">
            <text:p>0,69971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42975" calcext:value-type="float">
            <text:p>0,542975</text:p>
          </table:table-cell>
          <table:table-cell office:value-type="float" office:value="0.680868" calcext:value-type="float">
            <text:p>0,680868</text:p>
          </table:table-cell>
          <table:table-cell office:value-type="float" office:value="0.696983" calcext:value-type="float">
            <text:p>0,696983</text:p>
          </table:table-cell>
          <table:table-cell office:value-type="float" office:value="0.699711" calcext:value-type="float">
            <text:p>0,699711</text:p>
          </table:table-cell>
          <table:table-cell table:number-columns-repeated="4" office:value-type="float" office:value="0.7" calcext:value-type="float">
            <text:p>0,7</text:p>
          </table:table-cell>
          <table:table-cell office:value-type="float" office:value="0.703512" calcext:value-type="float">
            <text:p>0,703512</text:p>
          </table:table-cell>
          <table:table-cell office:value-type="float" office:value="0.713058" calcext:value-type="float">
            <text:p>0,713058</text:p>
          </table:table-cell>
          <table:table-cell office:value-type="float" office:value="0.725248" calcext:value-type="float">
            <text:p>0,725248</text:p>
          </table:table-cell>
          <table:table-cell office:value-type="float" office:value="0.740496" calcext:value-type="float">
            <text:p>0,740496</text:p>
          </table:table-cell>
          <table:table-cell office:value-type="float" office:value="0.701938" calcext:value-type="float">
            <text:p>0,7019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20:00:21.901653416</dc:date>
    <meta:editing-duration>PT59S</meta:editing-duration>
    <meta:editing-cycles>1</meta:editing-cycles>
    <meta:generator>LibreOffice/7.6.4.1$Linux_X86_64 LibreOffice_project/60$Build-1</meta:generator>
    <meta:document-statistic meta:table-count="1" meta:cell-count="28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accuracy.A2:accuracy.A201 accuracy.C1:accuracy.N201" chart:data-source-has-labels="both" svg:x="1.457cm" svg:y="0.251cm" svg:width="17.567cm" svg:height="11.088cm">
          <chart:coordinate-region svg:x="2.184cm" svg:y="0.45cm" svg:width="16.84cm" svg:height="9.965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68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036736">
                <text:p>0.036736</text:p>
                <draw:g>
                  <svg:desc>accuracy.C2:accuracy.C201</svg:desc>
                </draw:g>
              </table:table-cell>
              <table:table-cell office:value-type="float" office:value="0.038512">
                <text:p>0.038512</text:p>
                <draw:g>
                  <svg:desc>accuracy.D2:accuracy.D201</svg:desc>
                </draw:g>
              </table:table-cell>
              <table:table-cell office:value-type="float" office:value="0.039669">
                <text:p>0.039669</text:p>
                <draw:g>
                  <svg:desc>accuracy.E2:accuracy.E201</svg:desc>
                </draw:g>
              </table:table-cell>
              <table:table-cell office:value-type="float" office:value="0.055579">
                <text:p>0.055579</text:p>
                <draw:g>
                  <svg:desc>accuracy.F2:accuracy.F201</svg:desc>
                </draw:g>
              </table:table-cell>
              <table:table-cell office:value-type="float" office:value="0.119174">
                <text:p>0.119174</text:p>
                <draw:g>
                  <svg:desc>accuracy.G2:accuracy.G201</svg:desc>
                </draw:g>
              </table:table-cell>
              <table:table-cell office:value-type="float" office:value="0.210331">
                <text:p>0.210331</text:p>
                <draw:g>
                  <svg:desc>accuracy.H2:accuracy.H201</svg:desc>
                </draw:g>
              </table:table-cell>
              <table:table-cell office:value-type="float" office:value="0.23814">
                <text:p>0.23814</text:p>
                <draw:g>
                  <svg:desc>accuracy.I2:accuracy.I201</svg:desc>
                </draw:g>
              </table:table-cell>
              <table:table-cell office:value-type="float" office:value="0.376488">
                <text:p>0.376488</text:p>
                <draw:g>
                  <svg:desc>accuracy.J2:accuracy.J201</svg:desc>
                </draw:g>
              </table:table-cell>
              <table:table-cell office:value-type="float" office:value="0.571653">
                <text:p>0.571653</text:p>
                <draw:g>
                  <svg:desc>accuracy.K2:accuracy.K201</svg:desc>
                </draw:g>
              </table:table-cell>
              <table:table-cell office:value-type="float" office:value="0.685331">
                <text:p>0.685331</text:p>
                <draw:g>
                  <svg:desc>accuracy.L2:accuracy.L201</svg:desc>
                </draw:g>
              </table:table-cell>
              <table:table-cell office:value-type="float" office:value="0.7">
                <text:p>0.7</text:p>
                <draw:g>
                  <svg:desc>accuracy.M2:accuracy.M201</svg:desc>
                </draw:g>
              </table:table-cell>
              <table:table-cell office:value-type="float" office:value="0.237161">
                <text:p>0.237161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7405">
                <text:p>0.07405</text:p>
              </table:table-cell>
              <table:table-cell office:value-type="float" office:value="0.194835">
                <text:p>0.194835</text:p>
              </table:table-cell>
              <table:table-cell office:value-type="float" office:value="0.235041">
                <text:p>0.235041</text:p>
              </table:table-cell>
              <table:table-cell office:value-type="float" office:value="0.312107">
                <text:p>0.312107</text:p>
              </table:table-cell>
              <table:table-cell office:value-type="float" office:value="0.419628">
                <text:p>0.419628</text:p>
              </table:table-cell>
              <table:table-cell office:value-type="float" office:value="0.548636">
                <text:p>0.548636</text:p>
              </table:table-cell>
              <table:table-cell office:value-type="float" office:value="0.610992">
                <text:p>0.610992</text:p>
              </table:table-cell>
              <table:table-cell office:value-type="float" office:value="0.673843">
                <text:p>0.673843</text:p>
              </table:table-cell>
              <table:table-cell office:value-type="float" office:value="0.699917">
                <text:p>0.69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446905">
                <text:p>0.4469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719">
                <text:p>0.05719</text:p>
              </table:table-cell>
              <table:table-cell office:value-type="float" office:value="0.18814">
                <text:p>0.18814</text:p>
              </table:table-cell>
              <table:table-cell office:value-type="float" office:value="0.274298">
                <text:p>0.274298</text:p>
              </table:table-cell>
              <table:table-cell office:value-type="float" office:value="0.409463">
                <text:p>0.409463</text:p>
              </table:table-cell>
              <table:table-cell office:value-type="float" office:value="0.545702">
                <text:p>0.545702</text:p>
              </table:table-cell>
              <table:table-cell office:value-type="float" office:value="0.602066">
                <text:p>0.602066</text:p>
              </table:table-cell>
              <table:table-cell office:value-type="float" office:value="0.654008">
                <text:p>0.654008</text:p>
              </table:table-cell>
              <table:table-cell office:value-type="float" office:value="0.69781">
                <text:p>0.697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482868">
                <text:p>0.4828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3388">
                <text:p>0.143388</text:p>
              </table:table-cell>
              <table:table-cell office:value-type="float" office:value="0.337438">
                <text:p>0.337438</text:p>
              </table:table-cell>
              <table:table-cell office:value-type="float" office:value="0.487314">
                <text:p>0.487314</text:p>
              </table:table-cell>
              <table:table-cell office:value-type="float" office:value="0.593182">
                <text:p>0.593182</text:p>
              </table:table-cell>
              <table:table-cell office:value-type="float" office:value="0.632934">
                <text:p>0.632934</text:p>
              </table:table-cell>
              <table:table-cell office:value-type="float" office:value="0.676074">
                <text:p>0.676074</text:p>
              </table:table-cell>
              <table:table-cell office:value-type="float" office:value="0.698388">
                <text:p>0.69838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41">
                <text:p>0.700041</text:p>
              </table:table-cell>
              <table:table-cell office:value-type="float" office:value="0.700826">
                <text:p>0.700826</text:p>
              </table:table-cell>
              <table:table-cell office:value-type="float" office:value="0.566876">
                <text:p>0.5668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5041">
                <text:p>0.175041</text:p>
              </table:table-cell>
              <table:table-cell office:value-type="float" office:value="0.387025">
                <text:p>0.387025</text:p>
              </table:table-cell>
              <table:table-cell office:value-type="float" office:value="0.549215">
                <text:p>0.549215</text:p>
              </table:table-cell>
              <table:table-cell office:value-type="float" office:value="0.607893">
                <text:p>0.607893</text:p>
              </table:table-cell>
              <table:table-cell office:value-type="float" office:value="0.655537">
                <text:p>0.655537</text:p>
              </table:table-cell>
              <table:table-cell office:value-type="float" office:value="0.688264">
                <text:p>0.688264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83">
                <text:p>0.700083</text:p>
              </table:table-cell>
              <table:table-cell office:value-type="float" office:value="0.700826">
                <text:p>0.700826</text:p>
              </table:table-cell>
              <table:table-cell office:value-type="float" office:value="0.586302">
                <text:p>0.5863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01364">
                <text:p>0.301364</text:p>
              </table:table-cell>
              <table:table-cell office:value-type="float" office:value="0.526488">
                <text:p>0.526488</text:p>
              </table:table-cell>
              <table:table-cell office:value-type="float" office:value="0.605083">
                <text:p>0.605083</text:p>
              </table:table-cell>
              <table:table-cell office:value-type="float" office:value="0.649008">
                <text:p>0.649008</text:p>
              </table:table-cell>
              <table:table-cell office:value-type="float" office:value="0.680041">
                <text:p>0.680041</text:p>
              </table:table-cell>
              <table:table-cell office:value-type="float" office:value="0.697479">
                <text:p>0.69747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83">
                <text:p>0.700083</text:p>
              </table:table-cell>
              <table:table-cell office:value-type="float" office:value="0.700826">
                <text:p>0.700826</text:p>
              </table:table-cell>
              <table:table-cell office:value-type="float" office:value="0.625955">
                <text:p>0.6259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14669">
                <text:p>0.214669</text:p>
              </table:table-cell>
              <table:table-cell office:value-type="float" office:value="0.520496">
                <text:p>0.520496</text:p>
              </table:table-cell>
              <table:table-cell office:value-type="float" office:value="0.618926">
                <text:p>0.618926</text:p>
              </table:table-cell>
              <table:table-cell office:value-type="float" office:value="0.659504">
                <text:p>0.659504</text:p>
              </table:table-cell>
              <table:table-cell office:value-type="float" office:value="0.684132">
                <text:p>0.684132</text:p>
              </table:table-cell>
              <table:table-cell office:value-type="float" office:value="0.698595">
                <text:p>0.6985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33">
                <text:p>0.701033</text:p>
              </table:table-cell>
              <table:table-cell office:value-type="float" office:value="0.71405">
                <text:p>0.71405</text:p>
              </table:table-cell>
              <table:table-cell office:value-type="float" office:value="0.619736">
                <text:p>0.6197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67066">
                <text:p>0.267066</text:p>
              </table:table-cell>
              <table:table-cell office:value-type="float" office:value="0.540702">
                <text:p>0.540702</text:p>
              </table:table-cell>
              <table:table-cell office:value-type="float" office:value="0.630579">
                <text:p>0.630579</text:p>
              </table:table-cell>
              <table:table-cell office:value-type="float" office:value="0.672438">
                <text:p>0.672438</text:p>
              </table:table-cell>
              <table:table-cell office:value-type="float" office:value="0.692521">
                <text:p>0.6925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13">
                <text:p>0.700413</text:p>
              </table:table-cell>
              <table:table-cell office:value-type="float" office:value="0.702479">
                <text:p>0.702479</text:p>
              </table:table-cell>
              <table:table-cell office:value-type="float" office:value="0.630372">
                <text:p>0.6303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7219">
                <text:p>0.27219</text:p>
              </table:table-cell>
              <table:table-cell office:value-type="float" office:value="0.574628">
                <text:p>0.574628</text:p>
              </table:table-cell>
              <table:table-cell office:value-type="float" office:value="0.655909">
                <text:p>0.655909</text:p>
              </table:table-cell>
              <table:table-cell office:value-type="float" office:value="0.681488">
                <text:p>0.681488</text:p>
              </table:table-cell>
              <table:table-cell office:value-type="float" office:value="0.697438">
                <text:p>0.6974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13">
                <text:p>0.700413</text:p>
              </table:table-cell>
              <table:table-cell office:value-type="float" office:value="0.702479">
                <text:p>0.702479</text:p>
              </table:table-cell>
              <table:table-cell office:value-type="float" office:value="0.638207">
                <text:p>0.6382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81694">
                <text:p>0.381694</text:p>
              </table:table-cell>
              <table:table-cell office:value-type="float" office:value="0.627314">
                <text:p>0.627314</text:p>
              </table:table-cell>
              <table:table-cell office:value-type="float" office:value="0.671405">
                <text:p>0.671405</text:p>
              </table:table-cell>
              <table:table-cell office:value-type="float" office:value="0.689752">
                <text:p>0.689752</text:p>
              </table:table-cell>
              <table:table-cell office:value-type="float" office:value="0.699752">
                <text:p>0.6997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2">
                <text:p>0.70062</text:p>
              </table:table-cell>
              <table:table-cell office:value-type="float" office:value="0.702479">
                <text:p>0.702479</text:p>
              </table:table-cell>
              <table:table-cell office:value-type="float" office:value="0.657054">
                <text:p>0.6570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60537">
                <text:p>0.360537</text:p>
              </table:table-cell>
              <table:table-cell office:value-type="float" office:value="0.599835">
                <text:p>0.599835</text:p>
              </table:table-cell>
              <table:table-cell office:value-type="float" office:value="0.664711">
                <text:p>0.664711</text:p>
              </table:table-cell>
              <table:table-cell office:value-type="float" office:value="0.689669">
                <text:p>0.689669</text:p>
              </table:table-cell>
              <table:table-cell office:value-type="float" office:value="0.699339">
                <text:p>0.6993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2">
                <text:p>0.700702</text:p>
              </table:table-cell>
              <table:table-cell office:value-type="float" office:value="0.702479">
                <text:p>0.702479</text:p>
              </table:table-cell>
              <table:table-cell office:value-type="float" office:value="0.651479">
                <text:p>0.6514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18182">
                <text:p>0.418182</text:p>
              </table:table-cell>
              <table:table-cell office:value-type="float" office:value="0.638719">
                <text:p>0.638719</text:p>
              </table:table-cell>
              <table:table-cell office:value-type="float" office:value="0.685992">
                <text:p>0.685992</text:p>
              </table:table-cell>
              <table:table-cell office:value-type="float" office:value="0.698884">
                <text:p>0.69888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26">
                <text:p>0.700826</text:p>
              </table:table-cell>
              <table:table-cell office:value-type="float" office:value="0.702479">
                <text:p>0.702479</text:p>
              </table:table-cell>
              <table:table-cell office:value-type="float" office:value="0.66426">
                <text:p>0.664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50041">
                <text:p>0.450041</text:p>
              </table:table-cell>
              <table:table-cell office:value-type="float" office:value="0.656529">
                <text:p>0.656529</text:p>
              </table:table-cell>
              <table:table-cell office:value-type="float" office:value="0.689917">
                <text:p>0.689917</text:p>
              </table:table-cell>
              <table:table-cell office:value-type="float" office:value="0.699711">
                <text:p>0.699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44">
                <text:p>0.700744</text:p>
              </table:table-cell>
              <table:table-cell office:value-type="float" office:value="0.702479">
                <text:p>0.702479</text:p>
              </table:table-cell>
              <table:table-cell office:value-type="float" office:value="0.669694">
                <text:p>0.66969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5781">
                <text:p>0.55781</text:p>
              </table:table-cell>
              <table:table-cell office:value-type="float" office:value="0.671116">
                <text:p>0.671116</text:p>
              </table:table-cell>
              <table:table-cell office:value-type="float" office:value="0.693967">
                <text:p>0.6939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79">
                <text:p>0.700579</text:p>
              </table:table-cell>
              <table:table-cell office:value-type="float" office:value="0.703306">
                <text:p>0.703306</text:p>
              </table:table-cell>
              <table:table-cell office:value-type="float" office:value="0.682347">
                <text:p>0.6823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53802">
                <text:p>0.553802</text:p>
              </table:table-cell>
              <table:table-cell office:value-type="float" office:value="0.679504">
                <text:p>0.679504</text:p>
              </table:table-cell>
              <table:table-cell office:value-type="float" office:value="0.695909">
                <text:p>0.69590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13">
                <text:p>0.700413</text:p>
              </table:table-cell>
              <table:table-cell office:value-type="float" office:value="0.703306">
                <text:p>0.703306</text:p>
              </table:table-cell>
              <table:table-cell office:value-type="float" office:value="0.682963">
                <text:p>0.6829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62438">
                <text:p>0.562438</text:p>
              </table:table-cell>
              <table:table-cell office:value-type="float" office:value="0.678264">
                <text:p>0.678264</text:p>
              </table:table-cell>
              <table:table-cell office:value-type="float" office:value="0.698843">
                <text:p>0.698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44">
                <text:p>0.700744</text:p>
              </table:table-cell>
              <table:table-cell office:value-type="float" office:value="0.706612">
                <text:p>0.706612</text:p>
              </table:table-cell>
              <table:table-cell office:value-type="float" office:value="0.684029">
                <text:p>0.6840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2273">
                <text:p>0.572273</text:p>
              </table:table-cell>
              <table:table-cell office:value-type="float" office:value="0.685661">
                <text:p>0.685661</text:p>
              </table:table-cell>
              <table:table-cell office:value-type="float" office:value="0.699628">
                <text:p>0.6996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74">
                <text:p>0.701074</text:p>
              </table:table-cell>
              <table:table-cell office:value-type="float" office:value="0.706612">
                <text:p>0.706612</text:p>
              </table:table-cell>
              <table:table-cell office:value-type="float" office:value="0.685864">
                <text:p>0.6858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16942">
                <text:p>0.516942</text:p>
              </table:table-cell>
              <table:table-cell office:value-type="float" office:value="0.687066">
                <text:p>0.687066</text:p>
              </table:table-cell>
              <table:table-cell office:value-type="float" office:value="0.69814">
                <text:p>0.698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85">
                <text:p>0.700785</text:p>
              </table:table-cell>
              <table:table-cell office:value-type="float" office:value="0.706612">
                <text:p>0.706612</text:p>
              </table:table-cell>
              <table:table-cell office:value-type="float" office:value="0.680293">
                <text:p>0.6802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07397">
                <text:p>0.607397</text:p>
              </table:table-cell>
              <table:table-cell office:value-type="float" office:value="0.688719">
                <text:p>0.688719</text:p>
              </table:table-cell>
              <table:table-cell office:value-type="float" office:value="0.698264">
                <text:p>0.6982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26">
                <text:p>0.700826</text:p>
              </table:table-cell>
              <table:table-cell office:value-type="float" office:value="0.706612">
                <text:p>0.706612</text:p>
              </table:table-cell>
              <table:table-cell office:value-type="float" office:value="0.689521">
                <text:p>0.6895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35413">
                <text:p>0.535413</text:p>
              </table:table-cell>
              <table:table-cell office:value-type="float" office:value="0.69343">
                <text:p>0.69343</text:p>
              </table:table-cell>
              <table:table-cell office:value-type="float" office:value="0.699628">
                <text:p>0.69962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85">
                <text:p>0.700785</text:p>
              </table:table-cell>
              <table:table-cell office:value-type="float" office:value="0.706612">
                <text:p>0.706612</text:p>
              </table:table-cell>
              <table:table-cell office:value-type="float" office:value="0.682926">
                <text:p>0.6829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64256">
                <text:p>0.564256</text:p>
              </table:table-cell>
              <table:table-cell office:value-type="float" office:value="0.692893">
                <text:p>0.6928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06612">
                <text:p>0.706612</text:p>
              </table:table-cell>
              <table:table-cell office:value-type="float" office:value="0.685814">
                <text:p>0.6858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50909">
                <text:p>0.550909</text:p>
              </table:table-cell>
              <table:table-cell office:value-type="float" office:value="0.681818">
                <text:p>0.681818</text:p>
              </table:table-cell>
              <table:table-cell office:value-type="float" office:value="0.69938">
                <text:p>0.699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46">
                <text:p>0.701446</text:p>
              </table:table-cell>
              <table:table-cell office:value-type="float" office:value="0.706612">
                <text:p>0.706612</text:p>
              </table:table-cell>
              <table:table-cell office:value-type="float" office:value="0.683355">
                <text:p>0.6833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20455">
                <text:p>0.620455</text:p>
              </table:table-cell>
              <table:table-cell office:value-type="float" office:value="0.691612">
                <text:p>0.691612</text:p>
              </table:table-cell>
              <table:table-cell office:value-type="float" office:value="0.699711">
                <text:p>0.699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074">
                <text:p>0.701074</text:p>
              </table:table-cell>
              <table:table-cell office:value-type="float" office:value="0.706612">
                <text:p>0.706612</text:p>
              </table:table-cell>
              <table:table-cell office:value-type="float" office:value="0.691285">
                <text:p>0.6912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37066">
                <text:p>0.637066</text:p>
              </table:table-cell>
              <table:table-cell office:value-type="float" office:value="0.684256">
                <text:p>0.684256</text:p>
              </table:table-cell>
              <table:table-cell office:value-type="float" office:value="0.699215">
                <text:p>0.6992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06612">
                <text:p>0.706612</text:p>
              </table:table-cell>
              <table:table-cell office:value-type="float" office:value="0.692219">
                <text:p>0.6922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96653">
                <text:p>0.596653</text:p>
              </table:table-cell>
              <table:table-cell office:value-type="float" office:value="0.688058">
                <text:p>0.688058</text:p>
              </table:table-cell>
              <table:table-cell office:value-type="float" office:value="0.699711">
                <text:p>0.699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231">
                <text:p>0.702231</text:p>
              </table:table-cell>
              <table:table-cell office:value-type="float" office:value="0.706612">
                <text:p>0.706612</text:p>
              </table:table-cell>
              <table:table-cell office:value-type="float" office:value="0.688665">
                <text:p>0.6886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65537">
                <text:p>0.565537</text:p>
              </table:table-cell>
              <table:table-cell office:value-type="float" office:value="0.670537">
                <text:p>0.670537</text:p>
              </table:table-cell>
              <table:table-cell office:value-type="float" office:value="0.696942">
                <text:p>0.69694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7">
                <text:p>0.70157</text:p>
              </table:table-cell>
              <table:table-cell office:value-type="float" office:value="0.706612">
                <text:p>0.706612</text:p>
              </table:table-cell>
              <table:table-cell office:value-type="float" office:value="0.683459">
                <text:p>0.6834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63306">
                <text:p>0.563306</text:p>
              </table:table-cell>
              <table:table-cell office:value-type="float" office:value="0.670579">
                <text:p>0.670579</text:p>
              </table:table-cell>
              <table:table-cell office:value-type="float" office:value="0.693802">
                <text:p>0.693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07">
                <text:p>0.702107</text:p>
              </table:table-cell>
              <table:table-cell office:value-type="float" office:value="0.706612">
                <text:p>0.706612</text:p>
              </table:table-cell>
              <table:table-cell office:value-type="float" office:value="0.682979">
                <text:p>0.68297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8157">
                <text:p>0.58157</text:p>
              </table:table-cell>
              <table:table-cell office:value-type="float" office:value="0.671074">
                <text:p>0.671074</text:p>
              </table:table-cell>
              <table:table-cell office:value-type="float" office:value="0.694008">
                <text:p>0.694008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149">
                <text:p>0.702149</text:p>
              </table:table-cell>
              <table:table-cell office:value-type="float" office:value="0.706612">
                <text:p>0.706612</text:p>
              </table:table-cell>
              <table:table-cell office:value-type="float" office:value="0.684876">
                <text:p>0.6848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94628">
                <text:p>0.594628</text:p>
              </table:table-cell>
              <table:table-cell office:value-type="float" office:value="0.682397">
                <text:p>0.682397</text:p>
              </table:table-cell>
              <table:table-cell office:value-type="float" office:value="0.698802">
                <text:p>0.698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86">
                <text:p>0.702686</text:p>
              </table:table-cell>
              <table:table-cell office:value-type="float" office:value="0.706612">
                <text:p>0.706612</text:p>
              </table:table-cell>
              <table:table-cell office:value-type="float" office:value="0.687851">
                <text:p>0.68785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04917">
                <text:p>0.604917</text:p>
              </table:table-cell>
              <table:table-cell office:value-type="float" office:value="0.681364">
                <text:p>0.681364</text:p>
              </table:table-cell>
              <table:table-cell office:value-type="float" office:value="0.69843">
                <text:p>0.69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53">
                <text:p>0.701653</text:p>
              </table:table-cell>
              <table:table-cell office:value-type="float" office:value="0.706612">
                <text:p>0.706612</text:p>
              </table:table-cell>
              <table:table-cell office:value-type="float" office:value="0.688636">
                <text:p>0.6886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08347">
                <text:p>0.508347</text:p>
              </table:table-cell>
              <table:table-cell office:value-type="float" office:value="0.669876">
                <text:p>0.669876</text:p>
              </table:table-cell>
              <table:table-cell office:value-type="float" office:value="0.693554">
                <text:p>0.693554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05">
                <text:p>0.701405</text:p>
              </table:table-cell>
              <table:table-cell office:value-type="float" office:value="0.706612">
                <text:p>0.706612</text:p>
              </table:table-cell>
              <table:table-cell office:value-type="float" office:value="0.677314">
                <text:p>0.67731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9938">
                <text:p>0.59938</text:p>
              </table:table-cell>
              <table:table-cell office:value-type="float" office:value="0.679587">
                <text:p>0.679587</text:p>
              </table:table-cell>
              <table:table-cell office:value-type="float" office:value="0.695744">
                <text:p>0.69574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157">
                <text:p>0.701157</text:p>
              </table:table-cell>
              <table:table-cell office:value-type="float" office:value="0.706612">
                <text:p>0.706612</text:p>
              </table:table-cell>
              <table:table-cell office:value-type="float" office:value="0.687587">
                <text:p>0.6875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05248">
                <text:p>0.505248</text:p>
              </table:table-cell>
              <table:table-cell office:value-type="float" office:value="0.672025">
                <text:p>0.672025</text:p>
              </table:table-cell>
              <table:table-cell office:value-type="float" office:value="0.694339">
                <text:p>0.694339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">
                <text:p>0.70095</text:p>
              </table:table-cell>
              <table:table-cell office:value-type="float" office:value="0.706612">
                <text:p>0.706612</text:p>
              </table:table-cell>
              <table:table-cell office:value-type="float" office:value="0.67724">
                <text:p>0.677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47355">
                <text:p>0.447355</text:p>
              </table:table-cell>
              <table:table-cell office:value-type="float" office:value="0.673347">
                <text:p>0.673347</text:p>
              </table:table-cell>
              <table:table-cell office:value-type="float" office:value="0.693678">
                <text:p>0.693678</text:p>
              </table:table-cell>
              <table:table-cell office:value-type="float" office:value="0.699587">
                <text:p>0.699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">
                <text:p>0.70095</text:p>
              </table:table-cell>
              <table:table-cell office:value-type="float" office:value="0.706612">
                <text:p>0.706612</text:p>
              </table:table-cell>
              <table:table-cell office:value-type="float" office:value="0.671492">
                <text:p>0.67149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91612">
                <text:p>0.491612</text:p>
              </table:table-cell>
              <table:table-cell office:value-type="float" office:value="0.673678">
                <text:p>0.673678</text:p>
              </table:table-cell>
              <table:table-cell office:value-type="float" office:value="0.693512">
                <text:p>0.693512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">
                <text:p>0.70095</text:p>
              </table:table-cell>
              <table:table-cell office:value-type="float" office:value="0.706612">
                <text:p>0.706612</text:p>
              </table:table-cell>
              <table:table-cell office:value-type="float" office:value="0.675971">
                <text:p>0.6759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58471">
                <text:p>0.558471</text:p>
              </table:table-cell>
              <table:table-cell office:value-type="float" office:value="0.686281">
                <text:p>0.686281</text:p>
              </table:table-cell>
              <table:table-cell office:value-type="float" office:value="0.699752">
                <text:p>0.6997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322">
                <text:p>0.701322</text:p>
              </table:table-cell>
              <table:table-cell office:value-type="float" office:value="0.707438">
                <text:p>0.707438</text:p>
              </table:table-cell>
              <table:table-cell office:value-type="float" office:value="0.684583">
                <text:p>0.68458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57521">
                <text:p>0.557521</text:p>
              </table:table-cell>
              <table:table-cell office:value-type="float" office:value="0.691074">
                <text:p>0.691074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18">
                <text:p>0.701818</text:p>
              </table:table-cell>
              <table:table-cell office:value-type="float" office:value="0.708264">
                <text:p>0.708264</text:p>
              </table:table-cell>
              <table:table-cell office:value-type="float" office:value="0.685025">
                <text:p>0.6850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12934">
                <text:p>0.612934</text:p>
              </table:table-cell>
              <table:table-cell office:value-type="float" office:value="0.694132">
                <text:p>0.694132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94">
                <text:p>0.701694</text:p>
              </table:table-cell>
              <table:table-cell office:value-type="float" office:value="0.708264">
                <text:p>0.708264</text:p>
              </table:table-cell>
              <table:table-cell office:value-type="float" office:value="0.690864">
                <text:p>0.69086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41157">
                <text:p>0.641157</text:p>
              </table:table-cell>
              <table:table-cell office:value-type="float" office:value="0.695744">
                <text:p>0.69574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86">
                <text:p>0.702686</text:p>
              </table:table-cell>
              <table:table-cell office:value-type="float" office:value="0.709917">
                <text:p>0.709917</text:p>
              </table:table-cell>
              <table:table-cell office:value-type="float" office:value="0.693959">
                <text:p>0.69395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79669">
                <text:p>0.579669</text:p>
              </table:table-cell>
              <table:table-cell office:value-type="float" office:value="0.693017">
                <text:p>0.693017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21">
                <text:p>0.702521</text:p>
              </table:table-cell>
              <table:table-cell office:value-type="float" office:value="0.714876">
                <text:p>0.714876</text:p>
              </table:table-cell>
              <table:table-cell office:value-type="float" office:value="0.687517">
                <text:p>0.6875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1">
                <text:p>0.61</text:p>
              </table:table-cell>
              <table:table-cell office:value-type="float" office:value="0.692397">
                <text:p>0.6923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86">
                <text:p>0.702686</text:p>
              </table:table-cell>
              <table:table-cell office:value-type="float" office:value="0.714876">
                <text:p>0.714876</text:p>
              </table:table-cell>
              <table:table-cell office:value-type="float" office:value="0.690508">
                <text:p>0.69050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45331">
                <text:p>0.645331</text:p>
              </table:table-cell>
              <table:table-cell office:value-type="float" office:value="0.699008">
                <text:p>0.6990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51">
                <text:p>0.702851</text:p>
              </table:table-cell>
              <table:table-cell office:value-type="float" office:value="0.714876">
                <text:p>0.714876</text:p>
              </table:table-cell>
              <table:table-cell office:value-type="float" office:value="0.694719">
                <text:p>0.6947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65455">
                <text:p>0.665455</text:p>
              </table:table-cell>
              <table:table-cell office:value-type="float" office:value="0.699132">
                <text:p>0.6991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75">
                <text:p>0.702975</text:p>
              </table:table-cell>
              <table:table-cell office:value-type="float" office:value="0.714876">
                <text:p>0.714876</text:p>
              </table:table-cell>
              <table:table-cell office:value-type="float" office:value="0.696756">
                <text:p>0.6967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34174">
                <text:p>0.634174</text:p>
              </table:table-cell>
              <table:table-cell office:value-type="float" office:value="0.69719">
                <text:p>0.697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562">
                <text:p>0.702562</text:p>
              </table:table-cell>
              <table:table-cell office:value-type="float" office:value="0.715702">
                <text:p>0.715702</text:p>
              </table:table-cell>
              <table:table-cell office:value-type="float" office:value="0.693393">
                <text:p>0.69339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71983">
                <text:p>0.671983</text:p>
              </table:table-cell>
              <table:table-cell office:value-type="float" office:value="0.697149">
                <text:p>0.6971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78">
                <text:p>0.703678</text:p>
              </table:table-cell>
              <table:table-cell office:value-type="float" office:value="0.715702">
                <text:p>0.715702</text:p>
              </table:table-cell>
              <table:table-cell office:value-type="float" office:value="0.697281">
                <text:p>0.69728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73595">
                <text:p>0.673595</text:p>
              </table:table-cell>
              <table:table-cell office:value-type="float" office:value="0.697314">
                <text:p>0.6973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03">
                <text:p>0.702603</text:p>
              </table:table-cell>
              <table:table-cell office:value-type="float" office:value="0.715702">
                <text:p>0.715702</text:p>
              </table:table-cell>
              <table:table-cell office:value-type="float" office:value="0.697351">
                <text:p>0.69735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55165">
                <text:p>0.655165</text:p>
              </table:table-cell>
              <table:table-cell office:value-type="float" office:value="0.695785">
                <text:p>0.69578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15702">
                <text:p>0.715702</text:p>
              </table:table-cell>
              <table:table-cell office:value-type="float" office:value="0.695326">
                <text:p>0.69532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25372">
                <text:p>0.625372</text:p>
              </table:table-cell>
              <table:table-cell office:value-type="float" office:value="0.690124">
                <text:p>0.690124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77">
                <text:p>0.701777</text:p>
              </table:table-cell>
              <table:table-cell office:value-type="float" office:value="0.715702">
                <text:p>0.715702</text:p>
              </table:table-cell>
              <table:table-cell office:value-type="float" office:value="0.691715">
                <text:p>0.69171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35909">
                <text:p>0.635909</text:p>
              </table:table-cell>
              <table:table-cell office:value-type="float" office:value="0.693884">
                <text:p>0.69388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91">
                <text:p>0.704091</text:p>
              </table:table-cell>
              <table:table-cell office:value-type="float" office:value="0.715702">
                <text:p>0.715702</text:p>
              </table:table-cell>
              <table:table-cell office:value-type="float" office:value="0.693388">
                <text:p>0.6933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10165">
                <text:p>0.610165</text:p>
              </table:table-cell>
              <table:table-cell office:value-type="float" office:value="0.696612">
                <text:p>0.6966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463">
                <text:p>0.704463</text:p>
              </table:table-cell>
              <table:table-cell office:value-type="float" office:value="0.715702">
                <text:p>0.715702</text:p>
              </table:table-cell>
              <table:table-cell office:value-type="float" office:value="0.691124">
                <text:p>0.6911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37273">
                <text:p>0.637273</text:p>
              </table:table-cell>
              <table:table-cell office:value-type="float" office:value="0.697355">
                <text:p>0.697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479">
                <text:p>0.702479</text:p>
              </table:table-cell>
              <table:table-cell office:value-type="float" office:value="0.715702">
                <text:p>0.715702</text:p>
              </table:table-cell>
              <table:table-cell office:value-type="float" office:value="0.693711">
                <text:p>0.69371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34132">
                <text:p>0.634132</text:p>
              </table:table-cell>
              <table:table-cell office:value-type="float" office:value="0.696983">
                <text:p>0.6969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64">
                <text:p>0.703264</text:p>
              </table:table-cell>
              <table:table-cell office:value-type="float" office:value="0.717355">
                <text:p>0.717355</text:p>
              </table:table-cell>
              <table:table-cell office:value-type="float" office:value="0.693438">
                <text:p>0.69343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56529">
                <text:p>0.656529</text:p>
              </table:table-cell>
              <table:table-cell office:value-type="float" office:value="0.699587">
                <text:p>0.699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77">
                <text:p>0.701777</text:p>
              </table:table-cell>
              <table:table-cell office:value-type="float" office:value="0.717355">
                <text:p>0.717355</text:p>
              </table:table-cell>
              <table:table-cell office:value-type="float" office:value="0.695789">
                <text:p>0.69578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31157">
                <text:p>0.631157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36">
                <text:p>0.701736</text:p>
              </table:table-cell>
              <table:table-cell office:value-type="float" office:value="0.717355">
                <text:p>0.717355</text:p>
              </table:table-cell>
              <table:table-cell office:value-type="float" office:value="0.693244">
                <text:p>0.69324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75579">
                <text:p>0.675579</text:p>
              </table:table-cell>
              <table:table-cell office:value-type="float" office:value="0.699917">
                <text:p>0.69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01">
                <text:p>0.701901</text:p>
              </table:table-cell>
              <table:table-cell office:value-type="float" office:value="0.717355">
                <text:p>0.717355</text:p>
              </table:table-cell>
              <table:table-cell office:value-type="float" office:value="0.69774">
                <text:p>0.6977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77603">
                <text:p>0.677603</text:p>
              </table:table-cell>
              <table:table-cell office:value-type="float" office:value="0.699421">
                <text:p>0.6994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25">
                <text:p>0.702025</text:p>
              </table:table-cell>
              <table:table-cell office:value-type="float" office:value="0.717355">
                <text:p>0.717355</text:p>
              </table:table-cell>
              <table:table-cell office:value-type="float" office:value="0.697905">
                <text:p>0.69790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70455">
                <text:p>0.670455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94">
                <text:p>0.701694</text:p>
              </table:table-cell>
              <table:table-cell office:value-type="float" office:value="0.717355">
                <text:p>0.717355</text:p>
              </table:table-cell>
              <table:table-cell office:value-type="float" office:value="0.697202">
                <text:p>0.6972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6562">
                <text:p>0.66562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6">
                <text:p>0.70186</text:p>
              </table:table-cell>
              <table:table-cell office:value-type="float" office:value="0.717355">
                <text:p>0.717355</text:p>
              </table:table-cell>
              <table:table-cell office:value-type="float" office:value="0.696665">
                <text:p>0.69666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666116">
                <text:p>0.666116</text:p>
              </table:table-cell>
              <table:table-cell office:value-type="float" office:value="0.699132">
                <text:p>0.6991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18">
                <text:p>0.701818</text:p>
              </table:table-cell>
              <table:table-cell office:value-type="float" office:value="0.717355">
                <text:p>0.717355</text:p>
              </table:table-cell>
              <table:table-cell office:value-type="float" office:value="0.696707">
                <text:p>0.69670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66818">
                <text:p>0.666818</text:p>
              </table:table-cell>
              <table:table-cell office:value-type="float" office:value="0.698182">
                <text:p>0.69818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736">
                <text:p>0.701736</text:p>
              </table:table-cell>
              <table:table-cell office:value-type="float" office:value="0.717355">
                <text:p>0.717355</text:p>
              </table:table-cell>
              <table:table-cell office:value-type="float" office:value="0.696674">
                <text:p>0.6966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53306">
                <text:p>0.653306</text:p>
              </table:table-cell>
              <table:table-cell office:value-type="float" office:value="0.690083">
                <text:p>0.690083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983">
                <text:p>0.701983</text:p>
              </table:table-cell>
              <table:table-cell office:value-type="float" office:value="0.717355">
                <text:p>0.717355</text:p>
              </table:table-cell>
              <table:table-cell office:value-type="float" office:value="0.694492">
                <text:p>0.69449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49711">
                <text:p>0.649711</text:p>
              </table:table-cell>
              <table:table-cell office:value-type="float" office:value="0.696818">
                <text:p>0.6968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55">
                <text:p>0.702355</text:p>
              </table:table-cell>
              <table:table-cell office:value-type="float" office:value="0.717355">
                <text:p>0.717355</text:p>
              </table:table-cell>
              <table:table-cell office:value-type="float" office:value="0.694888">
                <text:p>0.69488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78388">
                <text:p>0.678388</text:p>
              </table:table-cell>
              <table:table-cell office:value-type="float" office:value="0.699711">
                <text:p>0.699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769">
                <text:p>0.702769</text:p>
              </table:table-cell>
              <table:table-cell office:value-type="float" office:value="0.717355">
                <text:p>0.717355</text:p>
              </table:table-cell>
              <table:table-cell office:value-type="float" office:value="0.698087">
                <text:p>0.69808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7719">
                <text:p>0.67719</text:p>
              </table:table-cell>
              <table:table-cell office:value-type="float" office:value="0.699917">
                <text:p>0.69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71">
                <text:p>0.703471</text:p>
              </table:table-cell>
              <table:table-cell office:value-type="float" office:value="0.717355">
                <text:p>0.717355</text:p>
              </table:table-cell>
              <table:table-cell office:value-type="float" office:value="0.698058">
                <text:p>0.69805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73058">
                <text:p>0.673058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74">
                <text:p>0.704174</text:p>
              </table:table-cell>
              <table:table-cell office:value-type="float" office:value="0.717355">
                <text:p>0.717355</text:p>
              </table:table-cell>
              <table:table-cell office:value-type="float" office:value="0.697707">
                <text:p>0.69770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39545">
                <text:p>0.639545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69">
                <text:p>0.704669</text:p>
              </table:table-cell>
              <table:table-cell office:value-type="float" office:value="0.717355">
                <text:p>0.717355</text:p>
              </table:table-cell>
              <table:table-cell office:value-type="float" office:value="0.694417">
                <text:p>0.69441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69298">
                <text:p>0.6692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116">
                <text:p>0.706116</text:p>
              </table:table-cell>
              <table:table-cell office:value-type="float" office:value="0.717355">
                <text:p>0.717355</text:p>
              </table:table-cell>
              <table:table-cell office:value-type="float" office:value="0.697541">
                <text:p>0.69754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52769">
                <text:p>0.652769</text:p>
              </table:table-cell>
              <table:table-cell office:value-type="float" office:value="0.69876">
                <text:p>0.6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504">
                <text:p>0.704504</text:p>
              </table:table-cell>
              <table:table-cell office:value-type="float" office:value="0.717355">
                <text:p>0.717355</text:p>
              </table:table-cell>
              <table:table-cell office:value-type="float" office:value="0.695603">
                <text:p>0.69560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58017">
                <text:p>0.658017</text:p>
              </table:table-cell>
              <table:table-cell office:value-type="float" office:value="0.699256">
                <text:p>0.6992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08">
                <text:p>0.704008</text:p>
              </table:table-cell>
              <table:table-cell office:value-type="float" office:value="0.717355">
                <text:p>0.717355</text:p>
              </table:table-cell>
              <table:table-cell office:value-type="float" office:value="0.696128">
                <text:p>0.69612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26033">
                <text:p>0.626033</text:p>
              </table:table-cell>
              <table:table-cell office:value-type="float" office:value="0.696116">
                <text:p>0.6961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51">
                <text:p>0.702851</text:p>
              </table:table-cell>
              <table:table-cell office:value-type="float" office:value="0.717355">
                <text:p>0.717355</text:p>
              </table:table-cell>
              <table:table-cell office:value-type="float" office:value="0.6925">
                <text:p>0.69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49711">
                <text:p>0.649711</text:p>
              </table:table-cell>
              <table:table-cell office:value-type="float" office:value="0.697397">
                <text:p>0.69739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71">
                <text:p>0.703471</text:p>
              </table:table-cell>
              <table:table-cell office:value-type="float" office:value="0.717355">
                <text:p>0.717355</text:p>
              </table:table-cell>
              <table:table-cell office:value-type="float" office:value="0.695058">
                <text:p>0.69505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25992">
                <text:p>0.625992</text:p>
              </table:table-cell>
              <table:table-cell office:value-type="float" office:value="0.697149">
                <text:p>0.69714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56">
                <text:p>0.704256</text:p>
              </table:table-cell>
              <table:table-cell office:value-type="float" office:value="0.717355">
                <text:p>0.717355</text:p>
              </table:table-cell>
              <table:table-cell office:value-type="float" office:value="0.69274">
                <text:p>0.6927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9314">
                <text:p>0.59314</text:p>
              </table:table-cell>
              <table:table-cell office:value-type="float" office:value="0.696198">
                <text:p>0.6961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97">
                <text:p>0.702397</text:p>
              </table:table-cell>
              <table:table-cell office:value-type="float" office:value="0.717355">
                <text:p>0.717355</text:p>
              </table:table-cell>
              <table:table-cell office:value-type="float" office:value="0.689174">
                <text:p>0.68917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5095">
                <text:p>0.65095</text:p>
              </table:table-cell>
              <table:table-cell office:value-type="float" office:value="0.69814">
                <text:p>0.698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95">
                <text:p>0.703595</text:p>
              </table:table-cell>
              <table:table-cell office:value-type="float" office:value="0.717355">
                <text:p>0.717355</text:p>
              </table:table-cell>
              <table:table-cell office:value-type="float" office:value="0.695269">
                <text:p>0.69526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23347">
                <text:p>0.623347</text:p>
              </table:table-cell>
              <table:table-cell office:value-type="float" office:value="0.693678">
                <text:p>0.693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54">
                <text:p>0.703554</text:p>
              </table:table-cell>
              <table:table-cell office:value-type="float" office:value="0.717355">
                <text:p>0.717355</text:p>
              </table:table-cell>
              <table:table-cell office:value-type="float" office:value="0.692058">
                <text:p>0.69205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08843">
                <text:p>0.608843</text:p>
              </table:table-cell>
              <table:table-cell office:value-type="float" office:value="0.691074">
                <text:p>0.6910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686">
                <text:p>0.702686</text:p>
              </table:table-cell>
              <table:table-cell office:value-type="float" office:value="0.717355">
                <text:p>0.717355</text:p>
              </table:table-cell>
              <table:table-cell office:value-type="float" office:value="0.69026">
                <text:p>0.690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47438">
                <text:p>0.647438</text:p>
              </table:table-cell>
              <table:table-cell office:value-type="float" office:value="0.699132">
                <text:p>0.6991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017">
                <text:p>0.703017</text:p>
              </table:table-cell>
              <table:table-cell office:value-type="float" office:value="0.717355">
                <text:p>0.717355</text:p>
              </table:table-cell>
              <table:table-cell office:value-type="float" office:value="0.694959">
                <text:p>0.69495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66405">
                <text:p>0.666405</text:p>
              </table:table-cell>
              <table:table-cell office:value-type="float" office:value="0.697851">
                <text:p>0.6978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34">
                <text:p>0.702934</text:p>
              </table:table-cell>
              <table:table-cell office:value-type="float" office:value="0.717355">
                <text:p>0.717355</text:p>
              </table:table-cell>
              <table:table-cell office:value-type="float" office:value="0.696719">
                <text:p>0.69671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80868">
                <text:p>0.680868</text:p>
              </table:table-cell>
              <table:table-cell office:value-type="float" office:value="0.699587">
                <text:p>0.69958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64">
                <text:p>0.703264</text:p>
              </table:table-cell>
              <table:table-cell office:value-type="float" office:value="0.717355">
                <text:p>0.717355</text:p>
              </table:table-cell>
              <table:table-cell office:value-type="float" office:value="0.698372">
                <text:p>0.69837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78595">
                <text:p>0.678595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6">
                <text:p>0.70376</text:p>
              </table:table-cell>
              <table:table-cell office:value-type="float" office:value="0.717355">
                <text:p>0.717355</text:p>
              </table:table-cell>
              <table:table-cell office:value-type="float" office:value="0.69819">
                <text:p>0.6981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28264">
                <text:p>0.628264</text:p>
              </table:table-cell>
              <table:table-cell office:value-type="float" office:value="0.69624">
                <text:p>0.696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43">
                <text:p>0.703843</text:p>
              </table:table-cell>
              <table:table-cell office:value-type="float" office:value="0.717355">
                <text:p>0.717355</text:p>
              </table:table-cell>
              <table:table-cell office:value-type="float" office:value="0.692835">
                <text:p>0.69283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81198">
                <text:p>0.681198</text:p>
              </table:table-cell>
              <table:table-cell office:value-type="float" office:value="0.699256">
                <text:p>0.6992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917">
                <text:p>0.704917</text:p>
              </table:table-cell>
              <table:table-cell office:value-type="float" office:value="0.717355">
                <text:p>0.717355</text:p>
              </table:table-cell>
              <table:table-cell office:value-type="float" office:value="0.698537">
                <text:p>0.69853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66364">
                <text:p>0.666364</text:p>
              </table:table-cell>
              <table:table-cell office:value-type="float" office:value="0.699421">
                <text:p>0.6994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074">
                <text:p>0.706074</text:p>
              </table:table-cell>
              <table:table-cell office:value-type="float" office:value="0.717355">
                <text:p>0.717355</text:p>
              </table:table-cell>
              <table:table-cell office:value-type="float" office:value="0.697186">
                <text:p>0.69718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34669">
                <text:p>0.634669</text:p>
              </table:table-cell>
              <table:table-cell office:value-type="float" office:value="0.693884">
                <text:p>0.69388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76">
                <text:p>0.7087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731">
                <text:p>0.69373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57975">
                <text:p>0.657975</text:p>
              </table:table-cell>
              <table:table-cell office:value-type="float" office:value="0.695537">
                <text:p>0.69553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686">
                <text:p>0.70768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12">
                <text:p>0.6961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14504">
                <text:p>0.614504</text:p>
              </table:table-cell>
              <table:table-cell office:value-type="float" office:value="0.692231">
                <text:p>0.69223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157">
                <text:p>0.70615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289">
                <text:p>0.69128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35785">
                <text:p>0.635785</text:p>
              </table:table-cell>
              <table:table-cell office:value-type="float" office:value="0.697066">
                <text:p>0.69706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702">
                <text:p>0.70570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855">
                <text:p>0.69385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59215">
                <text:p>0.659215</text:p>
              </table:table-cell>
              <table:table-cell office:value-type="float" office:value="0.698843">
                <text:p>0.69884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785">
                <text:p>0.70578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384">
                <text:p>0.69638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84091">
                <text:p>0.684091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496">
                <text:p>0.70549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913">
                <text:p>0.69891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62645">
                <text:p>0.662645</text:p>
              </table:table-cell>
              <table:table-cell office:value-type="float" office:value="0.698017">
                <text:p>0.6980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28">
                <text:p>0.70462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529">
                <text:p>0.6965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62149">
                <text:p>0.662149</text:p>
              </table:table-cell>
              <table:table-cell office:value-type="float" office:value="0.698471">
                <text:p>0.698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5">
                <text:p>0.7040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467">
                <text:p>0.69646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47149">
                <text:p>0.647149</text:p>
              </table:table-cell>
              <table:table-cell office:value-type="float" office:value="0.694421">
                <text:p>0.6944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041">
                <text:p>0.70504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661">
                <text:p>0.69466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85992">
                <text:p>0.585992</text:p>
              </table:table-cell>
              <table:table-cell office:value-type="float" office:value="0.675248">
                <text:p>0.675248</text:p>
              </table:table-cell>
              <table:table-cell office:value-type="float" office:value="0.696405">
                <text:p>0.6964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95">
                <text:p>0.70595</text:p>
              </table:table-cell>
              <table:table-cell office:value-type="float" office:value="0.724793">
                <text:p>0.724793</text:p>
              </table:table-cell>
              <table:table-cell office:value-type="float" office:value="0.68636">
                <text:p>0.6863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03017">
                <text:p>0.603017</text:p>
              </table:table-cell>
              <table:table-cell office:value-type="float" office:value="0.677025">
                <text:p>0.677025</text:p>
              </table:table-cell>
              <table:table-cell office:value-type="float" office:value="0.696653">
                <text:p>0.69665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504">
                <text:p>0.704504</text:p>
              </table:table-cell>
              <table:table-cell office:value-type="float" office:value="0.724793">
                <text:p>0.724793</text:p>
              </table:table-cell>
              <table:table-cell office:value-type="float" office:value="0.68812">
                <text:p>0.6881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74587">
                <text:p>0.574587</text:p>
              </table:table-cell>
              <table:table-cell office:value-type="float" office:value="0.673512">
                <text:p>0.673512</text:p>
              </table:table-cell>
              <table:table-cell office:value-type="float" office:value="0.693306">
                <text:p>0.693306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48">
                <text:p>0.705248</text:p>
              </table:table-cell>
              <table:table-cell office:value-type="float" office:value="0.724793">
                <text:p>0.724793</text:p>
              </table:table-cell>
              <table:table-cell office:value-type="float" office:value="0.684653">
                <text:p>0.68465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23843">
                <text:p>0.623843</text:p>
              </table:table-cell>
              <table:table-cell office:value-type="float" office:value="0.680537">
                <text:p>0.680537</text:p>
              </table:table-cell>
              <table:table-cell office:value-type="float" office:value="0.697231">
                <text:p>0.69723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471">
                <text:p>0.70347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508">
                <text:p>0.69050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9186">
                <text:p>0.59186</text:p>
              </table:table-cell>
              <table:table-cell office:value-type="float" office:value="0.679463">
                <text:p>0.679463</text:p>
              </table:table-cell>
              <table:table-cell office:value-type="float" office:value="0.697355">
                <text:p>0.697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926">
                <text:p>0.703926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26">
                <text:p>0.6872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18388">
                <text:p>0.618388</text:p>
              </table:table-cell>
              <table:table-cell office:value-type="float" office:value="0.690868">
                <text:p>0.690868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64">
                <text:p>0.70326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124">
                <text:p>0.6912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85992">
                <text:p>0.585992</text:p>
              </table:table-cell>
              <table:table-cell office:value-type="float" office:value="0.689256">
                <text:p>0.6892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669">
                <text:p>0.704669</text:p>
              </table:table-cell>
              <table:table-cell office:value-type="float" office:value="0.724793">
                <text:p>0.724793</text:p>
              </table:table-cell>
              <table:table-cell office:value-type="float" office:value="0.687992">
                <text:p>0.68799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71446">
                <text:p>0.671446</text:p>
              </table:table-cell>
              <table:table-cell office:value-type="float" office:value="0.69438">
                <text:p>0.694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793">
                <text:p>0.70479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062">
                <text:p>0.6970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63967">
                <text:p>0.663967</text:p>
              </table:table-cell>
              <table:table-cell office:value-type="float" office:value="0.694008">
                <text:p>0.69400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6">
                <text:p>0.7037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174">
                <text:p>0.69617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61488">
                <text:p>0.661488</text:p>
              </table:table-cell>
              <table:table-cell office:value-type="float" office:value="0.696983">
                <text:p>0.69698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89">
                <text:p>0.70528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376">
                <text:p>0.69637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50289">
                <text:p>0.650289</text:p>
              </table:table-cell>
              <table:table-cell office:value-type="float" office:value="0.693264">
                <text:p>0.693264</text:p>
              </table:table-cell>
              <table:table-cell office:value-type="float" office:value="0.699793">
                <text:p>0.69979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851">
                <text:p>0.70785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12">
                <text:p>0.6951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04587">
                <text:p>0.604587</text:p>
              </table:table-cell>
              <table:table-cell office:value-type="float" office:value="0.693058">
                <text:p>0.69305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372">
                <text:p>0.70537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0302">
                <text:p>0.69030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59793">
                <text:p>0.659793</text:p>
              </table:table-cell>
              <table:table-cell office:value-type="float" office:value="0.697025">
                <text:p>0.69702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934">
                <text:p>0.70793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475">
                <text:p>0.69647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69504">
                <text:p>0.669504</text:p>
              </table:table-cell>
              <table:table-cell office:value-type="float" office:value="0.696818">
                <text:p>0.69681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298">
                <text:p>0.70429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062">
                <text:p>0.69706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76529">
                <text:p>0.676529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02">
                <text:p>0.70380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988">
                <text:p>0.69798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73347">
                <text:p>0.673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331">
                <text:p>0.70533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868">
                <text:p>0.69786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91322">
                <text:p>0.69132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653">
                <text:p>0.70665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9798">
                <text:p>0.69979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78802">
                <text:p>0.678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066">
                <text:p>0.70706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587">
                <text:p>0.6985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79876">
                <text:p>0.67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479">
                <text:p>0.70747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736">
                <text:p>0.69873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70413">
                <text:p>0.670413</text:p>
              </table:table-cell>
              <table:table-cell office:value-type="float" office:value="0.698595">
                <text:p>0.6985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78">
                <text:p>0.70367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269">
                <text:p>0.69726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56694">
                <text:p>0.656694</text:p>
              </table:table-cell>
              <table:table-cell office:value-type="float" office:value="0.698471">
                <text:p>0.698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39">
                <text:p>0.70433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95">
                <text:p>0.6959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80083">
                <text:p>0.680083</text:p>
              </table:table-cell>
              <table:table-cell office:value-type="float" office:value="0.698347">
                <text:p>0.6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545">
                <text:p>0.70454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298">
                <text:p>0.69829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72438">
                <text:p>0.672438</text:p>
              </table:table-cell>
              <table:table-cell office:value-type="float" office:value="0.696694">
                <text:p>0.69669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157">
                <text:p>0.70615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529">
                <text:p>0.69752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51488">
                <text:p>0.651488</text:p>
              </table:table-cell>
              <table:table-cell office:value-type="float" office:value="0.696446">
                <text:p>0.69644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727">
                <text:p>0.70772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566">
                <text:p>0.69556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52149">
                <text:p>0.652149</text:p>
              </table:table-cell>
              <table:table-cell office:value-type="float" office:value="0.694669">
                <text:p>0.69466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008">
                <text:p>0.70900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583">
                <text:p>0.69558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65496">
                <text:p>0.665496</text:p>
              </table:table-cell>
              <table:table-cell office:value-type="float" office:value="0.697355">
                <text:p>0.69735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24">
                <text:p>0.700124</text:p>
              </table:table-cell>
              <table:table-cell office:value-type="float" office:value="0.713719">
                <text:p>0.71371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669">
                <text:p>0.69766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64959">
                <text:p>0.664959</text:p>
              </table:table-cell>
              <table:table-cell office:value-type="float" office:value="0.695331">
                <text:p>0.69533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79">
                <text:p>0.700579</text:p>
              </table:table-cell>
              <table:table-cell office:value-type="float" office:value="0.715331">
                <text:p>0.71533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62">
                <text:p>0.6976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48595">
                <text:p>0.648595</text:p>
              </table:table-cell>
              <table:table-cell office:value-type="float" office:value="0.698636">
                <text:p>0.698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">
                <text:p>0.70095</text:p>
              </table:table-cell>
              <table:table-cell office:value-type="float" office:value="0.717562">
                <text:p>0.71756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574">
                <text:p>0.69657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50579">
                <text:p>0.650579</text:p>
              </table:table-cell>
              <table:table-cell office:value-type="float" office:value="0.692314">
                <text:p>0.6923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1364">
                <text:p>0.71136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426">
                <text:p>0.69542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71322">
                <text:p>0.671322</text:p>
              </table:table-cell>
              <table:table-cell office:value-type="float" office:value="0.697686">
                <text:p>0.6976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24">
                <text:p>0.700124</text:p>
              </table:table-cell>
              <table:table-cell office:value-type="float" office:value="0.710207">
                <text:p>0.71020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934">
                <text:p>0.69793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80744">
                <text:p>0.680744</text:p>
              </table:table-cell>
              <table:table-cell office:value-type="float" office:value="0.69905">
                <text:p>0.6990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08967">
                <text:p>0.70896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893">
                <text:p>0.69889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53719">
                <text:p>0.653719</text:p>
              </table:table-cell>
              <table:table-cell office:value-type="float" office:value="0.699256">
                <text:p>0.69925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066">
                <text:p>0.707066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004">
                <text:p>0.69600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56777">
                <text:p>0.656777</text:p>
              </table:table-cell>
              <table:table-cell office:value-type="float" office:value="0.698264">
                <text:p>0.69826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223">
                <text:p>0.708223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326">
                <text:p>0.69632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70909">
                <text:p>0.670909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905">
                <text:p>0.7090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946">
                <text:p>0.69794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48802">
                <text:p>0.648802</text:p>
              </table:table-cell>
              <table:table-cell office:value-type="float" office:value="0.699504">
                <text:p>0.69950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264">
                <text:p>0.70826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657">
                <text:p>0.69565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72066">
                <text:p>0.672066</text:p>
              </table:table-cell>
              <table:table-cell office:value-type="float" office:value="0.699339">
                <text:p>0.6993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1124">
                <text:p>0.7112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281">
                <text:p>0.69828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73306">
                <text:p>0.673306</text:p>
              </table:table-cell>
              <table:table-cell office:value-type="float" office:value="0.69938">
                <text:p>0.6993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55">
                <text:p>0.700455</text:p>
              </table:table-cell>
              <table:table-cell office:value-type="float" office:value="0.712149">
                <text:p>0.712149</text:p>
              </table:table-cell>
              <table:table-cell office:value-type="float" office:value="0.724793">
                <text:p>0.724793</text:p>
              </table:table-cell>
              <table:table-cell office:value-type="float" office:value="0.698529">
                <text:p>0.69852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68099">
                <text:p>0.668099</text:p>
              </table:table-cell>
              <table:table-cell office:value-type="float" office:value="0.698595">
                <text:p>0.69859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11364">
                <text:p>0.71136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872">
                <text:p>0.6978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5062">
                <text:p>0.65062</text:p>
              </table:table-cell>
              <table:table-cell office:value-type="float" office:value="0.696901">
                <text:p>0.696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44">
                <text:p>0.700744</text:p>
              </table:table-cell>
              <table:table-cell office:value-type="float" office:value="0.710124">
                <text:p>0.71012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839">
                <text:p>0.69583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4562">
                <text:p>0.64562</text:p>
              </table:table-cell>
              <table:table-cell office:value-type="float" office:value="0.698471">
                <text:p>0.698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992">
                <text:p>0.710992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508">
                <text:p>0.69550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50496">
                <text:p>0.650496</text:p>
              </table:table-cell>
              <table:table-cell office:value-type="float" office:value="0.699339">
                <text:p>0.69933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07">
                <text:p>0.700207</text:p>
              </table:table-cell>
              <table:table-cell office:value-type="float" office:value="0.713058">
                <text:p>0.713058</text:p>
              </table:table-cell>
              <table:table-cell office:value-type="float" office:value="0.724793">
                <text:p>0.724793</text:p>
              </table:table-cell>
              <table:table-cell office:value-type="float" office:value="0.69631">
                <text:p>0.6963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28843">
                <text:p>0.628843</text:p>
              </table:table-cell>
              <table:table-cell office:value-type="float" office:value="0.696198">
                <text:p>0.6961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405">
                <text:p>0.7140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909">
                <text:p>0.69390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44256">
                <text:p>0.644256</text:p>
              </table:table-cell>
              <table:table-cell office:value-type="float" office:value="0.695744">
                <text:p>0.695744</text:p>
              </table:table-cell>
              <table:table-cell office:value-type="float" office:value="0.699917">
                <text:p>0.69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41">
                <text:p>0.700041</text:p>
              </table:table-cell>
              <table:table-cell office:value-type="float" office:value="0.710455">
                <text:p>0.710455</text:p>
              </table:table-cell>
              <table:table-cell office:value-type="float" office:value="0.724793">
                <text:p>0.724793</text:p>
              </table:table-cell>
              <table:table-cell office:value-type="float" office:value="0.695041">
                <text:p>0.69504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39752">
                <text:p>0.639752</text:p>
              </table:table-cell>
              <table:table-cell office:value-type="float" office:value="0.695868">
                <text:p>0.695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471">
                <text:p>0.70847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409">
                <text:p>0.69440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66157">
                <text:p>0.666157</text:p>
              </table:table-cell>
              <table:table-cell office:value-type="float" office:value="0.698636">
                <text:p>0.69863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397">
                <text:p>0.707397</text:p>
              </table:table-cell>
              <table:table-cell office:value-type="float" office:value="0.724793">
                <text:p>0.724793</text:p>
              </table:table-cell>
              <table:table-cell office:value-type="float" office:value="0.697219">
                <text:p>0.69721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42893">
                <text:p>0.642893</text:p>
              </table:table-cell>
              <table:table-cell office:value-type="float" office:value="0.698471">
                <text:p>0.698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7934">
                <text:p>0.707934</text:p>
              </table:table-cell>
              <table:table-cell office:value-type="float" office:value="0.724793">
                <text:p>0.724793</text:p>
              </table:table-cell>
              <table:table-cell office:value-type="float" office:value="0.69493">
                <text:p>0.6949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2843">
                <text:p>0.62843</text:p>
              </table:table-cell>
              <table:table-cell office:value-type="float" office:value="0.69657">
                <text:p>0.6965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83">
                <text:p>0.700083</text:p>
              </table:table-cell>
              <table:table-cell office:value-type="float" office:value="0.709091">
                <text:p>0.709091</text:p>
              </table:table-cell>
              <table:table-cell office:value-type="float" office:value="0.724793">
                <text:p>0.724793</text:p>
              </table:table-cell>
              <table:table-cell office:value-type="float" office:value="0.693417">
                <text:p>0.69341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37438">
                <text:p>0.637438</text:p>
              </table:table-cell>
              <table:table-cell office:value-type="float" office:value="0.697727">
                <text:p>0.697727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413">
                <text:p>0.710413</text:p>
              </table:table-cell>
              <table:table-cell office:value-type="float" office:value="0.735537">
                <text:p>0.735537</text:p>
              </table:table-cell>
              <table:table-cell office:value-type="float" office:value="0.694545">
                <text:p>0.69454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35702">
                <text:p>0.635702</text:p>
              </table:table-cell>
              <table:table-cell office:value-type="float" office:value="0.695868">
                <text:p>0.695868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372">
                <text:p>0.710372</text:p>
              </table:table-cell>
              <table:table-cell office:value-type="float" office:value="0.735537">
                <text:p>0.735537</text:p>
              </table:table-cell>
              <table:table-cell office:value-type="float" office:value="0.69419">
                <text:p>0.6941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45537">
                <text:p>0.645537</text:p>
              </table:table-cell>
              <table:table-cell office:value-type="float" office:value="0.698926">
                <text:p>0.6989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12686">
                <text:p>0.712686</text:p>
              </table:table-cell>
              <table:table-cell office:value-type="float" office:value="0.735537">
                <text:p>0.735537</text:p>
              </table:table-cell>
              <table:table-cell office:value-type="float" office:value="0.695748">
                <text:p>0.69574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39587">
                <text:p>0.639587</text:p>
              </table:table-cell>
              <table:table-cell office:value-type="float" office:value="0.69876">
                <text:p>0.6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57">
                <text:p>0.70157</text:p>
              </table:table-cell>
              <table:table-cell office:value-type="float" office:value="0.71281">
                <text:p>0.71281</text:p>
              </table:table-cell>
              <table:table-cell office:value-type="float" office:value="0.735537">
                <text:p>0.735537</text:p>
              </table:table-cell>
              <table:table-cell office:value-type="float" office:value="0.695273">
                <text:p>0.69527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76983">
                <text:p>0.676983</text:p>
              </table:table-cell>
              <table:table-cell office:value-type="float" office:value="0.698678">
                <text:p>0.69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5">
                <text:p>0.70095</text:p>
              </table:table-cell>
              <table:table-cell office:value-type="float" office:value="0.713099">
                <text:p>0.713099</text:p>
              </table:table-cell>
              <table:table-cell office:value-type="float" office:value="0.735537">
                <text:p>0.735537</text:p>
              </table:table-cell>
              <table:table-cell office:value-type="float" office:value="0.698971">
                <text:p>0.69897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85041">
                <text:p>0.685041</text:p>
              </table:table-cell>
              <table:table-cell office:value-type="float" office:value="0.699215">
                <text:p>0.69921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2">
                <text:p>0.700702</text:p>
              </table:table-cell>
              <table:table-cell office:value-type="float" office:value="0.709587">
                <text:p>0.709587</text:p>
              </table:table-cell>
              <table:table-cell office:value-type="float" office:value="0.735537">
                <text:p>0.735537</text:p>
              </table:table-cell>
              <table:table-cell office:value-type="float" office:value="0.699455">
                <text:p>0.69945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80413">
                <text:p>0.68041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18">
                <text:p>0.701818</text:p>
              </table:table-cell>
              <table:table-cell office:value-type="float" office:value="0.711736">
                <text:p>0.711736</text:p>
              </table:table-cell>
              <table:table-cell office:value-type="float" office:value="0.735537">
                <text:p>0.735537</text:p>
              </table:table-cell>
              <table:table-cell office:value-type="float" office:value="0.699397">
                <text:p>0.69939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83017">
                <text:p>0.6830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83">
                <text:p>0.700083</text:p>
              </table:table-cell>
              <table:table-cell office:value-type="float" office:value="0.702975">
                <text:p>0.702975</text:p>
              </table:table-cell>
              <table:table-cell office:value-type="float" office:value="0.716694">
                <text:p>0.716694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277">
                <text:p>0.70027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62851">
                <text:p>0.6628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9">
                <text:p>0.700289</text:p>
              </table:table-cell>
              <table:table-cell office:value-type="float" office:value="0.705124">
                <text:p>0.705124</text:p>
              </table:table-cell>
              <table:table-cell office:value-type="float" office:value="0.717645">
                <text:p>0.717645</text:p>
              </table:table-cell>
              <table:table-cell office:value-type="float" office:value="0.735537">
                <text:p>0.735537</text:p>
              </table:table-cell>
              <table:table-cell office:value-type="float" office:value="0.698591">
                <text:p>0.69859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79711">
                <text:p>0.679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06074">
                <text:p>0.706074</text:p>
              </table:table-cell>
              <table:table-cell office:value-type="float" office:value="0.718719">
                <text:p>0.718719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467">
                <text:p>0.70046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661116">
                <text:p>0.66111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132">
                <text:p>0.704132</text:p>
              </table:table-cell>
              <table:table-cell office:value-type="float" office:value="0.718058">
                <text:p>0.718058</text:p>
              </table:table-cell>
              <table:table-cell office:value-type="float" office:value="0.735537">
                <text:p>0.735537</text:p>
              </table:table-cell>
              <table:table-cell office:value-type="float" office:value="0.698331">
                <text:p>0.6983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88802">
                <text:p>0.68880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18">
                <text:p>0.701818</text:p>
              </table:table-cell>
              <table:table-cell office:value-type="float" office:value="0.716777">
                <text:p>0.716777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74">
                <text:p>0.7007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85868">
                <text:p>0.68586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24">
                <text:p>0.70124</text:p>
              </table:table-cell>
              <table:table-cell office:value-type="float" office:value="0.715868">
                <text:p>0.715868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298">
                <text:p>0.70029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71198">
                <text:p>0.67119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14339">
                <text:p>0.714339</text:p>
              </table:table-cell>
              <table:table-cell office:value-type="float" office:value="0.735537">
                <text:p>0.735537</text:p>
              </table:table-cell>
              <table:table-cell office:value-type="float" office:value="0.698587">
                <text:p>0.69858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4814">
                <text:p>0.64814</text:p>
              </table:table-cell>
              <table:table-cell office:value-type="float" office:value="0.699091">
                <text:p>0.69909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41">
                <text:p>0.700041</text:p>
              </table:table-cell>
              <table:table-cell office:value-type="float" office:value="0.712603">
                <text:p>0.712603</text:p>
              </table:table-cell>
              <table:table-cell office:value-type="float" office:value="0.735537">
                <text:p>0.735537</text:p>
              </table:table-cell>
              <table:table-cell office:value-type="float" office:value="0.695988">
                <text:p>0.69598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69545">
                <text:p>0.669545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2314">
                <text:p>0.712314</text:p>
              </table:table-cell>
              <table:table-cell office:value-type="float" office:value="0.735537">
                <text:p>0.735537</text:p>
              </table:table-cell>
              <table:table-cell office:value-type="float" office:value="0.698182">
                <text:p>0.69818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78471">
                <text:p>0.67847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37">
                <text:p>0.700537</text:p>
              </table:table-cell>
              <table:table-cell office:value-type="float" office:value="0.714421">
                <text:p>0.714421</text:p>
              </table:table-cell>
              <table:table-cell office:value-type="float" office:value="0.735537">
                <text:p>0.735537</text:p>
              </table:table-cell>
              <table:table-cell office:value-type="float" office:value="0.699343">
                <text:p>0.69934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92851">
                <text:p>0.6928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12521">
                <text:p>0.712521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587">
                <text:p>0.70058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94752">
                <text:p>0.69475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331">
                <text:p>0.700331</text:p>
              </table:table-cell>
              <table:table-cell office:value-type="float" office:value="0.713636">
                <text:p>0.713636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872">
                <text:p>0.70087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95124">
                <text:p>0.6951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826">
                <text:p>0.700826</text:p>
              </table:table-cell>
              <table:table-cell office:value-type="float" office:value="0.714256">
                <text:p>0.714256</text:p>
              </table:table-cell>
              <table:table-cell office:value-type="float" office:value="0.735537">
                <text:p>0.735537</text:p>
              </table:table-cell>
              <table:table-cell office:value-type="float" office:value="0.701021">
                <text:p>0.70102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96033">
                <text:p>0.696033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1">
                <text:p>0.70281</text:p>
              </table:table-cell>
              <table:table-cell office:value-type="float" office:value="0.71843">
                <text:p>0.71843</text:p>
              </table:table-cell>
              <table:table-cell office:value-type="float" office:value="0.735537">
                <text:p>0.735537</text:p>
              </table:table-cell>
              <table:table-cell office:value-type="float" office:value="0.701727">
                <text:p>0.70172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696281">
                <text:p>0.6962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15537">
                <text:p>0.715537</text:p>
              </table:table-cell>
              <table:table-cell office:value-type="float" office:value="0.735537">
                <text:p>0.735537</text:p>
              </table:table-cell>
              <table:table-cell office:value-type="float" office:value="0.701231">
                <text:p>0.70123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91488">
                <text:p>0.69148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37">
                <text:p>0.700537</text:p>
              </table:table-cell>
              <table:table-cell office:value-type="float" office:value="0.714008">
                <text:p>0.714008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603">
                <text:p>0.70060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85992">
                <text:p>0.6859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85">
                <text:p>0.700785</text:p>
              </table:table-cell>
              <table:table-cell office:value-type="float" office:value="0.714008">
                <text:p>0.714008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079">
                <text:p>0.70007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83554">
                <text:p>0.683554</text:p>
              </table:table-cell>
              <table:table-cell office:value-type="float" office:value="0.699917">
                <text:p>0.69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612">
                <text:p>0.701612</text:p>
              </table:table-cell>
              <table:table-cell office:value-type="float" office:value="0.717355">
                <text:p>0.717355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244">
                <text:p>0.70024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87934">
                <text:p>0.687934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314">
                <text:p>0.702314</text:p>
              </table:table-cell>
              <table:table-cell office:value-type="float" office:value="0.717603">
                <text:p>0.717603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773">
                <text:p>0.70077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97851">
                <text:p>0.6978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2">
                <text:p>0.70062</text:p>
              </table:table-cell>
              <table:table-cell office:value-type="float" office:value="0.705496">
                <text:p>0.705496</text:p>
              </table:table-cell>
              <table:table-cell office:value-type="float" office:value="0.719917">
                <text:p>0.719917</text:p>
              </table:table-cell>
              <table:table-cell office:value-type="float" office:value="0.735537">
                <text:p>0.735537</text:p>
              </table:table-cell>
              <table:table-cell office:value-type="float" office:value="0.702388">
                <text:p>0.70238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95992">
                <text:p>0.69599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496">
                <text:p>0.700496</text:p>
              </table:table-cell>
              <table:table-cell office:value-type="float" office:value="0.704091">
                <text:p>0.704091</text:p>
              </table:table-cell>
              <table:table-cell office:value-type="float" office:value="0.719008">
                <text:p>0.719008</text:p>
              </table:table-cell>
              <table:table-cell office:value-type="float" office:value="0.735537">
                <text:p>0.735537</text:p>
              </table:table-cell>
              <table:table-cell office:value-type="float" office:value="0.701959">
                <text:p>0.70195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90537">
                <text:p>0.690537</text:p>
              </table:table-cell>
              <table:table-cell office:value-type="float" office:value="0.699917">
                <text:p>0.69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579">
                <text:p>0.700579</text:p>
              </table:table-cell>
              <table:table-cell office:value-type="float" office:value="0.70719">
                <text:p>0.70719</text:p>
              </table:table-cell>
              <table:table-cell office:value-type="float" office:value="0.723471">
                <text:p>0.723471</text:p>
              </table:table-cell>
              <table:table-cell office:value-type="float" office:value="0.735537">
                <text:p>0.735537</text:p>
              </table:table-cell>
              <table:table-cell office:value-type="float" office:value="0.702169">
                <text:p>0.70216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694545">
                <text:p>0.694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61">
                <text:p>0.700661</text:p>
              </table:table-cell>
              <table:table-cell office:value-type="float" office:value="0.706446">
                <text:p>0.706446</text:p>
              </table:table-cell>
              <table:table-cell office:value-type="float" office:value="0.722727">
                <text:p>0.722727</text:p>
              </table:table-cell>
              <table:table-cell office:value-type="float" office:value="0.735537">
                <text:p>0.735537</text:p>
              </table:table-cell>
              <table:table-cell office:value-type="float" office:value="0.702438">
                <text:p>0.70243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9624">
                <text:p>0.6962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85">
                <text:p>0.700785</text:p>
              </table:table-cell>
              <table:table-cell office:value-type="float" office:value="0.70624">
                <text:p>0.70624</text:p>
              </table:table-cell>
              <table:table-cell office:value-type="float" office:value="0.721198">
                <text:p>0.721198</text:p>
              </table:table-cell>
              <table:table-cell office:value-type="float" office:value="0.735537">
                <text:p>0.735537</text:p>
              </table:table-cell>
              <table:table-cell office:value-type="float" office:value="0.702446">
                <text:p>0.7024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86901">
                <text:p>0.68690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2">
                <text:p>0.700702</text:p>
              </table:table-cell>
              <table:table-cell office:value-type="float" office:value="0.708388">
                <text:p>0.708388</text:p>
              </table:table-cell>
              <table:table-cell office:value-type="float" office:value="0.721446">
                <text:p>0.721446</text:p>
              </table:table-cell>
              <table:table-cell office:value-type="float" office:value="0.735537">
                <text:p>0.735537</text:p>
              </table:table-cell>
              <table:table-cell office:value-type="float" office:value="0.701744">
                <text:p>0.70174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8657">
                <text:p>0.68657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719">
                <text:p>0.703719</text:p>
              </table:table-cell>
              <table:table-cell office:value-type="float" office:value="0.71938">
                <text:p>0.71938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963">
                <text:p>0.70096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78388">
                <text:p>0.67838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48">
                <text:p>0.700248</text:p>
              </table:table-cell>
              <table:table-cell office:value-type="float" office:value="0.703843">
                <text:p>0.703843</text:p>
              </table:table-cell>
              <table:table-cell office:value-type="float" office:value="0.719711">
                <text:p>0.719711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219">
                <text:p>0.70021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84835">
                <text:p>0.684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678">
                <text:p>0.703678</text:p>
              </table:table-cell>
              <table:table-cell office:value-type="float" office:value="0.718719">
                <text:p>0.718719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723">
                <text:p>0.70072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91116">
                <text:p>0.691116</text:p>
              </table:table-cell>
              <table:table-cell office:value-type="float" office:value="0.699959">
                <text:p>0.69995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025">
                <text:p>0.702025</text:p>
              </table:table-cell>
              <table:table-cell office:value-type="float" office:value="0.715413">
                <text:p>0.715413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851">
                <text:p>0.70085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69545">
                <text:p>0.669545</text:p>
              </table:table-cell>
              <table:table-cell office:value-type="float" office:value="0.698678">
                <text:p>0.698678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702">
                <text:p>0.700702</text:p>
              </table:table-cell>
              <table:table-cell office:value-type="float" office:value="0.718099">
                <text:p>0.718099</text:p>
              </table:table-cell>
              <table:table-cell office:value-type="float" office:value="0.735537">
                <text:p>0.735537</text:p>
              </table:table-cell>
              <table:table-cell office:value-type="float" office:value="0.698702">
                <text:p>0.69870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72479">
                <text:p>0.672479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851">
                <text:p>0.702851</text:p>
              </table:table-cell>
              <table:table-cell office:value-type="float" office:value="0.719132">
                <text:p>0.719132</text:p>
              </table:table-cell>
              <table:table-cell office:value-type="float" office:value="0.735537">
                <text:p>0.735537</text:p>
              </table:table-cell>
              <table:table-cell office:value-type="float" office:value="0.699401">
                <text:p>0.69940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77851">
                <text:p>0.677851</text:p>
              </table:table-cell>
              <table:table-cell office:value-type="float" office:value="0.69814">
                <text:p>0.6981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339">
                <text:p>0.704339</text:p>
              </table:table-cell>
              <table:table-cell office:value-type="float" office:value="0.721612">
                <text:p>0.721612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194">
                <text:p>0.70019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92025">
                <text:p>0.692025</text:p>
              </table:table-cell>
              <table:table-cell office:value-type="float" office:value="0.698926">
                <text:p>0.69892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124">
                <text:p>0.705124</text:p>
              </table:table-cell>
              <table:table-cell office:value-type="float" office:value="0.720909">
                <text:p>0.720909</text:p>
              </table:table-cell>
              <table:table-cell office:value-type="float" office:value="0.735537">
                <text:p>0.735537</text:p>
              </table:table-cell>
              <table:table-cell office:value-type="float" office:value="0.701698">
                <text:p>0.70169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96694">
                <text:p>0.696694</text:p>
              </table:table-cell>
              <table:table-cell office:value-type="float" office:value="0.697521">
                <text:p>0.697521</text:p>
              </table:table-cell>
              <table:table-cell office:value-type="float" office:value="0.699835">
                <text:p>0.69983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289">
                <text:p>0.700289</text:p>
              </table:table-cell>
              <table:table-cell office:value-type="float" office:value="0.706694">
                <text:p>0.706694</text:p>
              </table:table-cell>
              <table:table-cell office:value-type="float" office:value="0.722107">
                <text:p>0.722107</text:p>
              </table:table-cell>
              <table:table-cell office:value-type="float" office:value="0.735537">
                <text:p>0.735537</text:p>
              </table:table-cell>
              <table:table-cell office:value-type="float" office:value="0.702314">
                <text:p>0.70231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96694">
                <text:p>0.696694</text:p>
              </table:table-cell>
              <table:table-cell office:value-type="float" office:value="0.698347">
                <text:p>0.6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83">
                <text:p>0.700083</text:p>
              </table:table-cell>
              <table:table-cell office:value-type="float" office:value="0.70719">
                <text:p>0.70719</text:p>
              </table:table-cell>
              <table:table-cell office:value-type="float" office:value="0.722893">
                <text:p>0.722893</text:p>
              </table:table-cell>
              <table:table-cell office:value-type="float" office:value="0.735537">
                <text:p>0.735537</text:p>
              </table:table-cell>
              <table:table-cell office:value-type="float" office:value="0.702521">
                <text:p>0.70252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96901">
                <text:p>0.696901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2">
                <text:p>0.70062</text:p>
              </table:table-cell>
              <table:table-cell office:value-type="float" office:value="0.709545">
                <text:p>0.709545</text:p>
              </table:table-cell>
              <table:table-cell office:value-type="float" office:value="0.726612">
                <text:p>0.726612</text:p>
              </table:table-cell>
              <table:table-cell office:value-type="float" office:value="0.735537">
                <text:p>0.735537</text:p>
              </table:table-cell>
              <table:table-cell office:value-type="float" office:value="0.703355">
                <text:p>0.70335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9186">
                <text:p>0.69186</text:p>
              </table:table-cell>
              <table:table-cell office:value-type="float" office:value="0.699917">
                <text:p>0.69991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223">
                <text:p>0.703223</text:p>
              </table:table-cell>
              <table:table-cell office:value-type="float" office:value="0.711322">
                <text:p>0.711322</text:p>
              </table:table-cell>
              <table:table-cell office:value-type="float" office:value="0.725455">
                <text:p>0.725455</text:p>
              </table:table-cell>
              <table:table-cell office:value-type="float" office:value="0.735537">
                <text:p>0.735537</text:p>
              </table:table-cell>
              <table:table-cell office:value-type="float" office:value="0.703178">
                <text:p>0.70317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70289">
                <text:p>0.670289</text:p>
              </table:table-cell>
              <table:table-cell office:value-type="float" office:value="0.698884">
                <text:p>0.69888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802">
                <text:p>0.703802</text:p>
              </table:table-cell>
              <table:table-cell office:value-type="float" office:value="0.711405">
                <text:p>0.711405</text:p>
              </table:table-cell>
              <table:table-cell office:value-type="float" office:value="0.723884">
                <text:p>0.723884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826">
                <text:p>0.70082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50165">
                <text:p>0.650165</text:p>
              </table:table-cell>
              <table:table-cell office:value-type="float" office:value="0.697851">
                <text:p>0.69785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83">
                <text:p>0.700083</text:p>
              </table:table-cell>
              <table:table-cell office:value-type="float" office:value="0.708388">
                <text:p>0.708388</text:p>
              </table:table-cell>
              <table:table-cell office:value-type="float" office:value="0.721777">
                <text:p>0.721777</text:p>
              </table:table-cell>
              <table:table-cell office:value-type="float" office:value="0.735537">
                <text:p>0.735537</text:p>
              </table:table-cell>
              <table:table-cell office:value-type="float" office:value="0.697826">
                <text:p>0.69782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72521">
                <text:p>0.672521</text:p>
              </table:table-cell>
              <table:table-cell office:value-type="float" office:value="0.696694">
                <text:p>0.696694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41">
                <text:p>0.700041</text:p>
              </table:table-cell>
              <table:table-cell office:value-type="float" office:value="0.707479">
                <text:p>0.707479</text:p>
              </table:table-cell>
              <table:table-cell office:value-type="float" office:value="0.724298">
                <text:p>0.724298</text:p>
              </table:table-cell>
              <table:table-cell office:value-type="float" office:value="0.735537">
                <text:p>0.735537</text:p>
              </table:table-cell>
              <table:table-cell office:value-type="float" office:value="0.700058">
                <text:p>0.70005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64463">
                <text:p>0.664463</text:p>
              </table:table-cell>
              <table:table-cell office:value-type="float" office:value="0.696694">
                <text:p>0.696694</text:p>
              </table:table-cell>
              <table:table-cell office:value-type="float" office:value="0.698884">
                <text:p>0.69888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041">
                <text:p>0.700041</text:p>
              </table:table-cell>
              <table:table-cell office:value-type="float" office:value="0.708678">
                <text:p>0.708678</text:p>
              </table:table-cell>
              <table:table-cell office:value-type="float" office:value="0.728926">
                <text:p>0.728926</text:p>
              </table:table-cell>
              <table:table-cell office:value-type="float" office:value="0.735537">
                <text:p>0.735537</text:p>
              </table:table-cell>
              <table:table-cell office:value-type="float" office:value="0.699769">
                <text:p>0.69976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57893">
                <text:p>0.657893</text:p>
              </table:table-cell>
              <table:table-cell office:value-type="float" office:value="0.697521">
                <text:p>0.69752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165">
                <text:p>0.700165</text:p>
              </table:table-cell>
              <table:table-cell office:value-type="float" office:value="0.708967">
                <text:p>0.708967</text:p>
              </table:table-cell>
              <table:table-cell office:value-type="float" office:value="0.72686">
                <text:p>0.72686</text:p>
              </table:table-cell>
              <table:table-cell office:value-type="float" office:value="0.735537">
                <text:p>0.735537</text:p>
              </table:table-cell>
              <table:table-cell office:value-type="float" office:value="0.69914">
                <text:p>0.6991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57314">
                <text:p>0.657314</text:p>
              </table:table-cell>
              <table:table-cell office:value-type="float" office:value="0.69719">
                <text:p>0.69719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992">
                <text:p>0.700992</text:p>
              </table:table-cell>
              <table:table-cell office:value-type="float" office:value="0.71124">
                <text:p>0.71124</text:p>
              </table:table-cell>
              <table:table-cell office:value-type="float" office:value="0.727314">
                <text:p>0.727314</text:p>
              </table:table-cell>
              <table:table-cell office:value-type="float" office:value="0.73719">
                <text:p>0.73719</text:p>
              </table:table-cell>
              <table:table-cell office:value-type="float" office:value="0.699405">
                <text:p>0.69940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47934">
                <text:p>0.647934</text:p>
              </table:table-cell>
              <table:table-cell office:value-type="float" office:value="0.697273">
                <text:p>0.697273</text:p>
              </table:table-cell>
              <table:table-cell office:value-type="float" office:value="0.699876">
                <text:p>0.69987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062">
                <text:p>0.70062</text:p>
              </table:table-cell>
              <table:table-cell office:value-type="float" office:value="0.712397">
                <text:p>0.712397</text:p>
              </table:table-cell>
              <table:table-cell office:value-type="float" office:value="0.726901">
                <text:p>0.726901</text:p>
              </table:table-cell>
              <table:table-cell office:value-type="float" office:value="0.740496">
                <text:p>0.740496</text:p>
              </table:table-cell>
              <table:table-cell office:value-type="float" office:value="0.6985">
                <text:p>0.698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63306">
                <text:p>0.663306</text:p>
              </table:table-cell>
              <table:table-cell office:value-type="float" office:value="0.697149">
                <text:p>0.697149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08">
                <text:p>0.704008</text:p>
              </table:table-cell>
              <table:table-cell office:value-type="float" office:value="0.714256">
                <text:p>0.714256</text:p>
              </table:table-cell>
              <table:table-cell office:value-type="float" office:value="0.72657">
                <text:p>0.72657</text:p>
              </table:table-cell>
              <table:table-cell office:value-type="float" office:value="0.740496">
                <text:p>0.740496</text:p>
              </table:table-cell>
              <table:table-cell office:value-type="float" office:value="0.700483">
                <text:p>0.70048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74256">
                <text:p>0.674256</text:p>
              </table:table-cell>
              <table:table-cell office:value-type="float" office:value="0.697025">
                <text:p>0.697025</text:p>
              </table:table-cell>
              <table:table-cell office:value-type="float" office:value="0.699132">
                <text:p>0.69913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405">
                <text:p>0.701405</text:p>
              </table:table-cell>
              <table:table-cell office:value-type="float" office:value="0.712066">
                <text:p>0.712066</text:p>
              </table:table-cell>
              <table:table-cell office:value-type="float" office:value="0.725455">
                <text:p>0.725455</text:p>
              </table:table-cell>
              <table:table-cell office:value-type="float" office:value="0.740496">
                <text:p>0.740496</text:p>
              </table:table-cell>
              <table:table-cell office:value-type="float" office:value="0.700934">
                <text:p>0.70093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53471">
                <text:p>0.653471</text:p>
              </table:table-cell>
              <table:table-cell office:value-type="float" office:value="0.696322">
                <text:p>0.696322</text:p>
              </table:table-cell>
              <table:table-cell office:value-type="float" office:value="0.69781">
                <text:p>0.6978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2934">
                <text:p>0.702934</text:p>
              </table:table-cell>
              <table:table-cell office:value-type="float" office:value="0.714669">
                <text:p>0.714669</text:p>
              </table:table-cell>
              <table:table-cell office:value-type="float" office:value="0.729298">
                <text:p>0.729298</text:p>
              </table:table-cell>
              <table:table-cell office:value-type="float" office:value="0.740496">
                <text:p>0.740496</text:p>
              </table:table-cell>
              <table:table-cell office:value-type="float" office:value="0.69945">
                <text:p>0.6994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33264">
                <text:p>0.633264</text:p>
              </table:table-cell>
              <table:table-cell office:value-type="float" office:value="0.694463">
                <text:p>0.694463</text:p>
              </table:table-cell>
              <table:table-cell office:value-type="float" office:value="0.697686">
                <text:p>0.697686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4008">
                <text:p>0.704008</text:p>
              </table:table-cell>
              <table:table-cell office:value-type="float" office:value="0.713636">
                <text:p>0.713636</text:p>
              </table:table-cell>
              <table:table-cell office:value-type="float" office:value="0.728306">
                <text:p>0.728306</text:p>
              </table:table-cell>
              <table:table-cell office:value-type="float" office:value="0.740496">
                <text:p>0.740496</text:p>
              </table:table-cell>
              <table:table-cell office:value-type="float" office:value="0.697136">
                <text:p>0.69713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57479">
                <text:p>0.657479</text:p>
              </table:table-cell>
              <table:table-cell office:value-type="float" office:value="0.695289">
                <text:p>0.695289</text:p>
              </table:table-cell>
              <table:table-cell office:value-type="float" office:value="0.698347">
                <text:p>0.69834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6694">
                <text:p>0.706694</text:p>
              </table:table-cell>
              <table:table-cell office:value-type="float" office:value="0.725372">
                <text:p>0.725372</text:p>
              </table:table-cell>
              <table:table-cell office:value-type="float" office:value="0.740496">
                <text:p>0.740496</text:p>
              </table:table-cell>
              <table:table-cell office:value-type="float" office:value="0.698318">
                <text:p>0.69831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69215">
                <text:p>0.669215</text:p>
              </table:table-cell>
              <table:table-cell office:value-type="float" office:value="0.693967">
                <text:p>0.693967</text:p>
              </table:table-cell>
              <table:table-cell office:value-type="float" office:value="0.697934">
                <text:p>0.69793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0083">
                <text:p>0.710083</text:p>
              </table:table-cell>
              <table:table-cell office:value-type="float" office:value="0.728306">
                <text:p>0.728306</text:p>
              </table:table-cell>
              <table:table-cell office:value-type="float" office:value="0.740496">
                <text:p>0.740496</text:p>
              </table:table-cell>
              <table:table-cell office:value-type="float" office:value="0.69995">
                <text:p>0.6999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70537">
                <text:p>0.670537</text:p>
              </table:table-cell>
              <table:table-cell office:value-type="float" office:value="0.695826">
                <text:p>0.695826</text:p>
              </table:table-cell>
              <table:table-cell office:value-type="float" office:value="0.699174">
                <text:p>0.699174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8512">
                <text:p>0.708512</text:p>
              </table:table-cell>
              <table:table-cell office:value-type="float" office:value="0.726074">
                <text:p>0.726074</text:p>
              </table:table-cell>
              <table:table-cell office:value-type="float" office:value="0.740496">
                <text:p>0.740496</text:p>
              </table:table-cell>
              <table:table-cell office:value-type="float" office:value="0.700012">
                <text:p>0.70001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68926">
                <text:p>0.668926</text:p>
              </table:table-cell>
              <table:table-cell office:value-type="float" office:value="0.696281">
                <text:p>0.696281</text:p>
              </table:table-cell>
              <table:table-cell office:value-type="float" office:value="0.699545">
                <text:p>0.699545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5289">
                <text:p>0.705289</text:p>
              </table:table-cell>
              <table:table-cell office:value-type="float" office:value="0.72405">
                <text:p>0.72405</text:p>
              </table:table-cell>
              <table:table-cell office:value-type="float" office:value="0.740496">
                <text:p>0.740496</text:p>
              </table:table-cell>
              <table:table-cell office:value-type="float" office:value="0.699409">
                <text:p>0.69940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63017">
                <text:p>0.663017</text:p>
              </table:table-cell>
              <table:table-cell office:value-type="float" office:value="0.695165">
                <text:p>0.695165</text:p>
              </table:table-cell>
              <table:table-cell office:value-type="float" office:value="0.698512">
                <text:p>0.69851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1818">
                <text:p>0.701818</text:p>
              </table:table-cell>
              <table:table-cell office:value-type="float" office:value="0.71314">
                <text:p>0.71314</text:p>
              </table:table-cell>
              <table:table-cell office:value-type="float" office:value="0.725496">
                <text:p>0.725496</text:p>
              </table:table-cell>
              <table:table-cell office:value-type="float" office:value="0.740496">
                <text:p>0.740496</text:p>
              </table:table-cell>
              <table:table-cell office:value-type="float" office:value="0.699715">
                <text:p>0.69971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80868">
                <text:p>0.680868</text:p>
              </table:table-cell>
              <table:table-cell office:value-type="float" office:value="0.696983">
                <text:p>0.696983</text:p>
              </table:table-cell>
              <table:table-cell office:value-type="float" office:value="0.699711">
                <text:p>0.699711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03512">
                <text:p>0.703512</text:p>
              </table:table-cell>
              <table:table-cell office:value-type="float" office:value="0.713058">
                <text:p>0.713058</text:p>
              </table:table-cell>
              <table:table-cell office:value-type="float" office:value="0.725248">
                <text:p>0.725248</text:p>
              </table:table-cell>
              <table:table-cell office:value-type="float" office:value="0.740496">
                <text:p>0.740496</text:p>
              </table:table-cell>
              <table:table-cell office:value-type="float" office:value="0.701938">
                <text:p>0.701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